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83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57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37.49pt" style:use-optimal-column-width="false"/>
    </style:style>
    <style:style style:name="ACOL-10" style:family="table-column">
      <style:table-column-properties style:column-width="47.99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102.8pt" style:use-optimal-column-width="true"/>
    </style:style>
    <style:style style:name="ACOL-13" style:family="table-column">
      <style:table-column-properties style:column-width="96pt" style:use-optimal-column-width="false"/>
    </style:style>
    <style:style style:name="ACOL-14" style:family="table-column">
      <style:table-column-properties style:column-width="65.25pt" style:use-optimal-column-width="true"/>
    </style:style>
    <style:style style:name="ACOL-15" style:family="table-column">
      <style:table-column-properties style:column-width="85.5pt" style:use-optimal-column-width="true"/>
    </style:style>
    <style:style style:name="ACOL-16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 table:number-columns-repeated="2"/>
        <table:table-column table:default-cell-style-name="ACE-0" table:style-name="ACOL-10" table:number-columns-repeated="2"/>
        <table:table-column table:default-cell-style-name="ACE-0" table:style-name="ACOL-11"/>
        <table:table-column table:default-cell-style-name="ACE-0" table:style-name="ACOL-12" table:number-columns-repeated="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 table:number-columns-repeated="2"/>
        <table:table-column table:default-cell-style-name="ACE-0" table:style-name="ACOL-10"/>
        <table:table-column table:default-cell-style-name="ACE-0" table:style-name="ACOL-0" table:number-columns-repeated="223"/>
        <table:table-column table:style-name="ACOL-0" table:number-columns-repeated="1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original_depth</text:p>
          </table:table-cell>
          <table:table-cell table:style-name="ACE-0" office:value-type="string">
            <text:p>depth_range_low</text:p>
          </table:table-cell>
          <table:table-cell table:style-name="ACE-0" office:value-type="string">
            <text:p>depth_range_high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2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330.7000000000007">
            <text:p>9330.7</text:p>
          </table:table-cell>
          <table:table-cell table:style-name="ACE-3" office:value-type="float" office:value="24.899999999999999">
            <text:p>24.9</text:p>
          </table:table-cell>
          <table:table-cell table:style-name="ACE-0" office:value-type="string">
            <text:p>Montastraea_annuliger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]+AVERAGE([.R2];[.S2])" office:value-type="float" office:value="-12.979563652260129">
            <text:p>−12.97956365226013</text:p>
          </table:table-cell>
          <table:table-cell table:style-name="ACE-0" table:formula="of:=AVERAGE([.R2];[.S2])" office:value-type="float" office:value="19.321218287739871">
            <text:p>19.32121828773987</text:p>
          </table:table-cell>
          <table:table-cell table:style-name="ACE-0" table:formula="of:=AVERAGE([.R2];[.S2])" office:value-type="float" office:value="19.321218287739871">
            <text:p>19.32121828773987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32.30078194">
            <text:p>−32.30078194</text:p>
          </table:table-cell>
          <table:table-cell table:style-name="ACE-4" office:value-type="float" office:value="29.246974401546101">
            <text:p>29.2469744015461</text:p>
          </table:table-cell>
          <table:table-cell table:style-name="ACE-4" office:value-type="float" office:value="9.3954621739336392">
            <text:p>9.3954621739336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2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367.1000000000004">
            <text:p>9367.1</text:p>
          </table:table-cell>
          <table:table-cell table:style-name="ACE-3" office:value-type="float" office:value="34">
            <text:p>34.0</text:p>
          </table:table-cell>
          <table:table-cell table:style-name="ACE-0" office:value-type="string">
            <text:p>Montastraea_annuliger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]+AVERAGE([.R3];[.S3])" office:value-type="float" office:value="-12.968355396415522">
            <text:p>−12.96835539641552</text:p>
          </table:table-cell>
          <table:table-cell table:style-name="ACE-0" table:formula="of:=AVERAGE([.R3];[.S3])" office:value-type="float" office:value="19.321520733584482">
            <text:p>19.32152073358448</text:p>
          </table:table-cell>
          <table:table-cell table:style-name="ACE-0" table:formula="of:=AVERAGE([.R3];[.S3])" office:value-type="float" office:value="19.321520733584482">
            <text:p>19.32152073358448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32.289876130000003">
            <text:p>−32.28987613</text:p>
          </table:table-cell>
          <table:table-cell table:style-name="ACE-4" office:value-type="float" office:value="29.247272424663802">
            <text:p>29.2472724246638</text:p>
          </table:table-cell>
          <table:table-cell table:style-name="ACE-4" office:value-type="float" office:value="9.3957690425051599">
            <text:p>9.39576904250516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0_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629.7999999999993">
            <text:p>9629.8</text:p>
          </table:table-cell>
          <table:table-cell table:style-name="ACE-3" office:value-type="float" office:value="18">
            <text:p>18.0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]+AVERAGE([.R4];[.S4])" office:value-type="float" office:value="-23.063658488538188">
            <text:p>−23.06365848853819</text:p>
          </table:table-cell>
          <table:table-cell table:style-name="ACE-0" table:formula="of:=AVERAGE([.R4];[.S4])" office:value-type="float" office:value="11.547410431461815">
            <text:p>11.54741043146181</text:p>
          </table:table-cell>
          <table:table-cell table:style-name="ACE-0" table:formula="of:=AVERAGE([.R4];[.S4])" office:value-type="float" office:value="11.547410431461815">
            <text:p>11.54741043146181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34.611068920000001">
            <text:p>−34.61106892</text:p>
          </table:table-cell>
          <table:table-cell table:style-name="ACE-4" office:value-type="float" office:value="19.851848140547599">
            <text:p>19.8518481405476</text:p>
          </table:table-cell>
          <table:table-cell table:style-name="ACE-4" office:value-type="float" office:value="3.2429727223760301">
            <text:p>3.2429727223760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16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630.7999999999993">
            <text:p>9630.8</text:p>
          </table:table-cell>
          <table:table-cell table:style-name="ACE-3" office:value-type="float" office:value="143.19999999999999">
            <text:p>143.2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]+AVERAGE([.R5];[.S5])" office:value-type="float" office:value="-23.488923512429736">
            <text:p>−23.48892351242974</text:p>
          </table:table-cell>
          <table:table-cell table:style-name="ACE-0" table:formula="of:=AVERAGE([.R5];[.S5])" office:value-type="float" office:value="11.52183459757026">
            <text:p>11.52183459757026</text:p>
          </table:table-cell>
          <table:table-cell table:style-name="ACE-0" table:formula="of:=AVERAGE([.R5];[.S5])" office:value-type="float" office:value="11.52183459757026">
            <text:p>11.52183459757026</text:p>
          </table:table-cell>
          <table:table-cell table:style-name="ACE-0" office:value-type="string">
            <text:p>BardEtal2010,HibbertEtal2016</text:p>
          </table:table-cell>
          <table:table-cell table:style-name="ACE-4" office:value-type="float" office:value="-35.010758109999998">
            <text:p>−35.01075811</text:p>
          </table:table-cell>
          <table:table-cell table:style-name="ACE-4" office:value-type="float" office:value="19.788240525002301">
            <text:p>19.7882405250023</text:p>
          </table:table-cell>
          <table:table-cell table:style-name="ACE-4" office:value-type="float" office:value="3.2554286701382198">
            <text:p>3.25542867013822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0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663.8999999999996">
            <text:p>9663.9</text:p>
          </table:table-cell>
          <table:table-cell table:style-name="ACE-3" office:value-type="float" office:value="23.199999999999999">
            <text:p>23.2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]+AVERAGE([.R6];[.S6])" office:value-type="float" office:value="-23.112770576977624">
            <text:p>−23.11277057697762</text:p>
          </table:table-cell>
          <table:table-cell table:style-name="ACE-0" table:formula="of:=AVERAGE([.R6];[.S6])" office:value-type="float" office:value="11.488049173022375">
            <text:p>11.48804917302238</text:p>
          </table:table-cell>
          <table:table-cell table:style-name="ACE-0" table:formula="of:=AVERAGE([.R6];[.S6])" office:value-type="float" office:value="11.488049173022375">
            <text:p>11.48804917302238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34.600819749999999">
            <text:p>−34.60081975</text:p>
          </table:table-cell>
          <table:table-cell table:style-name="ACE-4" office:value-type="float" office:value="19.7228862359432">
            <text:p>19.7228862359432</text:p>
          </table:table-cell>
          <table:table-cell table:style-name="ACE-4" office:value-type="float" office:value="3.2532121101015501">
            <text:p>3.2532121101015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176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677.8999999999996">
            <text:p>9677.9</text:p>
          </table:table-cell>
          <table:table-cell table:style-name="ACE-3" office:value-type="float" office:value="24.899999999999999">
            <text:p>24.9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]+AVERAGE([.R7];[.S7])" office:value-type="float" office:value="12.506410816885051">
            <text:p>12.506410816885051</text:p>
          </table:table-cell>
          <table:table-cell table:style-name="ACE-0" table:formula="of:=AVERAGE([.R7];[.S7])" office:value-type="float" office:value="49.803051766885048">
            <text:p>49.80305176688505</text:p>
          </table:table-cell>
          <table:table-cell table:style-name="ACE-0" table:formula="of:=AVERAGE([.R7];[.S7])" office:value-type="float" office:value="49.803051766885048">
            <text:p>49.80305176688505</text:p>
          </table:table-cell>
          <table:table-cell table:style-name="ACE-0" office:value-type="string">
            <text:p>BardEtal2010,HibbertEtal2016</text:p>
          </table:table-cell>
          <table:table-cell table:style-name="ACE-4" office:value-type="float" office:value="-37.296640949999997">
            <text:p>−37.29664095</text:p>
          </table:table-cell>
          <table:table-cell table:style-name="ACE-4" office:value-type="float" office:value="61.208179848617597">
            <text:p>61.2081798486176</text:p>
          </table:table-cell>
          <table:table-cell table:style-name="ACE-4" office:value-type="float" office:value="38.397923685152499">
            <text:p>38.397923685152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0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686.7999999999993">
            <text:p>9686.8</text:p>
          </table:table-cell>
          <table:table-cell table:style-name="ACE-3" office:value-type="float" office:value="22.699999999999999">
            <text:p>22.7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]+AVERAGE([.R8];[.S8])" office:value-type="float" office:value="-23.109188994718981">
            <text:p>−23.10918899471898</text:p>
          </table:table-cell>
          <table:table-cell table:style-name="ACE-0" table:formula="of:=AVERAGE([.R8];[.S8])" office:value-type="float" office:value="11.48475603528102">
            <text:p>11.48475603528102</text:p>
          </table:table-cell>
          <table:table-cell table:style-name="ACE-0" table:formula="of:=AVERAGE([.R8];[.S8])" office:value-type="float" office:value="11.48475603528102">
            <text:p>11.48475603528102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34.59394503">
            <text:p>−34.6</text:p>
          </table:table-cell>
          <table:table-cell table:style-name="ACE-5" office:value-type="float" office:value="19.7143557649086">
            <text:p>19.7</text:p>
          </table:table-cell>
          <table:table-cell table:style-name="ACE-5" office:value-type="float" office:value="3.2551563056534398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18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749.2999999999993">
            <text:p>9749.3</text:p>
          </table:table-cell>
          <table:table-cell table:style-name="ACE-3" office:value-type="float" office:value="21.800000000000001">
            <text:p>21.8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]+AVERAGE([.R9];[.S9])" office:value-type="float" office:value="11.27499085967505">
            <text:p>11.27499085967505</text:p>
          </table:table-cell>
          <table:table-cell table:style-name="ACE-0" table:formula="of:=AVERAGE([.R9];[.S9])" office:value-type="float" office:value="49.850195569675051">
            <text:p>49.85019556967505</text:p>
          </table:table-cell>
          <table:table-cell table:style-name="ACE-0" table:formula="of:=AVERAGE([.R9];[.S9])" office:value-type="float" office:value="49.850195569675051">
            <text:p>49.85019556967505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38.575204710000001">
            <text:p>−38.6</text:p>
          </table:table-cell>
          <table:table-cell table:style-name="ACE-5" office:value-type="float" office:value="61.293010698212399">
            <text:p>61.3</text:p>
          </table:table-cell>
          <table:table-cell table:style-name="ACE-5" office:value-type="float" office:value="38.407380441137697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1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913.2999999999993">
            <text:p>9913.3</text:p>
          </table:table-cell>
          <table:table-cell table:style-name="ACE-3" office:value-type="float" office:value="31">
            <text:p>31.0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]+AVERAGE([.R10];[.S10])" office:value-type="float" office:value="-25.834131906074685">
            <text:p>−25.83413190607468</text:p>
          </table:table-cell>
          <table:table-cell table:style-name="ACE-0" table:formula="of:=AVERAGE([.R10];[.S10])" office:value-type="float" office:value="11.491892213925315">
            <text:p>11.49189221392531</text:p>
          </table:table-cell>
          <table:table-cell table:style-name="ACE-0" table:formula="of:=AVERAGE([.R10];[.S10])" office:value-type="float" office:value="11.491892213925315">
            <text:p>11.49189221392531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37.32602412">
            <text:p>−37.3</text:p>
          </table:table-cell>
          <table:table-cell table:style-name="ACE-5" office:value-type="float" office:value="19.722945721337801">
            <text:p>19.7</text:p>
          </table:table-cell>
          <table:table-cell table:style-name="ACE-5" office:value-type="float" office:value="3.26083870651283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1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9925.7999999999993">
            <text:p>9925.8</text:p>
          </table:table-cell>
          <table:table-cell table:style-name="ACE-3" office:value-type="float" office:value="22.399999999999999">
            <text:p>22.4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]+AVERAGE([.R11];[.S11])" office:value-type="float" office:value="-25.819074250566281">
            <text:p>−25.81907425056628</text:p>
          </table:table-cell>
          <table:table-cell table:style-name="ACE-0" table:formula="of:=AVERAGE([.R11];[.S11])" office:value-type="float" office:value="11.503191819433715">
            <text:p>11.50319181943371</text:p>
          </table:table-cell>
          <table:table-cell table:style-name="ACE-0" table:formula="of:=AVERAGE([.R11];[.S11])" office:value-type="float" office:value="11.503191819433715">
            <text:p>11.50319181943371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37.322266069999998">
            <text:p>−37.3</text:p>
          </table:table-cell>
          <table:table-cell table:style-name="ACE-5" office:value-type="float" office:value="19.745055465716">
            <text:p>19.7</text:p>
          </table:table-cell>
          <table:table-cell table:style-name="ACE-5" office:value-type="float" office:value="3.2613281731514299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27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9987.3999999999996">
            <text:p>9987.4</text:p>
          </table:table-cell>
          <table:table-cell table:style-name="ACE-3" office:value-type="float" office:value="108.09999999999999">
            <text:p>108.1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]+AVERAGE([.R12];[.S12])" office:value-type="float" office:value="-23.546429948923073">
            <text:p>−23.54642994892307</text:p>
          </table:table-cell>
          <table:table-cell table:style-name="ACE-0" table:formula="of:=AVERAGE([.R12];[.S12])" office:value-type="float" office:value="11.457339051076925">
            <text:p>11.45733905107693</text:p>
          </table:table-cell>
          <table:table-cell table:style-name="ACE-0" table:formula="of:=AVERAGE([.R12];[.S12])" office:value-type="float" office:value="11.457339051076925">
            <text:p>11.4573390510769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35.003768999999998">
            <text:p>−35.0</text:p>
          </table:table-cell>
          <table:table-cell table:style-name="ACE-5" office:value-type="float" office:value="19.657257159069399">
            <text:p>19.7</text:p>
          </table:table-cell>
          <table:table-cell table:style-name="ACE-5" office:value-type="float" office:value="3.2574209430844498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R-1W_31-3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0002.700000000001">
            <text:p>10002.7</text:p>
          </table:table-cell>
          <table:table-cell table:style-name="ACE-3" office:value-type="float" office:value="22.600000000000001">
            <text:p>22.6</text:p>
          </table:table-cell>
          <table:table-cell table:style-name="ACE-0" office:value-type="string">
            <text:p>Pavon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]+AVERAGE([.R13];[.S13])" office:value-type="float" office:value="-55.048499046509704">
            <text:p>−55.0484990465097</text:p>
          </table:table-cell>
          <table:table-cell table:style-name="ACE-0" table:formula="of:=AVERAGE([.R13];[.S13])" office:value-type="float" office:value="27.550695143490305">
            <text:p>27.55069514349031</text:p>
          </table:table-cell>
          <table:table-cell table:style-name="ACE-0" table:formula="of:=AVERAGE([.R13];[.S13])" office:value-type="float" office:value="27.550695143490305">
            <text:p>27.5506951434903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2.599194190000006">
            <text:p>−82.6</text:p>
          </table:table-cell>
          <table:table-cell table:style-name="ACE-5" office:value-type="float" office:value="47.054985230455102">
            <text:p>47.1</text:p>
          </table:table-cell>
          <table:table-cell table:style-name="ACE-5" office:value-type="float" office:value="8.0464050565255096">
            <text:p>8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008.799999999999">
            <text:p>10008.8</text:p>
          </table:table-cell>
          <table:table-cell table:style-name="ACE-3" office:value-type="float" office:value="22.899999999999999">
            <text:p>22.9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]+AVERAGE([.R14];[.S14])" office:value-type="float" office:value="-28.123775881937078">
            <text:p>−28.12377588193708</text:p>
          </table:table-cell>
          <table:table-cell table:style-name="ACE-0" table:formula="of:=AVERAGE([.R14];[.S14])" office:value-type="float" office:value="11.473574918062921">
            <text:p>11.47357491806292</text:p>
          </table:table-cell>
          <table:table-cell table:style-name="ACE-0" table:formula="of:=AVERAGE([.R14];[.S14])" office:value-type="float" office:value="11.473574918062921">
            <text:p>11.47357491806292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39.597350800000001">
            <text:p>−39.6</text:p>
          </table:table-cell>
          <table:table-cell table:style-name="ACE-5" office:value-type="float" office:value="19.685831663653801">
            <text:p>19.7</text:p>
          </table:table-cell>
          <table:table-cell table:style-name="ACE-5" office:value-type="float" office:value="3.2613181724720399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7A-18R-1W_77-109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0077.299999999999">
            <text:p>10077.3</text:p>
          </table:table-cell>
          <table:table-cell table:style-name="ACE-3" office:value-type="float" office:value="10.9">
            <text:p>10.9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]+AVERAGE([.R15];[.S15])" office:value-type="float" office:value="-23.865889819157694">
            <text:p>−23.86588981915769</text:p>
          </table:table-cell>
          <table:table-cell table:style-name="ACE-0" table:formula="of:=AVERAGE([.R15];[.S15])" office:value-type="float" office:value="34.710934810842303">
            <text:p>34.7109348108423</text:p>
          </table:table-cell>
          <table:table-cell table:style-name="ACE-0" table:formula="of:=AVERAGE([.R15];[.S15])" office:value-type="float" office:value="34.710934810842303">
            <text:p>34.710934810842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58.576824629999997">
            <text:p>−58.6</text:p>
          </table:table-cell>
          <table:table-cell table:style-name="ACE-5" office:value-type="float" office:value="63.7401819245082">
            <text:p>63.7</text:p>
          </table:table-cell>
          <table:table-cell table:style-name="ACE-5" office:value-type="float" office:value="5.6816876971764101">
            <text:p>5.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4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212.200000000001">
            <text:p>10212.2</text:p>
          </table:table-cell>
          <table:table-cell table:style-name="ACE-3" office:value-type="float" office:value="32.100000000000001">
            <text:p>32.1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]+AVERAGE([.R16];[.S16])" office:value-type="float" office:value="-34.406303690836751">
            <text:p>−34.40630369083675</text:p>
          </table:table-cell>
          <table:table-cell table:style-name="ACE-0" table:formula="of:=AVERAGE([.R16];[.S16])" office:value-type="float" office:value="11.53003584916325">
            <text:p>11.53003584916325</text:p>
          </table:table-cell>
          <table:table-cell table:style-name="ACE-0" table:formula="of:=AVERAGE([.R16];[.S16])" office:value-type="float" office:value="11.53003584916325">
            <text:p>11.53003584916325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45.936339539999999">
            <text:p>−45.9</text:p>
          </table:table-cell>
          <table:table-cell table:style-name="ACE-5" office:value-type="float" office:value="19.784862098908601">
            <text:p>19.8</text:p>
          </table:table-cell>
          <table:table-cell table:style-name="ACE-5" office:value-type="float" office:value="3.2752095994179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3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247.700000000001">
            <text:p>10247.7</text:p>
          </table:table-cell>
          <table:table-cell table:style-name="ACE-3" office:value-type="float" office:value="27.899999999999999">
            <text:p>27.9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]+AVERAGE([.R17];[.S17])" office:value-type="float" office:value="-32.426318156612652">
            <text:p>−32.42631815661265</text:p>
          </table:table-cell>
          <table:table-cell table:style-name="ACE-0" table:formula="of:=AVERAGE([.R17];[.S17])" office:value-type="float" office:value="11.499379193387348">
            <text:p>11.49937919338735</text:p>
          </table:table-cell>
          <table:table-cell table:style-name="ACE-0" table:formula="of:=AVERAGE([.R17];[.S17])" office:value-type="float" office:value="11.499379193387348">
            <text:p>11.49937919338735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43.92569735">
            <text:p>−43.9</text:p>
          </table:table-cell>
          <table:table-cell table:style-name="ACE-5" office:value-type="float" office:value="19.721232085524498">
            <text:p>19.7</text:p>
          </table:table-cell>
          <table:table-cell table:style-name="ACE-5" office:value-type="float" office:value="3.2775263012501998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0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277.200000000001">
            <text:p>10277.2</text:p>
          </table:table-cell>
          <table:table-cell table:style-name="ACE-3" office:value-type="float" office:value="15">
            <text:p>15.0</text:p>
          </table:table-cell>
          <table:table-cell table:style-name="ACE-0" office:value-type="string">
            <text:p>Faviidae_(Favidea_ref_48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]+AVERAGE([.R18];[.S18])" office:value-type="float" office:value="-21.460704980370824">
            <text:p>−21.46070498037082</text:p>
          </table:table-cell>
          <table:table-cell table:style-name="ACE-0" table:formula="of:=AVERAGE([.R18];[.S18])" office:value-type="float" office:value="19.656125689629175">
            <text:p>19.65612568962917</text:p>
          </table:table-cell>
          <table:table-cell table:style-name="ACE-0" table:formula="of:=AVERAGE([.R18];[.S18])" office:value-type="float" office:value="19.656125689629175">
            <text:p>19.6561256896291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1.116830669999999">
            <text:p>−41.1</text:p>
          </table:table-cell>
          <table:table-cell table:style-name="ACE-5" office:value-type="float" office:value="31.567822834316502">
            <text:p>31.6</text:p>
          </table:table-cell>
          <table:table-cell table:style-name="ACE-5" office:value-type="float" office:value="7.74442854494185">
            <text:p>7.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2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297.9">
            <text:p>10297.9</text:p>
          </table:table-cell>
          <table:table-cell table:style-name="ACE-3" office:value-type="float" office:value="20">
            <text:p>20.0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9]+AVERAGE([.R19];[.S19])" office:value-type="float" office:value="-32.0843055548631">
            <text:p>−32.0843055548631</text:p>
          </table:table-cell>
          <table:table-cell table:style-name="ACE-0" table:formula="of:=AVERAGE([.R19];[.S19])" office:value-type="float" office:value="11.526322325136904">
            <text:p>11.5263223251369</text:p>
          </table:table-cell>
          <table:table-cell table:style-name="ACE-0" table:formula="of:=AVERAGE([.R19];[.S19])" office:value-type="float" office:value="11.526322325136904">
            <text:p>11.526322325136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3.610627880000003">
            <text:p>−43.6</text:p>
          </table:table-cell>
          <table:table-cell table:style-name="ACE-5" office:value-type="float" office:value="19.7798054462598">
            <text:p>19.8</text:p>
          </table:table-cell>
          <table:table-cell table:style-name="ACE-5" office:value-type="float" office:value="3.272839204014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6-13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319.200000000001">
            <text:p>10319.2</text:p>
          </table:table-cell>
          <table:table-cell table:style-name="ACE-3" office:value-type="float" office:value="22.600000000000001">
            <text:p>22.6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0]+AVERAGE([.R20];[.S20])" office:value-type="float" office:value="-32.414318467110384">
            <text:p>−32.41431846711038</text:p>
          </table:table-cell>
          <table:table-cell table:style-name="ACE-0" table:formula="of:=AVERAGE([.R20];[.S20])" office:value-type="float" office:value="11.489912552889615">
            <text:p>11.48991255288962</text:p>
          </table:table-cell>
          <table:table-cell table:style-name="ACE-0" table:formula="of:=AVERAGE([.R20];[.S20])" office:value-type="float" office:value="11.489912552889615">
            <text:p>11.48991255288962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43.904231019999997">
            <text:p>−43.9</text:p>
          </table:table-cell>
          <table:table-cell table:style-name="ACE-5" office:value-type="float" office:value="19.7013382523464">
            <text:p>19.7</text:p>
          </table:table-cell>
          <table:table-cell table:style-name="ACE-5" office:value-type="float" office:value="3.2784868534328302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4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343.9">
            <text:p>10343.9</text:p>
          </table:table-cell>
          <table:table-cell table:style-name="ACE-3" office:value-type="float" office:value="23.100000000000001">
            <text:p>23.1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1]+AVERAGE([.R21];[.S21])" office:value-type="float" office:value="-32.477204004879127">
            <text:p>−32.47720400487913</text:p>
          </table:table-cell>
          <table:table-cell table:style-name="ACE-0" table:formula="of:=AVERAGE([.R21];[.S21])" office:value-type="float" office:value="11.519611485120874">
            <text:p>11.51961148512087</text:p>
          </table:table-cell>
          <table:table-cell table:style-name="ACE-0" table:formula="of:=AVERAGE([.R21];[.S21])" office:value-type="float" office:value="11.519611485120874">
            <text:p>11.51961148512087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43.996815490000003">
            <text:p>−44.0</text:p>
          </table:table-cell>
          <table:table-cell table:style-name="ACE-5" office:value-type="float" office:value="19.7617768786615">
            <text:p>19.8</text:p>
          </table:table-cell>
          <table:table-cell table:style-name="ACE-5" office:value-type="float" office:value="3.2774460915802499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3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549.1">
            <text:p>10549.1</text:p>
          </table:table-cell>
          <table:table-cell table:style-name="ACE-3" office:value-type="float" office:value="14.6">
            <text:p>14.6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2]+AVERAGE([.R22];[.S22])" office:value-type="float" office:value="-34.344639831389728">
            <text:p>−34.34463983138973</text:p>
          </table:table-cell>
          <table:table-cell table:style-name="ACE-0" table:formula="of:=AVERAGE([.R22];[.S22])" office:value-type="float" office:value="11.490637608610269">
            <text:p>11.49063760861027</text:p>
          </table:table-cell>
          <table:table-cell table:style-name="ACE-0" table:formula="of:=AVERAGE([.R22];[.S22])" office:value-type="float" office:value="11.490637608610269">
            <text:p>11.4906376086102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5.835277439999999">
            <text:p>−45.8</text:p>
          </table:table-cell>
          <table:table-cell table:style-name="ACE-5" office:value-type="float" office:value="19.698468041808098">
            <text:p>19.7</text:p>
          </table:table-cell>
          <table:table-cell table:style-name="ACE-5" office:value-type="float" office:value="3.2828071754124402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5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668">
            <text:p>10668.0</text:p>
          </table:table-cell>
          <table:table-cell table:style-name="ACE-3" office:value-type="float" office:value="31.199999999999999">
            <text:p>31.2</text:p>
          </table:table-cell>
          <table:table-cell table:style-name="ACE-0" office:value-type="string">
            <text:p>Pocillopora_verruc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3]+AVERAGE([.R23];[.S23])" office:value-type="float" office:value="-1.2222935084041993">
            <text:p>−1.222293508404199</text:p>
          </table:table-cell>
          <table:table-cell table:style-name="ACE-0" table:formula="of:=AVERAGE([.R23];[.S23])" office:value-type="float" office:value="45.5772998015958">
            <text:p>45.5772998015958</text:p>
          </table:table-cell>
          <table:table-cell table:style-name="ACE-0" table:formula="of:=AVERAGE([.R23];[.S23])" office:value-type="float" office:value="45.5772998015958">
            <text:p>45.5772998015958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46.799593309999999">
            <text:p>−46.8</text:p>
          </table:table-cell>
          <table:table-cell table:style-name="ACE-5" office:value-type="float" office:value="54.320920345596299">
            <text:p>54.3</text:p>
          </table:table-cell>
          <table:table-cell table:style-name="ACE-5" office:value-type="float" office:value="36.8336792575953">
            <text:p>36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3R-1W_19-23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0671.4">
            <text:p>10671.4</text:p>
          </table:table-cell>
          <table:table-cell table:style-name="ACE-3" office:value-type="float" office:value="22.899999999999999">
            <text:p>22.9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4]+AVERAGE([.R24];[.S24])" office:value-type="float" office:value="-49.089825817442552">
            <text:p>−49.08982581744255</text:p>
          </table:table-cell>
          <table:table-cell table:style-name="ACE-0" table:formula="of:=AVERAGE([.R24];[.S24])" office:value-type="float" office:value="34.708755322557444">
            <text:p>34.70875532255744</text:p>
          </table:table-cell>
          <table:table-cell table:style-name="ACE-0" table:formula="of:=AVERAGE([.R24];[.S24])" office:value-type="float" office:value="34.708755322557444">
            <text:p>34.70875532255744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3.798581139999996">
            <text:p>−83.8</text:p>
          </table:table-cell>
          <table:table-cell table:style-name="ACE-5" office:value-type="float" office:value="63.716505475232999">
            <text:p>63.7</text:p>
          </table:table-cell>
          <table:table-cell table:style-name="ACE-5" office:value-type="float" office:value="5.7010051698818902">
            <text:p>5.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44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705.1">
            <text:p>10705.1</text:p>
          </table:table-cell>
          <table:table-cell table:style-name="ACE-3" office:value-type="float" office:value="61.100000000000001">
            <text:p>61.1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5]+AVERAGE([.R25];[.S25])" office:value-type="float" office:value="1.646705386624653">
            <text:p>1.646705386624653</text:p>
          </table:table-cell>
          <table:table-cell table:style-name="ACE-0" table:formula="of:=AVERAGE([.R25];[.S25])" office:value-type="float" office:value="49.83518579662465">
            <text:p>49.83518579662465</text:p>
          </table:table-cell>
          <table:table-cell table:style-name="ACE-0" table:formula="of:=AVERAGE([.R25];[.S25])" office:value-type="float" office:value="49.83518579662465">
            <text:p>49.83518579662465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8.188480409999997">
            <text:p>−48.2</text:p>
          </table:table-cell>
          <table:table-cell table:style-name="ACE-5" office:value-type="float" office:value="61.264380517156297">
            <text:p>61.3</text:p>
          </table:table-cell>
          <table:table-cell table:style-name="ACE-5" office:value-type="float" office:value="38.4059910760930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60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765.4">
            <text:p>10765.4</text:p>
          </table:table-cell>
          <table:table-cell table:style-name="ACE-3" office:value-type="float" office:value="22.399999999999999">
            <text:p>22.4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6]+AVERAGE([.R26];[.S26])" office:value-type="float" office:value="-38.181554480330014">
            <text:p>−38.18155448033001</text:p>
          </table:table-cell>
          <table:table-cell table:style-name="ACE-0" table:formula="of:=AVERAGE([.R26];[.S26])" office:value-type="float" office:value="11.488816069669989">
            <text:p>11.48881606966999</text:p>
          </table:table-cell>
          <table:table-cell table:style-name="ACE-0" table:formula="of:=AVERAGE([.R26];[.S26])" office:value-type="float" office:value="11.488816069669989">
            <text:p>11.4888160696699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9.670370550000001">
            <text:p>−49.7</text:p>
          </table:table-cell>
          <table:table-cell table:style-name="ACE-5" office:value-type="float" office:value="19.686168198907499">
            <text:p>19.7</text:p>
          </table:table-cell>
          <table:table-cell table:style-name="ACE-5" office:value-type="float" office:value="3.29146394043248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00_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0825.200000000001">
            <text:p>10825.2</text:p>
          </table:table-cell>
          <table:table-cell table:style-name="ACE-3" office:value-type="float" office:value="15.199999999999999">
            <text:p>15.2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7]+AVERAGE([.R27];[.S27])" office:value-type="float" office:value="-38.550482932280701">
            <text:p>−38.5504829322807</text:p>
          </table:table-cell>
          <table:table-cell table:style-name="ACE-0" table:formula="of:=AVERAGE([.R27];[.S27])" office:value-type="float" office:value="11.501948497719299">
            <text:p>11.5019484977193</text:p>
          </table:table-cell>
          <table:table-cell table:style-name="ACE-0" table:formula="of:=AVERAGE([.R27];[.S27])" office:value-type="float" office:value="11.501948497719299">
            <text:p>11.501948497719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0.052431429999999">
            <text:p>−50.1</text:p>
          </table:table-cell>
          <table:table-cell table:style-name="ACE-5" office:value-type="float" office:value="19.7029925455636">
            <text:p>19.7</text:p>
          </table:table-cell>
          <table:table-cell table:style-name="ACE-5" office:value-type="float" office:value="3.300904449875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0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0861.4">
            <text:p>10861.4</text:p>
          </table:table-cell>
          <table:table-cell table:style-name="ACE-3" office:value-type="float" office:value="43.799999999999997">
            <text:p>43.8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8]+AVERAGE([.R28];[.S28])" office:value-type="float" office:value="-35.910877399534463">
            <text:p>−35.91087739953446</text:p>
          </table:table-cell>
          <table:table-cell table:style-name="ACE-0" table:formula="of:=AVERAGE([.R28];[.S28])" office:value-type="float" office:value="11.53071344046554">
            <text:p>11.53071344046554</text:p>
          </table:table-cell>
          <table:table-cell table:style-name="ACE-0" table:formula="of:=AVERAGE([.R28];[.S28])" office:value-type="float" office:value="11.53071344046554">
            <text:p>11.53071344046554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7.441590840000003">
            <text:p>−47.4</text:p>
          </table:table-cell>
          <table:table-cell table:style-name="ACE-5" office:value-type="float" office:value="19.764429130809901">
            <text:p>19.8</text:p>
          </table:table-cell>
          <table:table-cell table:style-name="ACE-5" office:value-type="float" office:value="3.29699775012118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00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0921.4">
            <text:p>10921.4</text:p>
          </table:table-cell>
          <table:table-cell table:style-name="ACE-3" office:value-type="float" office:value="114.7">
            <text:p>114.7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29]+AVERAGE([.R29];[.S29])" office:value-type="float" office:value="-38.424778516341085">
            <text:p>−38.42477851634109</text:p>
          </table:table-cell>
          <table:table-cell table:style-name="ACE-0" table:formula="of:=AVERAGE([.R29];[.S29])" office:value-type="float" office:value="11.498814703658915">
            <text:p>11.49881470365892</text:p>
          </table:table-cell>
          <table:table-cell table:style-name="ACE-0" table:formula="of:=AVERAGE([.R29];[.S29])" office:value-type="float" office:value="11.498814703658915">
            <text:p>11.49881470365892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49.923593220000001">
            <text:p>−49.9</text:p>
          </table:table-cell>
          <table:table-cell table:style-name="ACE-5" office:value-type="float" office:value="19.6884037733154">
            <text:p>19.7</text:p>
          </table:table-cell>
          <table:table-cell table:style-name="ACE-5" office:value-type="float" office:value="3.3092256340024302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6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0943.700000000001">
            <text:p>10943.7</text:p>
          </table:table-cell>
          <table:table-cell table:style-name="ACE-3" office:value-type="float" office:value="32.399999999999999">
            <text:p>32.4</text:p>
          </table:table-cell>
          <table:table-cell table:style-name="ACE-0" office:value-type="string">
            <text:p>Faviidae_(Favidea_ref_48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0]+AVERAGE([.R30];[.S30])" office:value-type="float" office:value="-33.051200398754958">
            <text:p>−33.05120039875496</text:p>
          </table:table-cell>
          <table:table-cell table:style-name="ACE-0" table:formula="of:=AVERAGE([.R30];[.S30])" office:value-type="float" office:value="19.665688121245037">
            <text:p>19.66568812124504</text:p>
          </table:table-cell>
          <table:table-cell table:style-name="ACE-0" table:formula="of:=AVERAGE([.R30];[.S30])" office:value-type="float" office:value="19.665688121245037">
            <text:p>19.66568812124504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52.716888519999998">
            <text:p>−52.7</text:p>
          </table:table-cell>
          <table:table-cell table:style-name="ACE-5" office:value-type="float" office:value="31.559749456259102">
            <text:p>31.6</text:p>
          </table:table-cell>
          <table:table-cell table:style-name="ACE-5" office:value-type="float" office:value="7.7716267862309696">
            <text:p>7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69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065.200000000001">
            <text:p>11065.2</text:p>
          </table:table-cell>
          <table:table-cell table:style-name="ACE-3" office:value-type="float" office:value="20.199999999999999">
            <text:p>20.2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1]+AVERAGE([.R31];[.S31])" office:value-type="float" office:value="-40.125289183286732">
            <text:p>−40.12528918328673</text:p>
          </table:table-cell>
          <table:table-cell table:style-name="ACE-0" table:formula="of:=AVERAGE([.R31];[.S31])" office:value-type="float" office:value="11.555156446713269">
            <text:p>11.55515644671327</text:p>
          </table:table-cell>
          <table:table-cell table:style-name="ACE-0" table:formula="of:=AVERAGE([.R31];[.S31])" office:value-type="float" office:value="11.555156446713269">
            <text:p>11.5551564467132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1.680445630000001">
            <text:p>−51.7</text:p>
          </table:table-cell>
          <table:table-cell table:style-name="ACE-5" office:value-type="float" office:value="19.8042827721601">
            <text:p>19.8</text:p>
          </table:table-cell>
          <table:table-cell table:style-name="ACE-5" office:value-type="float" office:value="3.3060301212664398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A-12R-1W_51-54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071.6">
            <text:p>11071.6</text:p>
          </table:table-cell>
          <table:table-cell table:style-name="ACE-3" office:value-type="float" office:value="6.2000000000000002">
            <text:p>6.2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2]+AVERAGE([.R32];[.S32])" office:value-type="float" office:value="-37.155686421095503">
            <text:p>−37.1556864210955</text:p>
          </table:table-cell>
          <table:table-cell table:style-name="ACE-0" table:formula="of:=AVERAGE([.R32];[.S32])" office:value-type="float" office:value="34.722826768904504">
            <text:p>34.7228267689045</text:p>
          </table:table-cell>
          <table:table-cell table:style-name="ACE-0" table:formula="of:=AVERAGE([.R32];[.S32])" office:value-type="float" office:value="34.722826768904504">
            <text:p>34.722826768904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1.878513190000007">
            <text:p>−71.9</text:p>
          </table:table-cell>
          <table:table-cell table:style-name="ACE-5" office:value-type="float" office:value="63.725241520241802">
            <text:p>63.7</text:p>
          </table:table-cell>
          <table:table-cell table:style-name="ACE-5" office:value-type="float" office:value="5.7204120175671997">
            <text:p>5.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7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088.1">
            <text:p>11088.1</text:p>
          </table:table-cell>
          <table:table-cell table:style-name="ACE-3" office:value-type="float" office:value="23.600000000000001">
            <text:p>23.6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3]+AVERAGE([.R33];[.S33])" office:value-type="float" office:value="-41.32290606532824">
            <text:p>−41.32290606532824</text:p>
          </table:table-cell>
          <table:table-cell table:style-name="ACE-0" table:formula="of:=AVERAGE([.R33];[.S33])" office:value-type="float" office:value="11.45067515467176">
            <text:p>11.45067515467176</text:p>
          </table:table-cell>
          <table:table-cell table:style-name="ACE-0" table:formula="of:=AVERAGE([.R33];[.S33])" office:value-type="float" office:value="11.45067515467176">
            <text:p>11.45067515467176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52.773581219999997">
            <text:p>−52.8</text:p>
          </table:table-cell>
          <table:table-cell table:style-name="ACE-5" office:value-type="float" office:value="19.5982431488267">
            <text:p>19.6</text:p>
          </table:table-cell>
          <table:table-cell table:style-name="ACE-5" office:value-type="float" office:value="3.30310716051682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7_4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090.299999999999">
            <text:p>11090.3</text:p>
          </table:table-cell>
          <table:table-cell table:style-name="ACE-3" office:value-type="float" office:value="19.399999999999999">
            <text:p>19.4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4]+AVERAGE([.R34];[.S34])" office:value-type="float" office:value="-41.2517393616505">
            <text:p>−41.2517393616505</text:p>
          </table:table-cell>
          <table:table-cell table:style-name="ACE-0" table:formula="of:=AVERAGE([.R34];[.S34])" office:value-type="float" office:value="11.521158018349505">
            <text:p>11.5211580183495</text:p>
          </table:table-cell>
          <table:table-cell table:style-name="ACE-0" table:formula="of:=AVERAGE([.R34];[.S34])" office:value-type="float" office:value="11.521158018349505">
            <text:p>11.5211580183495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52.772897380000003">
            <text:p>−52.77289738</text:p>
          </table:table-cell>
          <table:table-cell table:style-name="ACE-4" office:value-type="float" office:value="19.7305393788514">
            <text:p>19.7305393788514</text:p>
          </table:table-cell>
          <table:table-cell table:style-name="ACE-4" office:value-type="float" office:value="3.3117766578476102">
            <text:p>3.31177665784761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7_5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091.4">
            <text:p>11091.4</text:p>
          </table:table-cell>
          <table:table-cell table:style-name="ACE-3" office:value-type="float" office:value="19.399999999999999">
            <text:p>19.4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5]+AVERAGE([.R35];[.S35])" office:value-type="float" office:value="-41.239623853919113">
            <text:p>−41.23962385391911</text:p>
          </table:table-cell>
          <table:table-cell table:style-name="ACE-0" table:formula="of:=AVERAGE([.R35];[.S35])" office:value-type="float" office:value="11.532968676080884">
            <text:p>11.53296867608088</text:p>
          </table:table-cell>
          <table:table-cell table:style-name="ACE-0" table:formula="of:=AVERAGE([.R35];[.S35])" office:value-type="float" office:value="11.532968676080884">
            <text:p>11.53296867608088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52.772592529999997">
            <text:p>−52.77259253</text:p>
          </table:table-cell>
          <table:table-cell table:style-name="ACE-4" office:value-type="float" office:value="19.760039789796899">
            <text:p>19.7600397897969</text:p>
          </table:table-cell>
          <table:table-cell table:style-name="ACE-4" office:value-type="float" office:value="3.3058975623648701">
            <text:p>3.3058975623648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7B-21R-1W_0-20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098.9">
            <text:p>11098.9</text:p>
          </table:table-cell>
          <table:table-cell table:style-name="ACE-3" office:value-type="float" office:value="21.699999999999999">
            <text:p>21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6]+AVERAGE([.R36];[.S36])" office:value-type="float" office:value="-29.036004727457062">
            <text:p>−29.03600472745706</text:p>
          </table:table-cell>
          <table:table-cell table:style-name="ACE-0" table:formula="of:=AVERAGE([.R36];[.S36])" office:value-type="float" office:value="34.734330852542939">
            <text:p>34.73433085254294</text:p>
          </table:table-cell>
          <table:table-cell table:style-name="ACE-0" table:formula="of:=AVERAGE([.R36];[.S36])" office:value-type="float" office:value="34.734330852542939">
            <text:p>34.73433085254294</text:p>
          </table:table-cell>
          <table:table-cell table:style-name="ACE-0" office:value-type="string">
            <text:p>DeschampsEtal2012,HibbertEtal2016</text:p>
          </table:table-cell>
          <table:table-cell table:style-name="ACE-4" office:value-type="float" office:value="-63.770335580000001">
            <text:p>−63.77033558</text:p>
          </table:table-cell>
          <table:table-cell table:style-name="ACE-4" office:value-type="float" office:value="63.753419427237802">
            <text:p>63.7534194272378</text:p>
          </table:table-cell>
          <table:table-cell table:style-name="ACE-4" office:value-type="float" office:value="5.7152422778480698">
            <text:p>5.71524227784807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7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102.1">
            <text:p>11102.1</text:p>
          </table:table-cell>
          <table:table-cell table:style-name="ACE-3" office:value-type="float" office:value="19.399999999999999">
            <text:p>19.4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7]+AVERAGE([.R37];[.S37])" office:value-type="float" office:value="-41.208742551257139">
            <text:p>−41.20874255125714</text:p>
          </table:table-cell>
          <table:table-cell table:style-name="ACE-0" table:formula="of:=AVERAGE([.R37];[.S37])" office:value-type="float" office:value="11.560628998742864">
            <text:p>11.56062899874286</text:p>
          </table:table-cell>
          <table:table-cell table:style-name="ACE-0" table:formula="of:=AVERAGE([.R37];[.S37])" office:value-type="float" office:value="11.560628998742864">
            <text:p>11.56062899874286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52.769371550000002">
            <text:p>−52.76937155</text:p>
          </table:table-cell>
          <table:table-cell table:style-name="ACE-4" office:value-type="float" office:value="19.818482751293999">
            <text:p>19.818482751294</text:p>
          </table:table-cell>
          <table:table-cell table:style-name="ACE-4" office:value-type="float" office:value="3.3027752461917301">
            <text:p>3.3027752461917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7_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119.6">
            <text:p>11119.6</text:p>
          </table:table-cell>
          <table:table-cell table:style-name="ACE-3" office:value-type="float" office:value="20.399999999999999">
            <text:p>20.4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8]+AVERAGE([.R38];[.S38])" office:value-type="float" office:value="-41.295292543690366">
            <text:p>−41.29529254369037</text:p>
          </table:table-cell>
          <table:table-cell table:style-name="ACE-0" table:formula="of:=AVERAGE([.R38];[.S38])" office:value-type="float" office:value="11.46881539630964">
            <text:p>11.46881539630964</text:p>
          </table:table-cell>
          <table:table-cell table:style-name="ACE-0" table:formula="of:=AVERAGE([.R38];[.S38])" office:value-type="float" office:value="11.46881539630964">
            <text:p>11.46881539630964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52.764107940000002">
            <text:p>−52.76410794</text:p>
          </table:table-cell>
          <table:table-cell table:style-name="ACE-4" office:value-type="float" office:value="19.6343317440238">
            <text:p>19.6343317440238</text:p>
          </table:table-cell>
          <table:table-cell table:style-name="ACE-4" office:value-type="float" office:value="3.3032990485954801">
            <text:p>3.3032990485954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69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173.700000000001">
            <text:p>11173.7</text:p>
          </table:table-cell>
          <table:table-cell table:style-name="ACE-3" office:value-type="float" office:value="72.900000000000006">
            <text:p>72.9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39]+AVERAGE([.R39];[.S39])" office:value-type="float" office:value="-40.009931935154022">
            <text:p>−40.00993193515402</text:p>
          </table:table-cell>
          <table:table-cell table:style-name="ACE-0" table:formula="of:=AVERAGE([.R39];[.S39])" office:value-type="float" office:value="11.537957804845981">
            <text:p>11.53795780484598</text:p>
          </table:table-cell>
          <table:table-cell table:style-name="ACE-0" table:formula="of:=AVERAGE([.R39];[.S39])" office:value-type="float" office:value="11.537957804845981">
            <text:p>11.53795780484598</text:p>
          </table:table-cell>
          <table:table-cell table:style-name="ACE-0" office:value-type="string">
            <text:p>BardEtal2010,HibbertEtal2016</text:p>
          </table:table-cell>
          <table:table-cell table:style-name="ACE-4" office:value-type="float" office:value="-51.547889740000002">
            <text:p>−51.54788974</text:p>
          </table:table-cell>
          <table:table-cell table:style-name="ACE-4" office:value-type="float" office:value="19.7611306359317">
            <text:p>19.7611306359317</text:p>
          </table:table-cell>
          <table:table-cell table:style-name="ACE-4" office:value-type="float" office:value="3.3147849737602599">
            <text:p>3.31478497376026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l0-317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1355.200000000001">
            <text:p>11355.2</text:p>
          </table:table-cell>
          <table:table-cell table:style-name="ACE-3" office:value-type="float" office:value="26">
            <text:p>26.0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0]+AVERAGE([.R40];[.S40])" office:value-type="float" office:value="-18.651410399780929">
            <text:p>−18.65141039978093</text:p>
          </table:table-cell>
          <table:table-cell table:style-name="ACE-0" table:formula="of:=AVERAGE([.R40];[.S40])" office:value-type="float" office:value="34.742034560219068">
            <text:p>34.74203456021907</text:p>
          </table:table-cell>
          <table:table-cell table:style-name="ACE-0" table:formula="of:=AVERAGE([.R40];[.S40])" office:value-type="float" office:value="34.742034560219068">
            <text:p>34.74203456021907</text:p>
          </table:table-cell>
          <table:table-cell table:style-name="ACE-0" office:value-type="string">
            <text:p>BardEtal2010,HibbertEtal2016</text:p>
          </table:table-cell>
          <table:table-cell table:style-name="ACE-4" office:value-type="float" office:value="-53.393444959999997">
            <text:p>−53.39344496</text:p>
          </table:table-cell>
          <table:table-cell table:style-name="ACE-4" office:value-type="float" office:value="63.756419730995098">
            <text:p>63.7564197309951</text:p>
          </table:table-cell>
          <table:table-cell table:style-name="ACE-4" office:value-type="float" office:value="5.72764938944304">
            <text:p>5.7276493894430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8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375.200000000001">
            <text:p>11375.2</text:p>
          </table:table-cell>
          <table:table-cell table:style-name="ACE-3" office:value-type="float" office:value="20.5">
            <text:p>20.5</text:p>
          </table:table-cell>
          <table:table-cell table:style-name="ACE-0" office:value-type="string">
            <text:p>Pocillopora_verruc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1]+AVERAGE([.R41];[.S41])" office:value-type="float" office:value="-10.204974615015004">
            <text:p>−10.204974615015</text:p>
          </table:table-cell>
          <table:table-cell table:style-name="ACE-0" table:formula="of:=AVERAGE([.R41];[.S41])" office:value-type="float" office:value="45.582461654984996">
            <text:p>45.582461654985</text:p>
          </table:table-cell>
          <table:table-cell table:style-name="ACE-0" table:formula="of:=AVERAGE([.R41];[.S41])" office:value-type="float" office:value="45.582461654984996">
            <text:p>45.582461654985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55.787436270000001">
            <text:p>−55.8</text:p>
          </table:table-cell>
          <table:table-cell table:style-name="ACE-5" office:value-type="float" office:value="54.316891906389898">
            <text:p>54.3</text:p>
          </table:table-cell>
          <table:table-cell table:style-name="ACE-5" office:value-type="float" office:value="36.848031403580102">
            <text:p>36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13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1415.1">
            <text:p>11415.1</text:p>
          </table:table-cell>
          <table:table-cell table:style-name="ACE-3" office:value-type="float" office:value="27.5">
            <text:p>27.5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2]+AVERAGE([.R42];[.S42])" office:value-type="float" office:value="-43.218691320868601">
            <text:p>−43.2186913208686</text:p>
          </table:table-cell>
          <table:table-cell table:style-name="ACE-0" table:formula="of:=AVERAGE([.R42];[.S42])" office:value-type="float" office:value="11.5567813491314">
            <text:p>11.5567813491314</text:p>
          </table:table-cell>
          <table:table-cell table:style-name="ACE-0" table:formula="of:=AVERAGE([.R42];[.S42])" office:value-type="float" office:value="11.5567813491314">
            <text:p>11.5567813491314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4.775472669999999">
            <text:p>−54.8</text:p>
          </table:table-cell>
          <table:table-cell table:style-name="ACE-5" office:value-type="float" office:value="19.804907890794301">
            <text:p>19.8</text:p>
          </table:table-cell>
          <table:table-cell table:style-name="ACE-5" office:value-type="float" office:value="3.3086548074684998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21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1427.1">
            <text:p>11427.1</text:p>
          </table:table-cell>
          <table:table-cell table:style-name="ACE-3" office:value-type="float" office:value="38.600000000000001">
            <text:p>38.6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3]+AVERAGE([.R43];[.S43])" office:value-type="float" office:value="-42.087263004572073">
            <text:p>−42.08726300457207</text:p>
          </table:table-cell>
          <table:table-cell table:style-name="ACE-0" table:formula="of:=AVERAGE([.R43];[.S43])" office:value-type="float" office:value="11.48459708542793">
            <text:p>11.48459708542793</text:p>
          </table:table-cell>
          <table:table-cell table:style-name="ACE-0" table:formula="of:=AVERAGE([.R43];[.S43])" office:value-type="float" office:value="11.48459708542793">
            <text:p>11.4845970854279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3.571860090000001">
            <text:p>−53.6</text:p>
          </table:table-cell>
          <table:table-cell table:style-name="ACE-5" office:value-type="float" office:value="19.646328579202901">
            <text:p>19.6</text:p>
          </table:table-cell>
          <table:table-cell table:style-name="ACE-5" office:value-type="float" office:value="3.32286559165296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8A-7R-1W_73-83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529.200000000001">
            <text:p>11529.2</text:p>
          </table:table-cell>
          <table:table-cell table:style-name="ACE-3" office:value-type="float" office:value="16.199999999999999">
            <text:p>16.2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4]+AVERAGE([.R44];[.S44])" office:value-type="float" office:value="-77.11654916876121">
            <text:p>−77.11654916876121</text:p>
          </table:table-cell>
          <table:table-cell table:style-name="ACE-0" table:formula="of:=AVERAGE([.R44];[.S44])" office:value-type="float" office:value="11.52469366123878">
            <text:p>11.52469366123878</text:p>
          </table:table-cell>
          <table:table-cell table:style-name="ACE-0" table:formula="of:=AVERAGE([.R44];[.S44])" office:value-type="float" office:value="11.52469366123878">
            <text:p>11.5246936612387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8.641242829999996">
            <text:p>−88.6</text:p>
          </table:table-cell>
          <table:table-cell table:style-name="ACE-5" office:value-type="float" office:value="19.721129167080001">
            <text:p>19.7</text:p>
          </table:table-cell>
          <table:table-cell table:style-name="ACE-5" office:value-type="float" office:value="3.32825815539756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9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591.200000000001">
            <text:p>11591.2</text:p>
          </table:table-cell>
          <table:table-cell table:style-name="ACE-3" office:value-type="float" office:value="20.699999999999999">
            <text:p>20.7</text:p>
          </table:table-cell>
          <table:table-cell table:style-name="ACE-0" office:value-type="string">
            <text:p>Pocillopora_verruc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5]+AVERAGE([.R45];[.S45])" office:value-type="float" office:value="-16.183619688864397">
            <text:p>−16.1836196888644</text:p>
          </table:table-cell>
          <table:table-cell table:style-name="ACE-0" table:formula="of:=AVERAGE([.R45];[.S45])" office:value-type="float" office:value="45.539005321135605">
            <text:p>45.5390053211356</text:p>
          </table:table-cell>
          <table:table-cell table:style-name="ACE-0" table:formula="of:=AVERAGE([.R45];[.S45])" office:value-type="float" office:value="45.539005321135605">
            <text:p>45.5390053211356</text:p>
          </table:table-cell>
          <table:table-cell table:style-name="ACE-0" office:value-type="string">
            <text:p>BardEtal1996,HibbertEtal2016</text:p>
          </table:table-cell>
          <table:table-cell table:style-name="ACE-4" office:value-type="float" office:value="-61.722625010000002">
            <text:p>−61.72262501</text:p>
          </table:table-cell>
          <table:table-cell table:style-name="ACE-4" office:value-type="float" office:value="54.243532269258203">
            <text:p>54.2435322692582</text:p>
          </table:table-cell>
          <table:table-cell table:style-name="ACE-4" office:value-type="float" office:value="36.834478373012999">
            <text:p>36.83447837301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l0-33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1790.1">
            <text:p>11790.1</text:p>
          </table:table-cell>
          <table:table-cell table:style-name="ACE-3" office:value-type="float" office:value="23.5">
            <text:p>23.5</text:p>
          </table:table-cell>
          <table:table-cell table:style-name="ACE-0" office:value-type="string">
            <text:p>Faviidae_(Favidea_ref_48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6]+AVERAGE([.R46];[.S46])" office:value-type="float" office:value="-38.68413867899141">
            <text:p>−38.68413867899141</text:p>
          </table:table-cell>
          <table:table-cell table:style-name="ACE-0" table:formula="of:=AVERAGE([.R46];[.S46])" office:value-type="float" office:value="19.67881941100859">
            <text:p>19.67881941100859</text:p>
          </table:table-cell>
          <table:table-cell table:style-name="ACE-0" table:formula="of:=AVERAGE([.R46];[.S46])" office:value-type="float" office:value="19.67881941100859">
            <text:p>19.6788194110085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8.362958089999999">
            <text:p>−58.4</text:p>
          </table:table-cell>
          <table:table-cell table:style-name="ACE-5" office:value-type="float" office:value="31.574345475608101">
            <text:p>31.6</text:p>
          </table:table-cell>
          <table:table-cell table:style-name="ACE-5" office:value-type="float" office:value="7.7832933464090797">
            <text:p>7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C-11R-1W_46-59__4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801.299999999999">
            <text:p>11801.3</text:p>
          </table:table-cell>
          <table:table-cell table:style-name="ACE-3" office:value-type="float" office:value="7.2000000000000002">
            <text:p>7.2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7]+AVERAGE([.R47];[.S47])" office:value-type="float" office:value="-64.932332197193077">
            <text:p>−64.93233219719308</text:p>
          </table:table-cell>
          <table:table-cell table:style-name="ACE-0" table:formula="of:=AVERAGE([.R47];[.S47])" office:value-type="float" office:value="11.527289392806921">
            <text:p>11.52728939280692</text:p>
          </table:table-cell>
          <table:table-cell table:style-name="ACE-0" table:formula="of:=AVERAGE([.R47];[.S47])" office:value-type="float" office:value="11.527289392806921">
            <text:p>11.52728939280692</text:p>
          </table:table-cell>
          <table:table-cell table:style-name="ACE-0" office:value-type="string">
            <text:p>DeschampsEtal2012,HibbertEtal2016</text:p>
          </table:table-cell>
          <table:table-cell table:style-name="ACE-4" office:value-type="float" office:value="-76.459621589999998">
            <text:p>−76.45962159</text:p>
          </table:table-cell>
          <table:table-cell table:style-name="ACE-4" office:value-type="float" office:value="19.7196843323668">
            <text:p>19.7196843323668</text:p>
          </table:table-cell>
          <table:table-cell table:style-name="ACE-4" office:value-type="float" office:value="3.3348944532470401">
            <text:p>3.3348944532470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C-11R-1W_46-59__3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847">
            <text:p>11847.0</text:p>
          </table:table-cell>
          <table:table-cell table:style-name="ACE-3" office:value-type="float" office:value="16.399999999999999">
            <text:p>16.4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8]+AVERAGE([.R48];[.S48])" office:value-type="float" office:value="-64.979625301296892">
            <text:p>−64.97962530129689</text:p>
          </table:table-cell>
          <table:table-cell table:style-name="ACE-0" table:formula="of:=AVERAGE([.R48];[.S48])" office:value-type="float" office:value="11.466283538703109">
            <text:p>11.46628353870311</text:p>
          </table:table-cell>
          <table:table-cell table:style-name="ACE-0" table:formula="of:=AVERAGE([.R48];[.S48])" office:value-type="float" office:value="11.466283538703109">
            <text:p>11.4662835387031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6.445908840000001">
            <text:p>−76.4</text:p>
          </table:table-cell>
          <table:table-cell table:style-name="ACE-5" office:value-type="float" office:value="19.590896110463198">
            <text:p>19.6</text:p>
          </table:table-cell>
          <table:table-cell table:style-name="ACE-5" office:value-type="float" office:value="3.34167096694302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C-11R-1W_46-59__1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878.799999999999">
            <text:p>11878.8</text:p>
          </table:table-cell>
          <table:table-cell table:style-name="ACE-3" office:value-type="float" office:value="11.199999999999999">
            <text:p>11.2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49]+AVERAGE([.R49];[.S49])" office:value-type="float" office:value="-64.898631381331427">
            <text:p>−64.89863138133143</text:p>
          </table:table-cell>
          <table:table-cell table:style-name="ACE-0" table:formula="of:=AVERAGE([.R49];[.S49])" office:value-type="float" office:value="11.537735578668574">
            <text:p>11.53773557866857</text:p>
          </table:table-cell>
          <table:table-cell table:style-name="ACE-0" table:formula="of:=AVERAGE([.R49];[.S49])" office:value-type="float" office:value="11.537735578668574">
            <text:p>11.53773557866857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6.436366960000001">
            <text:p>−76.4</text:p>
          </table:table-cell>
          <table:table-cell table:style-name="ACE-5" office:value-type="float" office:value="19.7340956910869">
            <text:p>19.7</text:p>
          </table:table-cell>
          <table:table-cell table:style-name="ACE-5" office:value-type="float" office:value="3.3413754662502502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C-11R-1W_46-59__5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895.5">
            <text:p>11895.5</text:p>
          </table:table-cell>
          <table:table-cell table:style-name="ACE-3" office:value-type="float" office:value="12.199999999999999">
            <text:p>12.2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0]+AVERAGE([.R50];[.S50])" office:value-type="float" office:value="-64.881431281343964">
            <text:p>−64.88143128134396</text:p>
          </table:table-cell>
          <table:table-cell table:style-name="ACE-0" table:formula="of:=AVERAGE([.R50];[.S50])" office:value-type="float" office:value="11.549921758656046">
            <text:p>11.54992175865605</text:p>
          </table:table-cell>
          <table:table-cell table:style-name="ACE-0" table:formula="of:=AVERAGE([.R50];[.S50])" office:value-type="float" office:value="11.549921758656046">
            <text:p>11.5499217586560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6.431353040000005">
            <text:p>−76.4</text:p>
          </table:table-cell>
          <table:table-cell table:style-name="ACE-5" office:value-type="float" office:value="19.760754676953901">
            <text:p>19.8</text:p>
          </table:table-cell>
          <table:table-cell table:style-name="ACE-5" office:value-type="float" office:value="3.33908884035819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C-11R-1W_46-59__2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897.799999999999">
            <text:p>11897.8</text:p>
          </table:table-cell>
          <table:table-cell table:style-name="ACE-3" office:value-type="float" office:value="16.399999999999999">
            <text:p>16.4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1]+AVERAGE([.R51];[.S51])" office:value-type="float" office:value="-64.941622181418637">
            <text:p>−64.94162218141864</text:p>
          </table:table-cell>
          <table:table-cell table:style-name="ACE-0" table:formula="of:=AVERAGE([.R51];[.S51])" office:value-type="float" office:value="11.489050748581356">
            <text:p>11.48905074858136</text:p>
          </table:table-cell>
          <table:table-cell table:style-name="ACE-0" table:formula="of:=AVERAGE([.R51];[.S51])" office:value-type="float" office:value="11.489050748581356">
            <text:p>11.4890507485813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6.43067293">
            <text:p>−76.4</text:p>
          </table:table-cell>
          <table:table-cell table:style-name="ACE-5" office:value-type="float" office:value="19.645752487648">
            <text:p>19.6</text:p>
          </table:table-cell>
          <table:table-cell table:style-name="ACE-5" office:value-type="float" office:value="3.3323490095147101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9A-10R-1W_20-28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1899.4">
            <text:p>11899.4</text:p>
          </table:table-cell>
          <table:table-cell table:style-name="ACE-3" office:value-type="float" office:value="12.199999999999999">
            <text:p>12.2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2]+AVERAGE([.R52];[.S52])" office:value-type="float" office:value="-43.480881704185272">
            <text:p>−43.48088170418527</text:p>
          </table:table-cell>
          <table:table-cell table:style-name="ACE-0" table:formula="of:=AVERAGE([.R52];[.S52])" office:value-type="float" office:value="34.749294535814734">
            <text:p>34.74929453581473</text:p>
          </table:table-cell>
          <table:table-cell table:style-name="ACE-0" table:formula="of:=AVERAGE([.R52];[.S52])" office:value-type="float" office:value="34.749294535814734">
            <text:p>34.7492945358147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8.230176240000006">
            <text:p>−78.2</text:p>
          </table:table-cell>
          <table:table-cell table:style-name="ACE-5" office:value-type="float" office:value="63.731755045079801">
            <text:p>63.7</text:p>
          </table:table-cell>
          <table:table-cell table:style-name="ACE-5" office:value-type="float" office:value="5.7668340265496703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95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1935.6">
            <text:p>11935.6</text:p>
          </table:table-cell>
          <table:table-cell table:style-name="ACE-3" office:value-type="float" office:value="21">
            <text:p>21.0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3]+AVERAGE([.R53];[.S53])" office:value-type="float" office:value="-9.8709178733748573">
            <text:p>−9.870917873374857</text:p>
          </table:table-cell>
          <table:table-cell table:style-name="ACE-0" table:formula="of:=AVERAGE([.R53];[.S53])" office:value-type="float" office:value="49.848395766625146">
            <text:p>49.84839576662515</text:p>
          </table:table-cell>
          <table:table-cell table:style-name="ACE-0" table:formula="of:=AVERAGE([.R53];[.S53])" office:value-type="float" office:value="49.848395766625146">
            <text:p>49.84839576662515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9.719313640000003">
            <text:p>−59.7</text:p>
          </table:table-cell>
          <table:table-cell table:style-name="ACE-5" office:value-type="float" office:value="61.281209324283701">
            <text:p>61.3</text:p>
          </table:table-cell>
          <table:table-cell table:style-name="ACE-5" office:value-type="float" office:value="38.415582208966597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C-11R-1W_46-59__6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1950.799999999999">
            <text:p>11950.8</text:p>
          </table:table-cell>
          <table:table-cell table:style-name="ACE-3" office:value-type="float" office:value="12.199999999999999">
            <text:p>12.2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4]+AVERAGE([.R54];[.S54])" office:value-type="float" office:value="-64.917867212762189">
            <text:p>−64.91786721276219</text:p>
          </table:table-cell>
          <table:table-cell table:style-name="ACE-0" table:formula="of:=AVERAGE([.R54];[.S54])" office:value-type="float" office:value="11.49688003723781">
            <text:p>11.49688003723781</text:p>
          </table:table-cell>
          <table:table-cell table:style-name="ACE-0" table:formula="of:=AVERAGE([.R54];[.S54])" office:value-type="float" office:value="11.49688003723781">
            <text:p>11.4968800372378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6.414747250000005">
            <text:p>−76.4</text:p>
          </table:table-cell>
          <table:table-cell table:style-name="ACE-5" office:value-type="float" office:value="19.6538548005751">
            <text:p>19.7</text:p>
          </table:table-cell>
          <table:table-cell table:style-name="ACE-5" office:value-type="float" office:value="3.3399052739005199">
            <text:p>3.3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10-333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1995.9">
            <text:p>11995.9</text:p>
          </table:table-cell>
          <table:table-cell table:style-name="ACE-3" office:value-type="float" office:value="45.299999999999997">
            <text:p>45.3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5]+AVERAGE([.R55];[.S55])" office:value-type="float" office:value="-23.550295579497188">
            <text:p>−23.55029557949719</text:p>
          </table:table-cell>
          <table:table-cell table:style-name="ACE-0" table:formula="of:=AVERAGE([.R55];[.S55])" office:value-type="float" office:value="34.75093178050281">
            <text:p>34.75093178050281</text:p>
          </table:table-cell>
          <table:table-cell table:style-name="ACE-0" table:formula="of:=AVERAGE([.R55];[.S55])" office:value-type="float" office:value="34.75093178050281">
            <text:p>34.75093178050281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8.301227359999999">
            <text:p>−58.3</text:p>
          </table:table-cell>
          <table:table-cell table:style-name="ACE-5" office:value-type="float" office:value="63.740370151481301">
            <text:p>63.7</text:p>
          </table:table-cell>
          <table:table-cell table:style-name="ACE-5" office:value-type="float" office:value="5.76149340952432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299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031.6">
            <text:p>12031.6</text:p>
          </table:table-cell>
          <table:table-cell table:style-name="ACE-3" office:value-type="float" office:value="23.600000000000001">
            <text:p>23.6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6]+AVERAGE([.R56];[.S56])" office:value-type="float" office:value="-14.858955508060959">
            <text:p>−14.85895550806096</text:p>
          </table:table-cell>
          <table:table-cell table:style-name="ACE-0" table:formula="of:=AVERAGE([.R56];[.S56])" office:value-type="float" office:value="49.831570811939045">
            <text:p>49.83157081193905</text:p>
          </table:table-cell>
          <table:table-cell table:style-name="ACE-0" table:formula="of:=AVERAGE([.R56];[.S56])" office:value-type="float" office:value="49.831570811939045">
            <text:p>49.83157081193905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4.690526320000004">
            <text:p>−64.7</text:p>
          </table:table-cell>
          <table:table-cell table:style-name="ACE-5" office:value-type="float" office:value="61.224215271142498">
            <text:p>61.2</text:p>
          </table:table-cell>
          <table:table-cell table:style-name="ACE-5" office:value-type="float" office:value="38.438926352735599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0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032.1">
            <text:p>12032.1</text:p>
          </table:table-cell>
          <table:table-cell table:style-name="ACE-3" office:value-type="float" office:value="28.5">
            <text:p>28.5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7]+AVERAGE([.R57];[.S57])" office:value-type="float" office:value="-27.12803482037404">
            <text:p>−27.12803482037404</text:p>
          </table:table-cell>
          <table:table-cell table:style-name="ACE-0" table:formula="of:=AVERAGE([.R57];[.S57])" office:value-type="float" office:value="34.762335979625959">
            <text:p>34.76233597962596</text:p>
          </table:table-cell>
          <table:table-cell table:style-name="ACE-0" table:formula="of:=AVERAGE([.R57];[.S57])" office:value-type="float" office:value="34.762335979625959">
            <text:p>34.76233597962596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61.890370799999999">
            <text:p>−61.9</text:p>
          </table:table-cell>
          <table:table-cell table:style-name="ACE-5" office:value-type="float" office:value="63.762376621368801">
            <text:p>63.8</text:p>
          </table:table-cell>
          <table:table-cell table:style-name="ACE-5" office:value-type="float" office:value="5.7622953378831099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38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080.6">
            <text:p>12080.6</text:p>
          </table:table-cell>
          <table:table-cell table:style-name="ACE-3" office:value-type="float" office:value="28.5">
            <text:p>28.5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8]+AVERAGE([.R58];[.S58])" office:value-type="float" office:value="-9.6598387051203005">
            <text:p>−9.6598387051203</text:p>
          </table:table-cell>
          <table:table-cell table:style-name="ACE-0" table:formula="of:=AVERAGE([.R58];[.S58])" office:value-type="float" office:value="49.815991804879701">
            <text:p>49.8159918048797</text:p>
          </table:table-cell>
          <table:table-cell table:style-name="ACE-0" table:formula="of:=AVERAGE([.R58];[.S58])" office:value-type="float" office:value="49.815991804879701">
            <text:p>49.815991804879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9.475830510000002">
            <text:p>−59.5</text:p>
          </table:table-cell>
          <table:table-cell table:style-name="ACE-5" office:value-type="float" office:value="61.210509912490302">
            <text:p>61.2</text:p>
          </table:table-cell>
          <table:table-cell table:style-name="ACE-5" office:value-type="float" office:value="38.4214736972691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41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093.5">
            <text:p>12093.5</text:p>
          </table:table-cell>
          <table:table-cell table:style-name="ACE-3" office:value-type="float" office:value="33.899999999999999">
            <text:p>33.9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59]+AVERAGE([.R59];[.S59])" office:value-type="float" office:value="-48.16452067381033">
            <text:p>−48.16452067381033</text:p>
          </table:table-cell>
          <table:table-cell table:style-name="ACE-0" table:formula="of:=AVERAGE([.R59];[.S59])" office:value-type="float" office:value="11.507441806189666">
            <text:p>11.50744180618967</text:p>
          </table:table-cell>
          <table:table-cell table:style-name="ACE-0" table:formula="of:=AVERAGE([.R59];[.S59])" office:value-type="float" office:value="11.507441806189666">
            <text:p>11.5074418061896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59.671962479999998">
            <text:p>−59.7</text:p>
          </table:table-cell>
          <table:table-cell table:style-name="ACE-5" office:value-type="float" office:value="19.659676136729502">
            <text:p>19.7</text:p>
          </table:table-cell>
          <table:table-cell table:style-name="ACE-5" office:value-type="float" office:value="3.3552074756498298">
            <text:p>3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07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177.6">
            <text:p>12177.6</text:p>
          </table:table-cell>
          <table:table-cell table:style-name="ACE-3" office:value-type="float" office:value="55.399999999999999">
            <text:p>55.4</text:p>
          </table:table-cell>
          <table:table-cell table:style-name="ACE-0" office:value-type="string">
            <text:p>Faviidae_(Favidea_ref_48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0]+AVERAGE([.R60];[.S60])" office:value-type="float" office:value="-47.382437707004854">
            <text:p>−47.38243770700485</text:p>
          </table:table-cell>
          <table:table-cell table:style-name="ACE-0" table:formula="of:=AVERAGE([.R60];[.S60])" office:value-type="float" office:value="19.664276472995144">
            <text:p>19.66427647299514</text:p>
          </table:table-cell>
          <table:table-cell table:style-name="ACE-0" table:formula="of:=AVERAGE([.R60];[.S60])" office:value-type="float" office:value="19.664276472995144">
            <text:p>19.66427647299514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7.046714179999995">
            <text:p>−67.0</text:p>
          </table:table-cell>
          <table:table-cell table:style-name="ACE-5" office:value-type="float" office:value="31.538355307676401">
            <text:p>31.5</text:p>
          </table:table-cell>
          <table:table-cell table:style-name="ACE-5" office:value-type="float" office:value="7.7901976383138898">
            <text:p>7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3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312.299999999999">
            <text:p>12312.3</text:p>
          </table:table-cell>
          <table:table-cell table:style-name="ACE-3" office:value-type="float" office:value="26.300000000000001">
            <text:p>26.3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1]+AVERAGE([.R61];[.S61])" office:value-type="float" office:value="-26.123496372206446">
            <text:p>−26.12349637220645</text:p>
          </table:table-cell>
          <table:table-cell table:style-name="ACE-0" table:formula="of:=AVERAGE([.R61];[.S61])" office:value-type="float" office:value="34.782807317793555">
            <text:p>34.78280731779356</text:p>
          </table:table-cell>
          <table:table-cell table:style-name="ACE-0" table:formula="of:=AVERAGE([.R61];[.S61])" office:value-type="float" office:value="34.782807317793555">
            <text:p>34.78280731779356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0.906303690000001">
            <text:p>−60.9</text:p>
          </table:table-cell>
          <table:table-cell table:style-name="ACE-5" office:value-type="float" office:value="63.795765967044197">
            <text:p>63.8</text:p>
          </table:table-cell>
          <table:table-cell table:style-name="ACE-5" office:value-type="float" office:value="5.7698486685429202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R-1W_36-4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2359.299999999999">
            <text:p>12359.3</text:p>
          </table:table-cell>
          <table:table-cell table:style-name="ACE-3" office:value-type="float" office:value="16.5">
            <text:p>16.5</text:p>
          </table:table-cell>
          <table:table-cell table:style-name="ACE-0" office:value-type="string">
            <text:p>Montipora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2]+AVERAGE([.R62];[.S62])" office:value-type="float" office:value="-40.566727901331348">
            <text:p>−40.56672790133135</text:p>
          </table:table-cell>
          <table:table-cell table:style-name="ACE-0" table:formula="of:=AVERAGE([.R62];[.S62])" office:value-type="float" office:value="47.025492558668645">
            <text:p>47.02549255866865</text:p>
          </table:table-cell>
          <table:table-cell table:style-name="ACE-0" table:formula="of:=AVERAGE([.R62];[.S62])" office:value-type="float" office:value="47.025492558668645">
            <text:p>47.0254925586686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7.592220459999993">
            <text:p>−87.6</text:p>
          </table:table-cell>
          <table:table-cell table:style-name="ACE-5" office:value-type="float" office:value="58.099483730192397">
            <text:p>58.1</text:p>
          </table:table-cell>
          <table:table-cell table:style-name="ACE-5" office:value-type="float" office:value="35.951501387144901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33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360.200000000001">
            <text:p>12360.2</text:p>
          </table:table-cell>
          <table:table-cell table:style-name="ACE-3" office:value-type="float" office:value="29.199999999999999">
            <text:p>29.2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3]+AVERAGE([.R63];[.S63])" office:value-type="float" office:value="-27.204614603880977">
            <text:p>−27.20461460388098</text:p>
          </table:table-cell>
          <table:table-cell table:style-name="ACE-0" table:formula="of:=AVERAGE([.R63];[.S63])" office:value-type="float" office:value="34.787317766119024">
            <text:p>34.78731776611902</text:p>
          </table:table-cell>
          <table:table-cell table:style-name="ACE-0" table:formula="of:=AVERAGE([.R63];[.S63])" office:value-type="float" office:value="34.787317766119024">
            <text:p>34.78731776611902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1.991932370000001">
            <text:p>−62.0</text:p>
          </table:table-cell>
          <table:table-cell table:style-name="ACE-5" office:value-type="float" office:value="63.790003733893798">
            <text:p>63.8</text:p>
          </table:table-cell>
          <table:table-cell table:style-name="ACE-5" office:value-type="float" office:value="5.7846317983442503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31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372.4">
            <text:p>12372.4</text:p>
          </table:table-cell>
          <table:table-cell table:style-name="ACE-3" office:value-type="float" office:value="23.899999999999999">
            <text:p>23.9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4]+AVERAGE([.R64];[.S64])" office:value-type="float" office:value="-26.142435933774088">
            <text:p>−26.14243593377409</text:p>
          </table:table-cell>
          <table:table-cell table:style-name="ACE-0" table:formula="of:=AVERAGE([.R64];[.S64])" office:value-type="float" office:value="34.745834586225911">
            <text:p>34.74583458622591</text:p>
          </table:table-cell>
          <table:table-cell table:style-name="ACE-0" table:formula="of:=AVERAGE([.R64];[.S64])" office:value-type="float" office:value="34.745834586225911">
            <text:p>34.74583458622591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0.888270519999999">
            <text:p>−60.9</text:p>
          </table:table-cell>
          <table:table-cell table:style-name="ACE-5" office:value-type="float" office:value="63.709487059295299">
            <text:p>63.7</text:p>
          </table:table-cell>
          <table:table-cell table:style-name="ACE-5" office:value-type="float" office:value="5.7821821131565203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55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409.9">
            <text:p>12409.9</text:p>
          </table:table-cell>
          <table:table-cell table:style-name="ACE-3" office:value-type="float" office:value="23.5">
            <text:p>23.5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5]+AVERAGE([.R65];[.S65])" office:value-type="float" office:value="-29.898988812655013">
            <text:p>−29.89898881265501</text:p>
          </table:table-cell>
          <table:table-cell table:style-name="ACE-0" table:formula="of:=AVERAGE([.R65];[.S65])" office:value-type="float" office:value="34.778048147344983">
            <text:p>34.77804814734498</text:p>
          </table:table-cell>
          <table:table-cell table:style-name="ACE-0" table:formula="of:=AVERAGE([.R65];[.S65])" office:value-type="float" office:value="34.778048147344983">
            <text:p>34.77804814734498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4.677036959999995">
            <text:p>−64.7</text:p>
          </table:table-cell>
          <table:table-cell table:style-name="ACE-5" office:value-type="float" office:value="63.778933645103699">
            <text:p>63.8</text:p>
          </table:table-cell>
          <table:table-cell table:style-name="ACE-5" office:value-type="float" office:value="5.77716264958626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5R-1W_45-5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2412.700000000001">
            <text:p>12412.7</text:p>
          </table:table-cell>
          <table:table-cell table:style-name="ACE-3" office:value-type="float" office:value="16.600000000000001">
            <text:p>16.6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6]+AVERAGE([.R66];[.S66])" office:value-type="float" office:value="-36.497151246684361">
            <text:p>−36.49715124668436</text:p>
          </table:table-cell>
          <table:table-cell table:style-name="ACE-0" table:formula="of:=AVERAGE([.R66];[.S66])" office:value-type="float" office:value="34.779042273315646">
            <text:p>34.77904227331565</text:p>
          </table:table-cell>
          <table:table-cell table:style-name="ACE-0" table:formula="of:=AVERAGE([.R66];[.S66])" office:value-type="float" office:value="34.779042273315646">
            <text:p>34.7790422733156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1.276193520000007">
            <text:p>−71.3</text:p>
          </table:table-cell>
          <table:table-cell table:style-name="ACE-5" office:value-type="float" office:value="63.785989816042097">
            <text:p>63.8</text:p>
          </table:table-cell>
          <table:table-cell table:style-name="ACE-5" office:value-type="float" office:value="5.7720947305891901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D-2R-1W_107-115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2463.5">
            <text:p>12463.5</text:p>
          </table:table-cell>
          <table:table-cell table:style-name="ACE-3" office:value-type="float" office:value="11.300000000000001">
            <text:p>11.3</text:p>
          </table:table-cell>
          <table:table-cell table:style-name="ACE-0" office:value-type="string">
            <text:p>Pocillopora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7]+AVERAGE([.R67];[.S67])" office:value-type="float" office:value="-31.524243016232944">
            <text:p>−31.52424301623294</text:p>
          </table:table-cell>
          <table:table-cell table:style-name="ACE-0" table:formula="of:=AVERAGE([.R67];[.S67])" office:value-type="float" office:value="49.836713893767055">
            <text:p>49.83671389376705</text:p>
          </table:table-cell>
          <table:table-cell table:style-name="ACE-0" table:formula="of:=AVERAGE([.R67];[.S67])" office:value-type="float" office:value="49.836713893767055">
            <text:p>49.8367138937670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1.360956909999999">
            <text:p>−81.4</text:p>
          </table:table-cell>
          <table:table-cell table:style-name="ACE-5" office:value-type="float" office:value="61.262105396296">
            <text:p>61.3</text:p>
          </table:table-cell>
          <table:table-cell table:style-name="ACE-5" office:value-type="float" office:value="38.4113223912381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6R-1W_117-146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2503.799999999999">
            <text:p>12503.8</text:p>
          </table:table-cell>
          <table:table-cell table:style-name="ACE-3" office:value-type="float" office:value="11.4">
            <text:p>11.4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8]+AVERAGE([.R68];[.S68])" office:value-type="float" office:value="-39.050491511605202">
            <text:p>−39.0504915116052</text:p>
          </table:table-cell>
          <table:table-cell table:style-name="ACE-0" table:formula="of:=AVERAGE([.R68];[.S68])" office:value-type="float" office:value="34.798378188394793">
            <text:p>34.79837818839479</text:p>
          </table:table-cell>
          <table:table-cell table:style-name="ACE-0" table:formula="of:=AVERAGE([.R68];[.S68])" office:value-type="float" office:value="34.798378188394793">
            <text:p>34.7983781883947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73.848869699999995">
            <text:p>−73.8</text:p>
          </table:table-cell>
          <table:table-cell table:style-name="ACE-5" office:value-type="float" office:value="63.8090410100029">
            <text:p>63.8</text:p>
          </table:table-cell>
          <table:table-cell table:style-name="ACE-5" office:value-type="float" office:value="5.7877153667866796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42_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519">
            <text:p>12519.0</text:p>
          </table:table-cell>
          <table:table-cell table:style-name="ACE-3" office:value-type="float" office:value="44.100000000000001">
            <text:p>44.1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69]+AVERAGE([.R69];[.S69])" office:value-type="float" office:value="-28.788624577007525">
            <text:p>−28.78862457700752</text:p>
          </table:table-cell>
          <table:table-cell table:style-name="ACE-0" table:formula="of:=AVERAGE([.R69];[.S69])" office:value-type="float" office:value="34.755679692992473">
            <text:p>34.75567969299247</text:p>
          </table:table-cell>
          <table:table-cell table:style-name="ACE-0" table:formula="of:=AVERAGE([.R69];[.S69])" office:value-type="float" office:value="34.755679692992473">
            <text:p>34.7556796929924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3.544304269999998">
            <text:p>−63.5</text:p>
          </table:table-cell>
          <table:table-cell table:style-name="ACE-5" office:value-type="float" office:value="63.725742518572702">
            <text:p>63.7</text:p>
          </table:table-cell>
          <table:table-cell table:style-name="ACE-5" office:value-type="float" office:value="5.7856168674122497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2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542.9">
            <text:p>12542.9</text:p>
          </table:table-cell>
          <table:table-cell table:style-name="ACE-3" office:value-type="float" office:value="35.100000000000001">
            <text:p>35.1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0]+AVERAGE([.R70];[.S70])" office:value-type="float" office:value="-34.760134509065239">
            <text:p>−34.76013450906524</text:p>
          </table:table-cell>
          <table:table-cell table:style-name="ACE-0" table:formula="of:=AVERAGE([.R70];[.S70])" office:value-type="float" office:value="34.776985980934768">
            <text:p>34.77698598093477</text:p>
          </table:table-cell>
          <table:table-cell table:style-name="ACE-0" table:formula="of:=AVERAGE([.R70];[.S70])" office:value-type="float" office:value="34.776985980934768">
            <text:p>34.7769859809347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9.537120490000007">
            <text:p>−69.5</text:p>
          </table:table-cell>
          <table:table-cell table:style-name="ACE-5" office:value-type="float" office:value="63.7629989952625">
            <text:p>63.8</text:p>
          </table:table-cell>
          <table:table-cell table:style-name="ACE-5" office:value-type="float" office:value="5.7909729666070398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4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592.299999999999">
            <text:p>12592.3</text:p>
          </table:table-cell>
          <table:table-cell table:style-name="ACE-3" office:value-type="float" office:value="21.199999999999999">
            <text:p>21.2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1]+AVERAGE([.R71];[.S71])" office:value-type="float" office:value="-28.75040842034263">
            <text:p>−28.75040842034263</text:p>
          </table:table-cell>
          <table:table-cell table:style-name="ACE-0" table:formula="of:=AVERAGE([.R71];[.S71])" office:value-type="float" office:value="34.771907049657372">
            <text:p>34.77190704965737</text:p>
          </table:table-cell>
          <table:table-cell table:style-name="ACE-0" table:formula="of:=AVERAGE([.R71];[.S71])" office:value-type="float" office:value="34.771907049657372">
            <text:p>34.7719070496573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3.522315470000002">
            <text:p>−63.5</text:p>
          </table:table-cell>
          <table:table-cell table:style-name="ACE-5" office:value-type="float" office:value="63.759752542548597">
            <text:p>63.8</text:p>
          </table:table-cell>
          <table:table-cell table:style-name="ACE-5" office:value-type="float" office:value="5.7840615567661402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19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603.9">
            <text:p>12603.9</text:p>
          </table:table-cell>
          <table:table-cell table:style-name="ACE-3" office:value-type="float" office:value="30.399999999999999">
            <text:p>30.4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2]+AVERAGE([.R72];[.S72])" office:value-type="float" office:value="-34.555494020791905">
            <text:p>−34.5554940207919</text:p>
          </table:table-cell>
          <table:table-cell table:style-name="ACE-0" table:formula="of:=AVERAGE([.R72];[.S72])" office:value-type="float" office:value="34.76333524920809">
            <text:p>34.76333524920809</text:p>
          </table:table-cell>
          <table:table-cell table:style-name="ACE-0" table:formula="of:=AVERAGE([.R72];[.S72])" office:value-type="float" office:value="34.76333524920809">
            <text:p>34.7633352492080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9.318829269999995">
            <text:p>−69.3</text:p>
          </table:table-cell>
          <table:table-cell table:style-name="ACE-5" office:value-type="float" office:value="63.732311026812098">
            <text:p>63.7</text:p>
          </table:table-cell>
          <table:table-cell table:style-name="ACE-5" office:value-type="float" office:value="5.7943594716040803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20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628.6">
            <text:p>12628.6</text:p>
          </table:table-cell>
          <table:table-cell table:style-name="ACE-3" office:value-type="float" office:value="44.799999999999997">
            <text:p>44.8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3]+AVERAGE([.R73];[.S73])" office:value-type="float" office:value="-34.638034595554316">
            <text:p>−34.63803459555432</text:p>
          </table:table-cell>
          <table:table-cell table:style-name="ACE-0" table:formula="of:=AVERAGE([.R73];[.S73])" office:value-type="float" office:value="34.773371434445679">
            <text:p>34.77337143444568</text:p>
          </table:table-cell>
          <table:table-cell table:style-name="ACE-0" table:formula="of:=AVERAGE([.R73];[.S73])" office:value-type="float" office:value="34.773371434445679">
            <text:p>34.77337143444568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9.411406029999995">
            <text:p>−69.4</text:p>
          </table:table-cell>
          <table:table-cell table:style-name="ACE-5" office:value-type="float" office:value="63.761258033252403">
            <text:p>63.8</text:p>
          </table:table-cell>
          <table:table-cell table:style-name="ACE-5" office:value-type="float" office:value="5.7854848356389601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800.1">
            <text:p>12800.1</text:p>
          </table:table-cell>
          <table:table-cell table:style-name="ACE-3" office:value-type="float" office:value="40.299999999999997">
            <text:p>40.3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4]+AVERAGE([.R74];[.S74])" office:value-type="float" office:value="-34.984453627632604">
            <text:p>−34.9844536276326</text:p>
          </table:table-cell>
          <table:table-cell table:style-name="ACE-0" table:formula="of:=AVERAGE([.R74];[.S74])" office:value-type="float" office:value="34.775520202367403">
            <text:p>34.7755202023674</text:p>
          </table:table-cell>
          <table:table-cell table:style-name="ACE-0" table:formula="of:=AVERAGE([.R74];[.S74])" office:value-type="float" office:value="34.775520202367403">
            <text:p>34.7755202023674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69.759973830000007">
            <text:p>−69.8</text:p>
          </table:table-cell>
          <table:table-cell table:style-name="ACE-5" office:value-type="float" office:value="63.7643809789557">
            <text:p>63.8</text:p>
          </table:table-cell>
          <table:table-cell table:style-name="ACE-5" office:value-type="float" office:value="5.78665942577911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4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811.299999999999">
            <text:p>12811.3</text:p>
          </table:table-cell>
          <table:table-cell table:style-name="ACE-3" office:value-type="float" office:value="30.399999999999999">
            <text:p>30.4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5]+AVERAGE([.R75];[.S75])" office:value-type="float" office:value="-35.685078279695887">
            <text:p>−35.68507827969589</text:p>
          </table:table-cell>
          <table:table-cell table:style-name="ACE-0" table:formula="of:=AVERAGE([.R75];[.S75])" office:value-type="float" office:value="34.771536780304118">
            <text:p>34.77153678030412</text:p>
          </table:table-cell>
          <table:table-cell table:style-name="ACE-0" table:formula="of:=AVERAGE([.R75];[.S75])" office:value-type="float" office:value="34.771536780304118">
            <text:p>34.77153678030412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0.456615060000004">
            <text:p>−70.5</text:p>
          </table:table-cell>
          <table:table-cell table:style-name="ACE-5" office:value-type="float" office:value="63.740822192631803">
            <text:p>63.7</text:p>
          </table:table-cell>
          <table:table-cell table:style-name="ACE-5" office:value-type="float" office:value="5.8022513679764298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38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812.200000000001">
            <text:p>12812.2</text:p>
          </table:table-cell>
          <table:table-cell table:style-name="ACE-3" office:value-type="float" office:value="21.300000000000001">
            <text:p>21.3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6]+AVERAGE([.R76];[.S76])" office:value-type="float" office:value="-36.063180561631015">
            <text:p>−36.06318056163101</text:p>
          </table:table-cell>
          <table:table-cell table:style-name="ACE-0" table:formula="of:=AVERAGE([.R76];[.S76])" office:value-type="float" office:value="34.793172018368992">
            <text:p>34.79317201836899</text:p>
          </table:table-cell>
          <table:table-cell table:style-name="ACE-0" table:formula="of:=AVERAGE([.R76];[.S76])" office:value-type="float" office:value="34.793172018368992">
            <text:p>34.7931720183689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0.856352580000006">
            <text:p>−70.9</text:p>
          </table:table-cell>
          <table:table-cell table:style-name="ACE-5" office:value-type="float" office:value="63.783666031581603">
            <text:p>63.8</text:p>
          </table:table-cell>
          <table:table-cell table:style-name="ACE-5" office:value-type="float" office:value="5.8026780051563804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55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823.299999999999">
            <text:p>12823.3</text:p>
          </table:table-cell>
          <table:table-cell table:style-name="ACE-3" office:value-type="float" office:value="39.799999999999997">
            <text:p>39.8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7]+AVERAGE([.R77];[.S77])" office:value-type="float" office:value="-15.932779293032212">
            <text:p>−15.93277929303221</text:p>
          </table:table-cell>
          <table:table-cell table:style-name="ACE-0" table:formula="of:=AVERAGE([.R77];[.S77])" office:value-type="float" office:value="49.820243106967794">
            <text:p>49.82024310696779</text:p>
          </table:table-cell>
          <table:table-cell table:style-name="ACE-0" table:formula="of:=AVERAGE([.R77];[.S77])" office:value-type="float" office:value="49.820243106967794">
            <text:p>49.8202431069677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5.753022400000006">
            <text:p>−65.8</text:p>
          </table:table-cell>
          <table:table-cell table:style-name="ACE-5" office:value-type="float" office:value="61.227436754152599">
            <text:p>61.2</text:p>
          </table:table-cell>
          <table:table-cell table:style-name="ACE-5" office:value-type="float" office:value="38.413049459782997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902.299999999999">
            <text:p>12902.3</text:p>
          </table:table-cell>
          <table:table-cell table:style-name="ACE-3" office:value-type="float" office:value="22.899999999999999">
            <text:p>22.9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8]+AVERAGE([.R78];[.S78])" office:value-type="float" office:value="-18.344327070158542">
            <text:p>−18.34432707015854</text:p>
          </table:table-cell>
          <table:table-cell table:style-name="ACE-0" table:formula="of:=AVERAGE([.R78];[.S78])" office:value-type="float" office:value="49.884973649841456">
            <text:p>49.88497364984146</text:p>
          </table:table-cell>
          <table:table-cell table:style-name="ACE-0" table:formula="of:=AVERAGE([.R78];[.S78])" office:value-type="float" office:value="49.884973649841456">
            <text:p>49.88497364984146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68.229300719999998">
            <text:p>−68.2</text:p>
          </table:table-cell>
          <table:table-cell table:style-name="ACE-5" office:value-type="float" office:value="61.288989910193102">
            <text:p>61.3</text:p>
          </table:table-cell>
          <table:table-cell table:style-name="ACE-5" office:value-type="float" office:value="38.480957389489802">
            <text:p>38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64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970.4">
            <text:p>12970.4</text:p>
          </table:table-cell>
          <table:table-cell table:style-name="ACE-3" office:value-type="float" office:value="16.300000000000001">
            <text:p>16.3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79]+AVERAGE([.R79];[.S79])" office:value-type="float" office:value="-32.432534079090971">
            <text:p>−32.43253407909097</text:p>
          </table:table-cell>
          <table:table-cell table:style-name="ACE-0" table:formula="of:=AVERAGE([.R79];[.S79])" office:value-type="float" office:value="34.776331370909034">
            <text:p>34.77633137090903</text:p>
          </table:table-cell>
          <table:table-cell table:style-name="ACE-0" table:formula="of:=AVERAGE([.R79];[.S79])" office:value-type="float" office:value="34.776331370909034">
            <text:p>34.7763313709090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7.208865450000005">
            <text:p>−67.2</text:p>
          </table:table-cell>
          <table:table-cell table:style-name="ACE-5" office:value-type="float" office:value="63.7503132353892">
            <text:p>63.8</text:p>
          </table:table-cell>
          <table:table-cell table:style-name="ACE-5" office:value-type="float" office:value="5.8023495064288699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5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971.299999999999">
            <text:p>12971.3</text:p>
          </table:table-cell>
          <table:table-cell table:style-name="ACE-3" office:value-type="float" office:value="30.100000000000001">
            <text:p>30.1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0]+AVERAGE([.R80];[.S80])" office:value-type="float" office:value="-36.105970932414344">
            <text:p>−36.10597093241434</text:p>
          </table:table-cell>
          <table:table-cell table:style-name="ACE-0" table:formula="of:=AVERAGE([.R80];[.S80])" office:value-type="float" office:value="34.802641587585661">
            <text:p>34.80264158758566</text:p>
          </table:table-cell>
          <table:table-cell table:style-name="ACE-0" table:formula="of:=AVERAGE([.R80];[.S80])" office:value-type="float" office:value="34.802641587585661">
            <text:p>34.80264158758566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0.908612520000005">
            <text:p>−70.9</text:p>
          </table:table-cell>
          <table:table-cell table:style-name="ACE-5" office:value-type="float" office:value="63.796241620326398">
            <text:p>63.8</text:p>
          </table:table-cell>
          <table:table-cell table:style-name="ACE-5" office:value-type="float" office:value="5.8090415548449297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976.200000000001">
            <text:p>12976.2</text:p>
          </table:table-cell>
          <table:table-cell table:style-name="ACE-3" office:value-type="float" office:value="24.300000000000001">
            <text:p>24.3</text:p>
          </table:table-cell>
          <table:table-cell table:style-name="ACE-0" office:value-type="string">
            <text:p>Pocillopora_verruc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1]+AVERAGE([.R81];[.S81])" office:value-type="float" office:value="-22.665805414859605">
            <text:p>−22.66580541485961</text:p>
          </table:table-cell>
          <table:table-cell table:style-name="ACE-0" table:formula="of:=AVERAGE([.R81];[.S81])" office:value-type="float" office:value="45.5413258551404">
            <text:p>45.5413258551404</text:p>
          </table:table-cell>
          <table:table-cell table:style-name="ACE-0" table:formula="of:=AVERAGE([.R81];[.S81])" office:value-type="float" office:value="45.5413258551404">
            <text:p>45.5413258551404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68.207131270000005">
            <text:p>−68.2</text:p>
          </table:table-cell>
          <table:table-cell table:style-name="ACE-5" office:value-type="float" office:value="54.248157500043">
            <text:p>54.2</text:p>
          </table:table-cell>
          <table:table-cell table:style-name="ACE-5" office:value-type="float" office:value="36.8344942102378">
            <text:p>36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48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2983.1">
            <text:p>12983.1</text:p>
          </table:table-cell>
          <table:table-cell table:style-name="ACE-3" office:value-type="float" office:value="29.5">
            <text:p>29.5</text:p>
          </table:table-cell>
          <table:table-cell table:style-name="ACE-0" office:value-type="string">
            <text:p>Pocill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2]+AVERAGE([.R82];[.S82])" office:value-type="float" office:value="-20.985939764888101">
            <text:p>−20.9859397648881</text:p>
          </table:table-cell>
          <table:table-cell table:style-name="ACE-0" table:formula="of:=AVERAGE([.R82];[.S82])" office:value-type="float" office:value="49.819125275111901">
            <text:p>49.8191252751119</text:p>
          </table:table-cell>
          <table:table-cell table:style-name="ACE-0" table:formula="of:=AVERAGE([.R82];[.S82])" office:value-type="float" office:value="49.819125275111901">
            <text:p>49.819125275111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0.805065040000002">
            <text:p>−70.8</text:p>
          </table:table-cell>
          <table:table-cell table:style-name="ACE-5" office:value-type="float" office:value="61.2150956641105">
            <text:p>61.2</text:p>
          </table:table-cell>
          <table:table-cell table:style-name="ACE-5" office:value-type="float" office:value="38.4231548861133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9-265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2995.4">
            <text:p>12995.4</text:p>
          </table:table-cell>
          <table:table-cell table:style-name="ACE-3" office:value-type="float" office:value="24.300000000000001">
            <text:p>24.3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3]+AVERAGE([.R83];[.S83])" office:value-type="float" office:value="-34.609371713290081">
            <text:p>−34.60937171329008</text:p>
          </table:table-cell>
          <table:table-cell table:style-name="ACE-0" table:formula="of:=AVERAGE([.R83];[.S83])" office:value-type="float" office:value="34.792022456709923">
            <text:p>34.79202245670992</text:p>
          </table:table-cell>
          <table:table-cell table:style-name="ACE-0" table:formula="of:=AVERAGE([.R83];[.S83])" office:value-type="float" office:value="34.792022456709923">
            <text:p>34.79202245670992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69.401394170000003">
            <text:p>−69.4</text:p>
          </table:table-cell>
          <table:table-cell table:style-name="ACE-5" office:value-type="float" office:value="63.768619453518198">
            <text:p>63.8</text:p>
          </table:table-cell>
          <table:table-cell table:style-name="ACE-5" office:value-type="float" office:value="5.8154254599016504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6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007.9">
            <text:p>13007.9</text:p>
          </table:table-cell>
          <table:table-cell table:style-name="ACE-3" office:value-type="float" office:value="31">
            <text:p>31.0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4]+AVERAGE([.R84];[.S84])" office:value-type="float" office:value="-37.623075750633845">
            <text:p>−37.62307575063384</text:p>
          </table:table-cell>
          <table:table-cell table:style-name="ACE-0" table:formula="of:=AVERAGE([.R84];[.S84])" office:value-type="float" office:value="34.774542439366158">
            <text:p>34.77454243936616</text:p>
          </table:table-cell>
          <table:table-cell table:style-name="ACE-0" table:formula="of:=AVERAGE([.R84];[.S84])" office:value-type="float" office:value="34.774542439366158">
            <text:p>34.77454243936616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2.397618190000003">
            <text:p>−72.4</text:p>
          </table:table-cell>
          <table:table-cell table:style-name="ACE-5" office:value-type="float" office:value="63.734686773643702">
            <text:p>63.7</text:p>
          </table:table-cell>
          <table:table-cell table:style-name="ACE-5" office:value-type="float" office:value="5.8143981050886202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10-37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3031.799999999999">
            <text:p>13031.8</text:p>
          </table:table-cell>
          <table:table-cell table:style-name="ACE-3" office:value-type="float" office:value="29.5">
            <text:p>29.5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5]+AVERAGE([.R85];[.S85])" office:value-type="float" office:value="-36.017141192262734">
            <text:p>−36.01714119226273</text:p>
          </table:table-cell>
          <table:table-cell table:style-name="ACE-0" table:formula="of:=AVERAGE([.R85];[.S85])" office:value-type="float" office:value="34.773329657737271">
            <text:p>34.77332965773727</text:p>
          </table:table-cell>
          <table:table-cell table:style-name="ACE-0" table:formula="of:=AVERAGE([.R85];[.S85])" office:value-type="float" office:value="34.773329657737271">
            <text:p>34.77332965773727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0.790470850000005">
            <text:p>−70.8</text:p>
          </table:table-cell>
          <table:table-cell table:style-name="ACE-5" office:value-type="float" office:value="63.739131118506698">
            <text:p>63.7</text:p>
          </table:table-cell>
          <table:table-cell table:style-name="ACE-5" office:value-type="float" office:value="5.8075281969678398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75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3117.799999999999">
            <text:p>13117.8</text:p>
          </table:table-cell>
          <table:table-cell table:style-name="ACE-3" office:value-type="float" office:value="160.80000000000001">
            <text:p>160.8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6]+AVERAGE([.R86];[.S86])" office:value-type="float" office:value="-38.467374674568624">
            <text:p>−38.46737467456862</text:p>
          </table:table-cell>
          <table:table-cell table:style-name="ACE-0" table:formula="of:=AVERAGE([.R86];[.S86])" office:value-type="float" office:value="34.797281215431376">
            <text:p>34.79728121543138</text:p>
          </table:table-cell>
          <table:table-cell table:style-name="ACE-0" table:formula="of:=AVERAGE([.R86];[.S86])" office:value-type="float" office:value="34.797281215431376">
            <text:p>34.79728121543138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3.26465589">
            <text:p>−73.3</text:p>
          </table:table-cell>
          <table:table-cell table:style-name="ACE-5" office:value-type="float" office:value="63.771719354860799">
            <text:p>63.8</text:p>
          </table:table-cell>
          <table:table-cell table:style-name="ACE-5" office:value-type="float" office:value="5.8228430760019503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I0-373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1666666666668">
            <text:p>−149.517</text:p>
          </table:table-cell>
          <table:table-cell table:style-name="ACE-3" office:value-type="float" office:value="13141.799999999999">
            <text:p>13141.8</text:p>
          </table:table-cell>
          <table:table-cell table:style-name="ACE-3" office:value-type="float" office:value="24.399999999999999">
            <text:p>24.4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7]+AVERAGE([.R87];[.S87])" office:value-type="float" office:value="-38.472757489464428">
            <text:p>−38.47275748946443</text:p>
          </table:table-cell>
          <table:table-cell table:style-name="ACE-0" table:formula="of:=AVERAGE([.R87];[.S87])" office:value-type="float" office:value="34.784691310535578">
            <text:p>34.78469131053558</text:p>
          </table:table-cell>
          <table:table-cell table:style-name="ACE-0" table:formula="of:=AVERAGE([.R87];[.S87])" office:value-type="float" office:value="34.784691310535578">
            <text:p>34.78469131053558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3.257448800000006">
            <text:p>−73.3</text:p>
          </table:table-cell>
          <table:table-cell table:style-name="ACE-5" office:value-type="float" office:value="63.758223964335798">
            <text:p>63.8</text:p>
          </table:table-cell>
          <table:table-cell table:style-name="ACE-5" office:value-type="float" office:value="5.8111586567353601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7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172.4">
            <text:p>13172.4</text:p>
          </table:table-cell>
          <table:table-cell table:style-name="ACE-3" office:value-type="float" office:value="23.100000000000001">
            <text:p>23.1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8]+AVERAGE([.R88];[.S88])" office:value-type="float" office:value="-38.652827048132757">
            <text:p>−38.65282704813276</text:p>
          </table:table-cell>
          <table:table-cell table:style-name="ACE-0" table:formula="of:=AVERAGE([.R88];[.S88])" office:value-type="float" office:value="34.795467211867241">
            <text:p>34.79546721186724</text:p>
          </table:table-cell>
          <table:table-cell table:style-name="ACE-0" table:formula="of:=AVERAGE([.R88];[.S88])" office:value-type="float" office:value="34.795467211867241">
            <text:p>34.79546721186724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3.448294259999997">
            <text:p>−73.4</text:p>
          </table:table-cell>
          <table:table-cell table:style-name="ACE-5" office:value-type="float" office:value="63.775729129491602">
            <text:p>63.8</text:p>
          </table:table-cell>
          <table:table-cell table:style-name="ACE-5" office:value-type="float" office:value="5.8152052942428796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D-5R-2W_0-5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3205">
            <text:p>13205.0</text:p>
          </table:table-cell>
          <table:table-cell table:style-name="ACE-3" office:value-type="float" office:value="22.300000000000001">
            <text:p>22.3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89]+AVERAGE([.R89];[.S89])" office:value-type="float" office:value="-50.557824012176411">
            <text:p>−50.55782401217641</text:p>
          </table:table-cell>
          <table:table-cell table:style-name="ACE-0" table:formula="of:=AVERAGE([.R89];[.S89])" office:value-type="float" office:value="34.780666057823595">
            <text:p>34.78066605782359</text:p>
          </table:table-cell>
          <table:table-cell table:style-name="ACE-0" table:formula="of:=AVERAGE([.R89];[.S89])" office:value-type="float" office:value="34.780666057823595">
            <text:p>34.7806660578235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5.338490070000006">
            <text:p>−85.3</text:p>
          </table:table-cell>
          <table:table-cell table:style-name="ACE-5" office:value-type="float" office:value="63.747463570070899">
            <text:p>63.7</text:p>
          </table:table-cell>
          <table:table-cell table:style-name="ACE-5" office:value-type="float" office:value="5.8138685455762902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54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388.1">
            <text:p>13388.1</text:p>
          </table:table-cell>
          <table:table-cell table:style-name="ACE-3" office:value-type="float" office:value="75.400000000000006">
            <text:p>75.4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0]+AVERAGE([.R90];[.S90])" office:value-type="float" office:value="-44.36907040659414">
            <text:p>−44.36907040659414</text:p>
          </table:table-cell>
          <table:table-cell table:style-name="ACE-0" table:formula="of:=AVERAGE([.R90];[.S90])" office:value-type="float" office:value="34.814492773405853">
            <text:p>34.81449277340585</text:p>
          </table:table-cell>
          <table:table-cell table:style-name="ACE-0" table:formula="of:=AVERAGE([.R90];[.S90])" office:value-type="float" office:value="34.814492773405853">
            <text:p>34.81449277340585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9.183563179999993">
            <text:p>−79.2</text:p>
          </table:table-cell>
          <table:table-cell table:style-name="ACE-5" office:value-type="float" office:value="63.800772928798203">
            <text:p>63.8</text:p>
          </table:table-cell>
          <table:table-cell table:style-name="ACE-5" office:value-type="float" office:value="5.8282126180134997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5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424.6">
            <text:p>13424.6</text:p>
          </table:table-cell>
          <table:table-cell table:style-name="ACE-3" office:value-type="float" office:value="24.600000000000001">
            <text:p>24.6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1]+AVERAGE([.R91];[.S91])" office:value-type="float" office:value="-44.175375332665368">
            <text:p>−44.17537533266537</text:p>
          </table:table-cell>
          <table:table-cell table:style-name="ACE-0" table:formula="of:=AVERAGE([.R91];[.S91])" office:value-type="float" office:value="34.797234817334626">
            <text:p>34.79723481733463</text:p>
          </table:table-cell>
          <table:table-cell table:style-name="ACE-0" table:formula="of:=AVERAGE([.R91];[.S91])" office:value-type="float" office:value="34.797234817334626">
            <text:p>34.7972348173346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78.972610149999994">
            <text:p>−79.0</text:p>
          </table:table-cell>
          <table:table-cell table:style-name="ACE-5" office:value-type="float" office:value="63.776152277182703">
            <text:p>63.8</text:p>
          </table:table-cell>
          <table:table-cell table:style-name="ACE-5" office:value-type="float" office:value="5.8183173574865501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11R-1W_22-3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3505.4">
            <text:p>13505.4</text:p>
          </table:table-cell>
          <table:table-cell table:style-name="ACE-3" office:value-type="float" office:value="11.9">
            <text:p>11.9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2]+AVERAGE([.R92];[.S92])" office:value-type="float" office:value="-32.018026776539998">
            <text:p>−32.01802677654</text:p>
          </table:table-cell>
          <table:table-cell table:style-name="ACE-0" table:formula="of:=AVERAGE([.R92];[.S92])" office:value-type="float" office:value="49.830365503460001">
            <text:p>49.83036550346</text:p>
          </table:table-cell>
          <table:table-cell table:style-name="ACE-0" table:formula="of:=AVERAGE([.R92];[.S92])" office:value-type="float" office:value="49.830365503460001">
            <text:p>49.8303655034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1.848392279999999">
            <text:p>−81.8</text:p>
          </table:table-cell>
          <table:table-cell table:style-name="ACE-5" office:value-type="float" office:value="61.252926971332897">
            <text:p>61.3</text:p>
          </table:table-cell>
          <table:table-cell table:style-name="ACE-5" office:value-type="float" office:value="38.407804035587098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8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536">
            <text:p>13536.0</text:p>
          </table:table-cell>
          <table:table-cell table:style-name="ACE-3" office:value-type="float" office:value="31.399999999999999">
            <text:p>31.4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3]+AVERAGE([.R93];[.S93])" office:value-type="float" office:value="-41.620842165958308">
            <text:p>−41.62084216595831</text:p>
          </table:table-cell>
          <table:table-cell table:style-name="ACE-0" table:formula="of:=AVERAGE([.R93];[.S93])" office:value-type="float" office:value="34.818354684041694">
            <text:p>34.81835468404169</text:p>
          </table:table-cell>
          <table:table-cell table:style-name="ACE-0" table:formula="of:=AVERAGE([.R93];[.S93])" office:value-type="float" office:value="34.818354684041694">
            <text:p>34.81835468404169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6.439196850000002">
            <text:p>−76.4</text:p>
          </table:table-cell>
          <table:table-cell table:style-name="ACE-5" office:value-type="float" office:value="63.7994344006459">
            <text:p>63.8</text:p>
          </table:table-cell>
          <table:table-cell table:style-name="ACE-5" office:value-type="float" office:value="5.83727496743749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5A-33R-1W_29-40__2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3595.4">
            <text:p>13595.4</text:p>
          </table:table-cell>
          <table:table-cell table:style-name="ACE-3" office:value-type="float" office:value="11.9">
            <text:p>11.9</text:p>
          </table:table-cell>
          <table:table-cell table:style-name="ACE-0" office:value-type="string">
            <text:p>Pocillopora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4]+AVERAGE([.R94];[.S94])" office:value-type="float" office:value="-49.860810355653541">
            <text:p>−49.86081035565354</text:p>
          </table:table-cell>
          <table:table-cell table:style-name="ACE-0" table:formula="of:=AVERAGE([.R94];[.S94])" office:value-type="float" office:value="49.860572114346454">
            <text:p>49.86057211434645</text:p>
          </table:table-cell>
          <table:table-cell table:style-name="ACE-0" table:formula="of:=AVERAGE([.R94];[.S94])" office:value-type="float" office:value="49.860572114346454">
            <text:p>49.8605721143464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99.721382469999995">
            <text:p>−99.7</text:p>
          </table:table-cell>
          <table:table-cell table:style-name="ACE-5" office:value-type="float" office:value="61.297959332764499">
            <text:p>61.3</text:p>
          </table:table-cell>
          <table:table-cell table:style-name="ACE-5" office:value-type="float" office:value="38.423184895928401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4R-1W_137-14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3598.9">
            <text:p>13598.9</text:p>
          </table:table-cell>
          <table:table-cell table:style-name="ACE-3" office:value-type="float" office:value="22">
            <text:p>22.0</text:p>
          </table:table-cell>
          <table:table-cell table:style-name="ACE-0" office:value-type="string">
            <text:p>Pocillopora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5]+AVERAGE([.R95];[.S95])" office:value-type="float" office:value="-41.480155991582343">
            <text:p>−41.48015599158234</text:p>
          </table:table-cell>
          <table:table-cell table:style-name="ACE-0" table:formula="of:=AVERAGE([.R95];[.S95])" office:value-type="float" office:value="49.840168038417652">
            <text:p>49.84016803841765</text:p>
          </table:table-cell>
          <table:table-cell table:style-name="ACE-0" table:formula="of:=AVERAGE([.R95];[.S95])" office:value-type="float" office:value="49.840168038417652">
            <text:p>49.8401680384176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91.320324029999995">
            <text:p>−91.3</text:p>
          </table:table-cell>
          <table:table-cell table:style-name="ACE-5" office:value-type="float" office:value="61.260725263386703">
            <text:p>61.3</text:p>
          </table:table-cell>
          <table:table-cell table:style-name="ACE-5" office:value-type="float" office:value="38.4196108134486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11R-2W_112-12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3605.4">
            <text:p>13605.4</text:p>
          </table:table-cell>
          <table:table-cell table:style-name="ACE-3" office:value-type="float" office:value="11.5">
            <text:p>11.5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6]+AVERAGE([.R96];[.S96])" office:value-type="float" office:value="-49.127333993281255">
            <text:p>−49.12733399328125</text:p>
          </table:table-cell>
          <table:table-cell table:style-name="ACE-0" table:formula="of:=AVERAGE([.R96];[.S96])" office:value-type="float" office:value="34.791059766718746">
            <text:p>34.79105976671875</text:p>
          </table:table-cell>
          <table:table-cell table:style-name="ACE-0" table:formula="of:=AVERAGE([.R96];[.S96])" office:value-type="float" office:value="34.791059766718746">
            <text:p>34.7910597667187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3.918393760000001">
            <text:p>−83.9</text:p>
          </table:table-cell>
          <table:table-cell table:style-name="ACE-5" office:value-type="float" office:value="63.741124551025202">
            <text:p>63.7</text:p>
          </table:table-cell>
          <table:table-cell table:style-name="ACE-5" office:value-type="float" office:value="5.8409949824122904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12R-1W_32-3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3619.5">
            <text:p>13619.5</text:p>
          </table:table-cell>
          <table:table-cell table:style-name="ACE-3" office:value-type="float" office:value="11.5">
            <text:p>11.5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7]+AVERAGE([.R97];[.S97])" office:value-type="float" office:value="-34.785076319008155">
            <text:p>−34.78507631900816</text:p>
          </table:table-cell>
          <table:table-cell table:style-name="ACE-0" table:formula="of:=AVERAGE([.R97];[.S97])" office:value-type="float" office:value="49.829064290991852">
            <text:p>49.82906429099185</text:p>
          </table:table-cell>
          <table:table-cell table:style-name="ACE-0" table:formula="of:=AVERAGE([.R97];[.S97])" office:value-type="float" office:value="49.829064290991852">
            <text:p>49.8290642909918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4.614140610000007">
            <text:p>−84.6</text:p>
          </table:table-cell>
          <table:table-cell table:style-name="ACE-5" office:value-type="float" office:value="61.223208004410601">
            <text:p>61.2</text:p>
          </table:table-cell>
          <table:table-cell table:style-name="ACE-5" office:value-type="float" office:value="38.4349205775731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8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621.4">
            <text:p>13621.4</text:p>
          </table:table-cell>
          <table:table-cell table:style-name="ACE-3" office:value-type="float" office:value="41.600000000000001">
            <text:p>41.6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8]+AVERAGE([.R98];[.S98])" office:value-type="float" office:value="-41.579475800365657">
            <text:p>−41.57947580036566</text:p>
          </table:table-cell>
          <table:table-cell table:style-name="ACE-0" table:formula="of:=AVERAGE([.R98];[.S98])" office:value-type="float" office:value="34.834092219634343">
            <text:p>34.83409221963434</text:p>
          </table:table-cell>
          <table:table-cell table:style-name="ACE-0" table:formula="of:=AVERAGE([.R98];[.S98])" office:value-type="float" office:value="34.834092219634343">
            <text:p>34.83409221963434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6.41356802">
            <text:p>−76.4</text:p>
          </table:table-cell>
          <table:table-cell table:style-name="ACE-5" office:value-type="float" office:value="63.828160020144303">
            <text:p>63.8</text:p>
          </table:table-cell>
          <table:table-cell table:style-name="ACE-5" office:value-type="float" office:value="5.84002441912439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5A-33R-1W_29-40__1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3661.4">
            <text:p>13661.4</text:p>
          </table:table-cell>
          <table:table-cell table:style-name="ACE-3" office:value-type="float" office:value="22">
            <text:p>22.0</text:p>
          </table:table-cell>
          <table:table-cell table:style-name="ACE-0" office:value-type="string">
            <text:p>Pocillopora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99]+AVERAGE([.R99];[.S99])" office:value-type="float" office:value="-49.8911566208251">
            <text:p>−49.8911566208251</text:p>
          </table:table-cell>
          <table:table-cell table:style-name="ACE-0" table:formula="of:=AVERAGE([.R99];[.S99])" office:value-type="float" office:value="49.810430209174896">
            <text:p>49.8104302091749</text:p>
          </table:table-cell>
          <table:table-cell table:style-name="ACE-0" table:formula="of:=AVERAGE([.R99];[.S99])" office:value-type="float" office:value="49.810430209174896">
            <text:p>49.810430209174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99.701586829999997">
            <text:p>−99.7</text:p>
          </table:table-cell>
          <table:table-cell table:style-name="ACE-5" office:value-type="float" office:value="61.234206397216902">
            <text:p>61.2</text:p>
          </table:table-cell>
          <table:table-cell table:style-name="ACE-5" office:value-type="float" office:value="38.386654021132898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65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746.299999999999">
            <text:p>13746.3</text:p>
          </table:table-cell>
          <table:table-cell table:style-name="ACE-3" office:value-type="float" office:value="34.799999999999997">
            <text:p>34.8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0]+AVERAGE([.R100];[.S100])" office:value-type="float" office:value="-47.88052469808013">
            <text:p>−47.88052469808013</text:p>
          </table:table-cell>
          <table:table-cell table:style-name="ACE-0" table:formula="of:=AVERAGE([.R100];[.S100])" office:value-type="float" office:value="34.795584941919877">
            <text:p>34.79558494191988</text:p>
          </table:table-cell>
          <table:table-cell table:style-name="ACE-0" table:formula="of:=AVERAGE([.R100];[.S100])" office:value-type="float" office:value="34.795584941919877">
            <text:p>34.79558494191988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82.676109640000007">
            <text:p>−82.7</text:p>
          </table:table-cell>
          <table:table-cell table:style-name="ACE-5" office:value-type="float" office:value="63.746700812773298">
            <text:p>63.7</text:p>
          </table:table-cell>
          <table:table-cell table:style-name="ACE-5" office:value-type="float" office:value="5.8444690710664498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16R-1W_55-66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3767">
            <text:p>13767.0</text:p>
          </table:table-cell>
          <table:table-cell table:style-name="ACE-3" office:value-type="float" office:value="29.5">
            <text:p>29.5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1]+AVERAGE([.R101];[.S101])" office:value-type="float" office:value="-65.574353771326713">
            <text:p>−65.57435377132671</text:p>
          </table:table-cell>
          <table:table-cell table:style-name="ACE-0" table:formula="of:=AVERAGE([.R101];[.S101])" office:value-type="float" office:value="34.795536128673291">
            <text:p>34.79553612867329</text:p>
          </table:table-cell>
          <table:table-cell table:style-name="ACE-0" table:formula="of:=AVERAGE([.R101];[.S101])" office:value-type="float" office:value="34.795536128673291">
            <text:p>34.7955361286732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0.3698899">
            <text:p>−100.4</text:p>
          </table:table-cell>
          <table:table-cell table:style-name="ACE-5" office:value-type="float" office:value="63.756380312913898">
            <text:p>63.8</text:p>
          </table:table-cell>
          <table:table-cell table:style-name="ACE-5" office:value-type="float" office:value="5.8346919444326799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6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768.799999999999">
            <text:p>13768.8</text:p>
          </table:table-cell>
          <table:table-cell table:style-name="ACE-3" office:value-type="float" office:value="24.800000000000001">
            <text:p>24.8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2]+AVERAGE([.R102];[.S102])" office:value-type="float" office:value="-46.663264760840519">
            <text:p>−46.66326476084052</text:p>
          </table:table-cell>
          <table:table-cell table:style-name="ACE-0" table:formula="of:=AVERAGE([.R102];[.S102])" office:value-type="float" office:value="34.806089599159478">
            <text:p>34.80608959915948</text:p>
          </table:table-cell>
          <table:table-cell table:style-name="ACE-0" table:formula="of:=AVERAGE([.R102];[.S102])" office:value-type="float" office:value="34.806089599159478">
            <text:p>34.80608959915948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81.469354359999997">
            <text:p>−81.5</text:p>
          </table:table-cell>
          <table:table-cell table:style-name="ACE-5" office:value-type="float" office:value="63.760691467642097">
            <text:p>63.8</text:p>
          </table:table-cell>
          <table:table-cell table:style-name="ACE-5" office:value-type="float" office:value="5.8514877306768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12R-1W_140-14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3770.6">
            <text:p>13770.6</text:p>
          </table:table-cell>
          <table:table-cell table:style-name="ACE-3" office:value-type="float" office:value="11.5">
            <text:p>11.5</text:p>
          </table:table-cell>
          <table:table-cell table:style-name="ACE-0" office:value-type="string">
            <text:p>Leptastrea_sp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3]+AVERAGE([.R103];[.S103])" office:value-type="float" office:value="-60.270224680306981">
            <text:p>−60.27022468030698</text:p>
          </table:table-cell>
          <table:table-cell table:style-name="ACE-0" table:formula="of:=AVERAGE([.R103];[.S103])" office:value-type="float" office:value="25.39859696969302">
            <text:p>25.39859696969302</text:p>
          </table:table-cell>
          <table:table-cell table:style-name="ACE-0" table:formula="of:=AVERAGE([.R103];[.S103])" office:value-type="float" office:value="25.39859696969302">
            <text:p>25.39859696969302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5.668821649999998">
            <text:p>−85.7</text:p>
          </table:table-cell>
          <table:table-cell table:style-name="ACE-5" office:value-type="float" office:value="41.416448636985102">
            <text:p>41.4</text:p>
          </table:table-cell>
          <table:table-cell table:style-name="ACE-5" office:value-type="float" office:value="9.3807453024009408">
            <text:p>9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D-6R-2W_0-5__1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3781.4">
            <text:p>13781.4</text:p>
          </table:table-cell>
          <table:table-cell table:style-name="ACE-3" office:value-type="float" office:value="17.199999999999999">
            <text:p>17.2</text:p>
          </table:table-cell>
          <table:table-cell table:style-name="ACE-0" office:value-type="string">
            <text:p>Montipora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4]+AVERAGE([.R104];[.S104])" office:value-type="float" office:value="-40.134377157711441">
            <text:p>−40.13437715771144</text:p>
          </table:table-cell>
          <table:table-cell table:style-name="ACE-0" table:formula="of:=AVERAGE([.R104];[.S104])" office:value-type="float" office:value="47.031205122288554">
            <text:p>47.03120512228855</text:p>
          </table:table-cell>
          <table:table-cell table:style-name="ACE-0" table:formula="of:=AVERAGE([.R104];[.S104])" office:value-type="float" office:value="47.031205122288554">
            <text:p>47.0312051222885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7.165582279999995">
            <text:p>−87.2</text:p>
          </table:table-cell>
          <table:table-cell table:style-name="ACE-5" office:value-type="float" office:value="58.0858536759823">
            <text:p>58.1</text:p>
          </table:table-cell>
          <table:table-cell table:style-name="ACE-5" office:value-type="float" office:value="35.976556568594802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6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781.5">
            <text:p>13781.5</text:p>
          </table:table-cell>
          <table:table-cell table:style-name="ACE-3" office:value-type="float" office:value="35">
            <text:p>35.0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5]+AVERAGE([.R105];[.S105])" office:value-type="float" office:value="-46.347548126478586">
            <text:p>−46.34754812647859</text:p>
          </table:table-cell>
          <table:table-cell table:style-name="ACE-0" table:formula="of:=AVERAGE([.R105];[.S105])" office:value-type="float" office:value="34.81800135352141">
            <text:p>34.81800135352141</text:p>
          </table:table-cell>
          <table:table-cell table:style-name="ACE-0" table:formula="of:=AVERAGE([.R105];[.S105])" office:value-type="float" office:value="34.81800135352141">
            <text:p>34.81800135352141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81.165549479999996">
            <text:p>−81.2</text:p>
          </table:table-cell>
          <table:table-cell table:style-name="ACE-5" office:value-type="float" office:value="63.782011263828103">
            <text:p>63.8</text:p>
          </table:table-cell>
          <table:table-cell table:style-name="ACE-5" office:value-type="float" office:value="5.8539914432147198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59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818.6">
            <text:p>13818.6</text:p>
          </table:table-cell>
          <table:table-cell table:style-name="ACE-3" office:value-type="float" office:value="25.399999999999999">
            <text:p>25.4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6]+AVERAGE([.R106];[.S106])" office:value-type="float" office:value="-46.434377759688182">
            <text:p>−46.43437775968818</text:p>
          </table:table-cell>
          <table:table-cell table:style-name="ACE-0" table:formula="of:=AVERAGE([.R106];[.S106])" office:value-type="float" office:value="34.820033390311814">
            <text:p>34.82003339031181</text:p>
          </table:table-cell>
          <table:table-cell table:style-name="ACE-0" table:formula="of:=AVERAGE([.R106];[.S106])" office:value-type="float" office:value="34.820033390311814">
            <text:p>34.82003339031181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81.254411149999996">
            <text:p>−81.3</text:p>
          </table:table-cell>
          <table:table-cell table:style-name="ACE-5" office:value-type="float" office:value="63.792810148801102">
            <text:p>63.8</text:p>
          </table:table-cell>
          <table:table-cell table:style-name="ACE-5" office:value-type="float" office:value="5.8472566318225301">
            <text:p>5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9_3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827.1">
            <text:p>13827.1</text:p>
          </table:table-cell>
          <table:table-cell table:style-name="ACE-3" office:value-type="float" office:value="368.5">
            <text:p>368.5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7]+AVERAGE([.R107];[.S107])" office:value-type="float" office:value="-67.751815836892902">
            <text:p>−67.7518158368929</text:p>
          </table:table-cell>
          <table:table-cell table:style-name="ACE-0" table:formula="of:=AVERAGE([.R107];[.S107])" office:value-type="float" office:value="11.600067263107094">
            <text:p>11.60006726310709</text:p>
          </table:table-cell>
          <table:table-cell table:style-name="ACE-0" table:formula="of:=AVERAGE([.R107];[.S107])" office:value-type="float" office:value="11.600067263107094">
            <text:p>11.60006726310709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9.351883099999995">
            <text:p>−79.4</text:p>
          </table:table-cell>
          <table:table-cell table:style-name="ACE-5" office:value-type="float" office:value="19.756650716179099">
            <text:p>19.8</text:p>
          </table:table-cell>
          <table:table-cell table:style-name="ACE-5" office:value-type="float" office:value="3.4434838100350902">
            <text:p>3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69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831.700000000001">
            <text:p>13831.7</text:p>
          </table:table-cell>
          <table:table-cell table:style-name="ACE-3" office:value-type="float" office:value="16.699999999999999">
            <text:p>16.7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8]+AVERAGE([.R108];[.S108])" office:value-type="float" office:value="-49.020577515047208">
            <text:p>−49.02057751504721</text:p>
          </table:table-cell>
          <table:table-cell table:style-name="ACE-0" table:formula="of:=AVERAGE([.R108];[.S108])" office:value-type="float" office:value="34.82991374495279">
            <text:p>34.82991374495279</text:p>
          </table:table-cell>
          <table:table-cell table:style-name="ACE-0" table:formula="of:=AVERAGE([.R108];[.S108])" office:value-type="float" office:value="34.82991374495279">
            <text:p>34.82991374495279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83.850491259999998">
            <text:p>−83.9</text:p>
          </table:table-cell>
          <table:table-cell table:style-name="ACE-5" office:value-type="float" office:value="63.806146995457397">
            <text:p>63.8</text:p>
          </table:table-cell>
          <table:table-cell table:style-name="ACE-5" office:value-type="float" office:value="5.8536804944481799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60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867.799999999999">
            <text:p>13867.8</text:p>
          </table:table-cell>
          <table:table-cell table:style-name="ACE-3" office:value-type="float" office:value="130.5">
            <text:p>130.5</text:p>
          </table:table-cell>
          <table:table-cell table:style-name="ACE-0" office:value-type="string">
            <text:p>Porites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09]+AVERAGE([.R109];[.S109])" office:value-type="float" office:value="-46.541628865890225">
            <text:p>−46.54162886589022</text:p>
          </table:table-cell>
          <table:table-cell table:style-name="ACE-0" table:formula="of:=AVERAGE([.R109];[.S109])" office:value-type="float" office:value="34.798041444109778">
            <text:p>34.79804144410978</text:p>
          </table:table-cell>
          <table:table-cell table:style-name="ACE-0" table:formula="of:=AVERAGE([.R109];[.S109])" office:value-type="float" office:value="34.798041444109778">
            <text:p>34.79804144410978</text:p>
          </table:table-cell>
          <table:table-cell table:style-name="ACE-0" office:value-type="string">
            <text:p>BardEtal2010,HibbertEtal2016</text:p>
          </table:table-cell>
          <table:table-cell table:style-name="ACE-4" office:value-type="float" office:value="-81.339670310000002">
            <text:p>−81.33967031</text:p>
          </table:table-cell>
          <table:table-cell table:style-name="ACE-4" office:value-type="float" office:value="63.740253826979">
            <text:p>63.740253826979</text:p>
          </table:table-cell>
          <table:table-cell table:style-name="ACE-4" office:value-type="float" office:value="5.8558290612405601">
            <text:p>5.85582906124056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9_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868.9">
            <text:p>13868.9</text:p>
          </table:table-cell>
          <table:table-cell table:style-name="ACE-3" office:value-type="float" office:value="32.700000000000003">
            <text:p>32.7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0]+AVERAGE([.R110];[.S110])" office:value-type="float" office:value="-67.774226503739442">
            <text:p>−67.77422650373944</text:p>
          </table:table-cell>
          <table:table-cell table:style-name="ACE-0" table:formula="of:=AVERAGE([.R110];[.S110])" office:value-type="float" office:value="11.565104906260551">
            <text:p>11.56510490626055</text:p>
          </table:table-cell>
          <table:table-cell table:style-name="ACE-0" table:formula="of:=AVERAGE([.R110];[.S110])" office:value-type="float" office:value="11.565104906260551">
            <text:p>11.56510490626055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9.33933141">
            <text:p>−79.3</text:p>
          </table:table-cell>
          <table:table-cell table:style-name="ACE-5" office:value-type="float" office:value="19.7042276407286">
            <text:p>19.7</text:p>
          </table:table-cell>
          <table:table-cell table:style-name="ACE-5" office:value-type="float" office:value="3.4259821717925001">
            <text:p>3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7-19_1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881">
            <text:p>13881.0</text:p>
          </table:table-cell>
          <table:table-cell table:style-name="ACE-3" office:value-type="float" office:value="32.200000000000003">
            <text:p>32.2</text:p>
          </table:table-cell>
          <table:table-cell table:style-name="ACE-0" office:value-type="string">
            <text:p>Acropora_danai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1]+AVERAGE([.R111];[.S111])" office:value-type="float" office:value="-67.717144729207121">
            <text:p>−67.71714472920712</text:p>
          </table:table-cell>
          <table:table-cell table:style-name="ACE-0" table:formula="of:=AVERAGE([.R111];[.S111])" office:value-type="float" office:value="11.618541810792875">
            <text:p>11.61854181079288</text:p>
          </table:table-cell>
          <table:table-cell table:style-name="ACE-0" table:formula="of:=AVERAGE([.R111];[.S111])" office:value-type="float" office:value="11.618541810792875">
            <text:p>11.61854181079288</text:p>
          </table:table-cell>
          <table:table-cell table:style-name="ACE-0" office:value-type="string">
            <text:p>BardEtal1996,HibbertEtal2016</text:p>
          </table:table-cell>
          <table:table-cell table:style-name="ACE-5" office:value-type="float" office:value="-79.335686539999998">
            <text:p>−79.3</text:p>
          </table:table-cell>
          <table:table-cell table:style-name="ACE-5" office:value-type="float" office:value="19.7950135579364">
            <text:p>19.8</text:p>
          </table:table-cell>
          <table:table-cell table:style-name="ACE-5" office:value-type="float" office:value="3.44207006364935">
            <text:p>3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6R-1W_38-43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3892.299999999999">
            <text:p>13892.3</text:p>
          </table:table-cell>
          <table:table-cell table:style-name="ACE-3" office:value-type="float" office:value="17">
            <text:p>17.0</text:p>
          </table:table-cell>
          <table:table-cell table:style-name="ACE-0" office:value-type="string">
            <text:p>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2]+AVERAGE([.R112];[.S112])" office:value-type="float" office:value="-55.198939395748852">
            <text:p>−55.19893939574885</text:p>
          </table:table-cell>
          <table:table-cell table:style-name="ACE-0" table:formula="of:=AVERAGE([.R112];[.S112])" office:value-type="float" office:value="47.033362004251146">
            <text:p>47.03336200425115</text:p>
          </table:table-cell>
          <table:table-cell table:style-name="ACE-0" table:formula="of:=AVERAGE([.R112];[.S112])" office:value-type="float" office:value="47.033362004251146">
            <text:p>47.0333620042511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2.2323014">
            <text:p>−102.2</text:p>
          </table:table-cell>
          <table:table-cell table:style-name="ACE-5" office:value-type="float" office:value="58.110955001547602">
            <text:p>58.1</text:p>
          </table:table-cell>
          <table:table-cell table:style-name="ACE-5" office:value-type="float" office:value="35.955769006954696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D-6R-2W_0-5__2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3905.5">
            <text:p>13905.5</text:p>
          </table:table-cell>
          <table:table-cell table:style-name="ACE-3" office:value-type="float" office:value="27.699999999999999">
            <text:p>27.7</text:p>
          </table:table-cell>
          <table:table-cell table:style-name="ACE-0" office:value-type="string">
            <text:p>Montipora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3]+AVERAGE([.R113];[.S113])" office:value-type="float" office:value="-40.116756211488195">
            <text:p>−40.11675621148819</text:p>
          </table:table-cell>
          <table:table-cell table:style-name="ACE-0" table:formula="of:=AVERAGE([.R113];[.S113])" office:value-type="float" office:value="47.011589268511798">
            <text:p>47.0115892685118</text:p>
          </table:table-cell>
          <table:table-cell table:style-name="ACE-0" table:formula="of:=AVERAGE([.R113];[.S113])" office:value-type="float" office:value="47.011589268511798">
            <text:p>47.011589268511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7.128345479999993">
            <text:p>−87.1</text:p>
          </table:table-cell>
          <table:table-cell table:style-name="ACE-5" office:value-type="float" office:value="58.074992253857602">
            <text:p>58.1</text:p>
          </table:table-cell>
          <table:table-cell table:style-name="ACE-5" office:value-type="float" office:value="35.948186283166002">
            <text:p>3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a-P8-372</text:p>
          </table:table-cell>
          <table:table-cell table:style-name="ACE-2" office:value-type="float" office:value="-17.516666666666666">
            <text:p>−17.517</text:p>
          </table:table-cell>
          <table:table-cell table:style-name="ACE-2" office:value-type="float" office:value="-149.56666666666666">
            <text:p>−149.567</text:p>
          </table:table-cell>
          <table:table-cell table:style-name="ACE-3" office:value-type="float" office:value="13954.299999999999">
            <text:p>13954.3</text:p>
          </table:table-cell>
          <table:table-cell table:style-name="ACE-3" office:value-type="float" office:value="31.699999999999999">
            <text:p>31.7</text:p>
          </table:table-cell>
          <table:table-cell table:style-name="ACE-0" office:value-type="string">
            <text:p>Acropora_sp.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4]+AVERAGE([.R114];[.S114])" office:value-type="float" office:value="-71.825265149216875">
            <text:p>−71.82526514921688</text:p>
          </table:table-cell>
          <table:table-cell table:style-name="ACE-0" table:formula="of:=AVERAGE([.R114];[.S114])" office:value-type="float" office:value="11.588431010783129">
            <text:p>11.58843101078313</text:p>
          </table:table-cell>
          <table:table-cell table:style-name="ACE-0" table:formula="of:=AVERAGE([.R114];[.S114])" office:value-type="float" office:value="11.588431010783129">
            <text:p>11.58843101078313</text:p>
          </table:table-cell>
          <table:table-cell table:style-name="ACE-0" office:value-type="string">
            <text:p>BardEtal2010,HibbertEtal2016</text:p>
          </table:table-cell>
          <table:table-cell table:style-name="ACE-5" office:value-type="float" office:value="-83.413696160000001">
            <text:p>−83.4</text:p>
          </table:table-cell>
          <table:table-cell table:style-name="ACE-5" office:value-type="float" office:value="19.7365591024443">
            <text:p>19.7</text:p>
          </table:table-cell>
          <table:table-cell table:style-name="ACE-5" office:value-type="float" office:value="3.4403029191219598">
            <text:p>3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5D-6R-1W_23-31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3990.5">
            <text:p>13990.5</text:p>
          </table:table-cell>
          <table:table-cell table:style-name="ACE-3" office:value-type="float" office:value="27.699999999999999">
            <text:p>27.7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5]+AVERAGE([.R115];[.S115])" office:value-type="float" office:value="-37.0866691358748">
            <text:p>−37.0866691358748</text:p>
          </table:table-cell>
          <table:table-cell table:style-name="ACE-0" table:formula="of:=AVERAGE([.R115];[.S115])" office:value-type="float" office:value="49.816168984125198">
            <text:p>49.8161689841252</text:p>
          </table:table-cell>
          <table:table-cell table:style-name="ACE-0" table:formula="of:=AVERAGE([.R115];[.S115])" office:value-type="float" office:value="49.816168984125198">
            <text:p>49.8161689841252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6.902838119999998">
            <text:p>−86.9</text:p>
          </table:table-cell>
          <table:table-cell table:style-name="ACE-5" office:value-type="float" office:value="61.261766883597303">
            <text:p>61.3</text:p>
          </table:table-cell>
          <table:table-cell table:style-name="ACE-5" office:value-type="float" office:value="38.370571084653101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B-12R-1W_30-33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027.200000000001">
            <text:p>14027.2</text:p>
          </table:table-cell>
          <table:table-cell table:style-name="ACE-3" office:value-type="float" office:value="7.2000000000000002">
            <text:p>7.2</text:p>
          </table:table-cell>
          <table:table-cell table:style-name="ACE-0" office:value-type="string">
            <text:p>Montipora_sp._(foliacious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6]+AVERAGE([.R116];[.S116])" office:value-type="float" office:value="-39.179623084811205">
            <text:p>−39.1796230848112</text:p>
          </table:table-cell>
          <table:table-cell table:style-name="ACE-0" table:formula="of:=AVERAGE([.R116];[.S116])" office:value-type="float" office:value="47.012217455188797">
            <text:p>47.0122174551888</text:p>
          </table:table-cell>
          <table:table-cell table:style-name="ACE-0" table:formula="of:=AVERAGE([.R116];[.S116])" office:value-type="float" office:value="47.012217455188797">
            <text:p>47.012217455188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6.191840540000001">
            <text:p>−86.2</text:p>
          </table:table-cell>
          <table:table-cell table:style-name="ACE-5" office:value-type="float" office:value="58.059524302773497">
            <text:p>58.1</text:p>
          </table:table-cell>
          <table:table-cell table:style-name="ACE-5" office:value-type="float" office:value="35.964910607604097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1A-13R-2W_66-75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050.200000000001">
            <text:p>14050.2</text:p>
          </table:table-cell>
          <table:table-cell table:style-name="ACE-3" office:value-type="float" office:value="22.300000000000001">
            <text:p>22.3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7]+AVERAGE([.R117];[.S117])" office:value-type="float" office:value="-62.865491576083166">
            <text:p>−62.86549157608317</text:p>
          </table:table-cell>
          <table:table-cell table:style-name="ACE-0" table:formula="of:=AVERAGE([.R117];[.S117])" office:value-type="float" office:value="34.819451203916834">
            <text:p>34.81945120391683</text:p>
          </table:table-cell>
          <table:table-cell table:style-name="ACE-0" table:formula="of:=AVERAGE([.R117];[.S117])" office:value-type="float" office:value="34.819451203916834">
            <text:p>34.8194512039168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97.68494278">
            <text:p>−97.7</text:p>
          </table:table-cell>
          <table:table-cell table:style-name="ACE-5" office:value-type="float" office:value="63.779857653382201">
            <text:p>63.8</text:p>
          </table:table-cell>
          <table:table-cell table:style-name="ACE-5" office:value-type="float" office:value="5.8590447544514701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1A-13R-2W_66-75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052.9">
            <text:p>14052.9</text:p>
          </table:table-cell>
          <table:table-cell table:style-name="ACE-3" office:value-type="float" office:value="16.800000000000001">
            <text:p>16.8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8]+AVERAGE([.R118];[.S118])" office:value-type="float" office:value="-62.843056258945666">
            <text:p>−62.84305625894567</text:p>
          </table:table-cell>
          <table:table-cell table:style-name="ACE-0" table:formula="of:=AVERAGE([.R118];[.S118])" office:value-type="float" office:value="34.841085301054335">
            <text:p>34.84108530105433</text:p>
          </table:table-cell>
          <table:table-cell table:style-name="ACE-0" table:formula="of:=AVERAGE([.R118];[.S118])" office:value-type="float" office:value="34.841085301054335">
            <text:p>34.8410853010543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97.68414156">
            <text:p>−97.7</text:p>
          </table:table-cell>
          <table:table-cell table:style-name="ACE-5" office:value-type="float" office:value="63.830180299627301">
            <text:p>63.8</text:p>
          </table:table-cell>
          <table:table-cell table:style-name="ACE-5" office:value-type="float" office:value="5.8519903024813704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E-7R-1W_5-1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154.5">
            <text:p>14154.5</text:p>
          </table:table-cell>
          <table:table-cell table:style-name="ACE-3" office:value-type="float" office:value="27.399999999999999">
            <text:p>27.4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19]+AVERAGE([.R119];[.S119])" office:value-type="float" office:value="-67.133209403553863">
            <text:p>−67.13320940355386</text:p>
          </table:table-cell>
          <table:table-cell table:style-name="ACE-0" table:formula="of:=AVERAGE([.R119];[.S119])" office:value-type="float" office:value="34.820436296446132">
            <text:p>34.82043629644613</text:p>
          </table:table-cell>
          <table:table-cell table:style-name="ACE-0" table:formula="of:=AVERAGE([.R119];[.S119])" office:value-type="float" office:value="34.820436296446132">
            <text:p>34.8204362964461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1.9536457">
            <text:p>−102.0</text:p>
          </table:table-cell>
          <table:table-cell table:style-name="ACE-5" office:value-type="float" office:value="63.782917133466903">
            <text:p>63.8</text:p>
          </table:table-cell>
          <table:table-cell table:style-name="ACE-5" office:value-type="float" office:value="5.857955459425359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1R-2W_13-20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183">
            <text:p>14183.0</text:p>
          </table:table-cell>
          <table:table-cell table:style-name="ACE-3" office:value-type="float" office:value="22.199999999999999">
            <text:p>22.2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0]+AVERAGE([.R120];[.S120])" office:value-type="float" office:value="-59.081680161326652">
            <text:p>−59.08168016132665</text:p>
          </table:table-cell>
          <table:table-cell table:style-name="ACE-0" table:formula="of:=AVERAGE([.R120];[.S120])" office:value-type="float" office:value="49.86340753867335">
            <text:p>49.86340753867335</text:p>
          </table:table-cell>
          <table:table-cell table:style-name="ACE-0" table:formula="of:=AVERAGE([.R120];[.S120])" office:value-type="float" office:value="49.86340753867335">
            <text:p>49.8634075386733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8.9450877">
            <text:p>−108.9</text:p>
          </table:table-cell>
          <table:table-cell table:style-name="ACE-5" office:value-type="float" office:value="61.284365171851398">
            <text:p>61.3</text:p>
          </table:table-cell>
          <table:table-cell table:style-name="ACE-5" office:value-type="float" office:value="38.4424499054953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7R-1W_28-45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246.700000000001">
            <text:p>14246.7</text:p>
          </table:table-cell>
          <table:table-cell table:style-name="ACE-3" office:value-type="float" office:value="11.6">
            <text:p>11.6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1]+AVERAGE([.R121];[.S121])" office:value-type="float" office:value="-72.189518040864158">
            <text:p>−72.18951804086416</text:p>
          </table:table-cell>
          <table:table-cell table:style-name="ACE-0" table:formula="of:=AVERAGE([.R121];[.S121])" office:value-type="float" office:value="34.836478659135842">
            <text:p>34.83647865913584</text:p>
          </table:table-cell>
          <table:table-cell table:style-name="ACE-0" table:formula="of:=AVERAGE([.R121];[.S121])" office:value-type="float" office:value="34.836478659135842">
            <text:p>34.83647865913584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7.02599669999999">
            <text:p>−107.0</text:p>
          </table:table-cell>
          <table:table-cell table:style-name="ACE-5" office:value-type="float" office:value="63.798530785266799">
            <text:p>63.8</text:p>
          </table:table-cell>
          <table:table-cell table:style-name="ACE-5" office:value-type="float" office:value="5.8744265330048897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11R-2W_0-4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253.4">
            <text:p>14253.4</text:p>
          </table:table-cell>
          <table:table-cell table:style-name="ACE-3" office:value-type="float" office:value="22.199999999999999">
            <text:p>22.2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2]+AVERAGE([.R122];[.S122])" office:value-type="float" office:value="-72.395651868026476">
            <text:p>−72.39565186802648</text:p>
          </table:table-cell>
          <table:table-cell table:style-name="ACE-0" table:formula="of:=AVERAGE([.R122];[.S122])" office:value-type="float" office:value="34.828315131973518">
            <text:p>34.82831513197352</text:p>
          </table:table-cell>
          <table:table-cell table:style-name="ACE-0" table:formula="of:=AVERAGE([.R122];[.S122])" office:value-type="float" office:value="34.828315131973518">
            <text:p>34.82831513197352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7.223967">
            <text:p>−107.2</text:p>
          </table:table-cell>
          <table:table-cell table:style-name="ACE-5" office:value-type="float" office:value="63.783513678723899">
            <text:p>63.8</text:p>
          </table:table-cell>
          <table:table-cell table:style-name="ACE-5" office:value-type="float" office:value="5.8731165852231397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7R-1W_11-2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260.200000000001">
            <text:p>14260.2</text:p>
          </table:table-cell>
          <table:table-cell table:style-name="ACE-3" office:value-type="float" office:value="27.600000000000001">
            <text:p>27.6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3]+AVERAGE([.R123];[.S123])" office:value-type="float" office:value="-72.125932784964107">
            <text:p>−72.1259327849641</text:p>
          </table:table-cell>
          <table:table-cell table:style-name="ACE-0" table:formula="of:=AVERAGE([.R123];[.S123])" office:value-type="float" office:value="34.795997415035906">
            <text:p>34.79599741503591</text:p>
          </table:table-cell>
          <table:table-cell table:style-name="ACE-0" table:formula="of:=AVERAGE([.R123];[.S123])" office:value-type="float" office:value="34.795997415035906">
            <text:p>34.7959974150359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6.92193020000001">
            <text:p>−106.9</text:p>
          </table:table-cell>
          <table:table-cell table:style-name="ACE-5" office:value-type="float" office:value="63.720238071747602">
            <text:p>63.7</text:p>
          </table:table-cell>
          <table:table-cell table:style-name="ACE-5" office:value-type="float" office:value="5.8717567583242101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0R-1W_140-150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272.4">
            <text:p>14272.4</text:p>
          </table:table-cell>
          <table:table-cell table:style-name="ACE-3" office:value-type="float" office:value="29.699999999999999">
            <text:p>29.7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4]+AVERAGE([.R124];[.S124])" office:value-type="float" office:value="-72.088839240516478">
            <text:p>−72.08883924051648</text:p>
          </table:table-cell>
          <table:table-cell table:style-name="ACE-0" table:formula="of:=AVERAGE([.R124];[.S124])" office:value-type="float" office:value="34.82944675948351">
            <text:p>34.82944675948351</text:p>
          </table:table-cell>
          <table:table-cell table:style-name="ACE-0" table:formula="of:=AVERAGE([.R124];[.S124])" office:value-type="float" office:value="34.82944675948351">
            <text:p>34.8294467594835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6.91828599999999">
            <text:p>−106.9</text:p>
          </table:table-cell>
          <table:table-cell table:style-name="ACE-5" office:value-type="float" office:value="63.784475137623303">
            <text:p>63.8</text:p>
          </table:table-cell>
          <table:table-cell table:style-name="ACE-5" office:value-type="float" office:value="5.874418381343719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A-6R-1W_38-4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275.200000000001">
            <text:p>14275.2</text:p>
          </table:table-cell>
          <table:table-cell table:style-name="ACE-3" office:value-type="float" office:value="17.600000000000001">
            <text:p>17.6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5]+AVERAGE([.R125];[.S125])" office:value-type="float" office:value="-67.787832199417068">
            <text:p>−67.78783219941707</text:p>
          </table:table-cell>
          <table:table-cell table:style-name="ACE-0" table:formula="of:=AVERAGE([.R125];[.S125])" office:value-type="float" office:value="34.829618200582935">
            <text:p>34.82961820058294</text:p>
          </table:table-cell>
          <table:table-cell table:style-name="ACE-0" table:formula="of:=AVERAGE([.R125];[.S125])" office:value-type="float" office:value="34.829618200582935">
            <text:p>34.82961820058294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2.6174504">
            <text:p>−102.6</text:p>
          </table:table-cell>
          <table:table-cell table:style-name="ACE-5" office:value-type="float" office:value="63.784865492334802">
            <text:p>63.8</text:p>
          </table:table-cell>
          <table:table-cell table:style-name="ACE-5" office:value-type="float" office:value="5.8743709088310698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7R-1W_28-45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294.200000000001">
            <text:p>14294.2</text:p>
          </table:table-cell>
          <table:table-cell table:style-name="ACE-3" office:value-type="float" office:value="16.800000000000001">
            <text:p>16.8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6]+AVERAGE([.R126];[.S126])" office:value-type="float" office:value="-72.170251669776192">
            <text:p>−72.17025166977619</text:p>
          </table:table-cell>
          <table:table-cell table:style-name="ACE-0" table:formula="of:=AVERAGE([.R126];[.S126])" office:value-type="float" office:value="34.841491530223806">
            <text:p>34.84149153022381</text:p>
          </table:table-cell>
          <table:table-cell table:style-name="ACE-0" table:formula="of:=AVERAGE([.R126];[.S126])" office:value-type="float" office:value="34.841491530223806">
            <text:p>34.8414915302238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7.0117432">
            <text:p>−107.0</text:p>
          </table:table-cell>
          <table:table-cell table:style-name="ACE-5" office:value-type="float" office:value="63.811168740670603">
            <text:p>63.8</text:p>
          </table:table-cell>
          <table:table-cell table:style-name="ACE-5" office:value-type="float" office:value="5.8718143197770098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B-12R-2W_113-127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00.9">
            <text:p>14300.9</text:p>
          </table:table-cell>
          <table:table-cell table:style-name="ACE-3" office:value-type="float" office:value="11.5">
            <text:p>11.5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7]+AVERAGE([.R127];[.S127])" office:value-type="float" office:value="-37.665758871763146">
            <text:p>−37.66575887176315</text:p>
          </table:table-cell>
          <table:table-cell table:style-name="ACE-0" table:formula="of:=AVERAGE([.R127];[.S127])" office:value-type="float" office:value="49.843960098236849">
            <text:p>49.84396009823685</text:p>
          </table:table-cell>
          <table:table-cell table:style-name="ACE-0" table:formula="of:=AVERAGE([.R127];[.S127])" office:value-type="float" office:value="49.843960098236849">
            <text:p>49.8439600982368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7.509718969999994">
            <text:p>−87.5</text:p>
          </table:table-cell>
          <table:table-cell table:style-name="ACE-5" office:value-type="float" office:value="61.256728102677201">
            <text:p>61.3</text:p>
          </table:table-cell>
          <table:table-cell table:style-name="ACE-5" office:value-type="float" office:value="38.431192093796497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8A-18R-1W_40-50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4317.200000000001">
            <text:p>14317.2</text:p>
          </table:table-cell>
          <table:table-cell table:style-name="ACE-3" office:value-type="float" office:value="33">
            <text:p>33.0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8]+AVERAGE([.R128];[.S128])" office:value-type="float" office:value="-96.617107004913848">
            <text:p>−96.61710700491385</text:p>
          </table:table-cell>
          <table:table-cell table:style-name="ACE-0" table:formula="of:=AVERAGE([.R128];[.S128])" office:value-type="float" office:value="11.58774619508616">
            <text:p>11.58774619508616</text:p>
          </table:table-cell>
          <table:table-cell table:style-name="ACE-0" table:formula="of:=AVERAGE([.R128];[.S128])" office:value-type="float" office:value="11.58774619508616">
            <text:p>11.5877461950861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8.2048532">
            <text:p>−108.2</text:p>
          </table:table-cell>
          <table:table-cell table:style-name="ACE-5" office:value-type="float" office:value="19.720257265729501">
            <text:p>19.7</text:p>
          </table:table-cell>
          <table:table-cell table:style-name="ACE-5" office:value-type="float" office:value="3.4552351244428201">
            <text:p>3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B-15R-1W_0-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19.9">
            <text:p>14319.9</text:p>
          </table:table-cell>
          <table:table-cell table:style-name="ACE-3" office:value-type="float" office:value="11.9">
            <text:p>11.9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29]+AVERAGE([.R129];[.S129])" office:value-type="float" office:value="-42.470010862478091">
            <text:p>−42.47001086247809</text:p>
          </table:table-cell>
          <table:table-cell table:style-name="ACE-0" table:formula="of:=AVERAGE([.R129];[.S129])" office:value-type="float" office:value="49.834011737521905">
            <text:p>49.83401173752191</text:p>
          </table:table-cell>
          <table:table-cell table:style-name="ACE-0" table:formula="of:=AVERAGE([.R129];[.S129])" office:value-type="float" office:value="49.834011737521905">
            <text:p>49.8340117375219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92.304022599999996">
            <text:p>−92.3</text:p>
          </table:table-cell>
          <table:table-cell table:style-name="ACE-5" office:value-type="float" office:value="61.263923999837601">
            <text:p>61.3</text:p>
          </table:table-cell>
          <table:table-cell table:style-name="ACE-5" office:value-type="float" office:value="38.4040994752062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B-12R-2W_113-127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33.5">
            <text:p>14333.5</text:p>
          </table:table-cell>
          <table:table-cell table:style-name="ACE-3" office:value-type="float" office:value="12.699999999999999">
            <text:p>12.7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0]+AVERAGE([.R130];[.S130])" office:value-type="float" office:value="-37.639580843200548">
            <text:p>−37.63958084320055</text:p>
          </table:table-cell>
          <table:table-cell table:style-name="ACE-0" table:formula="of:=AVERAGE([.R130];[.S130])" office:value-type="float" office:value="49.860366436799453">
            <text:p>49.86036643679945</text:p>
          </table:table-cell>
          <table:table-cell table:style-name="ACE-0" table:formula="of:=AVERAGE([.R130];[.S130])" office:value-type="float" office:value="49.860366436799453">
            <text:p>49.8603664367994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7.499947280000001">
            <text:p>−87.5</text:p>
          </table:table-cell>
          <table:table-cell table:style-name="ACE-5" office:value-type="float" office:value="61.281998698338903">
            <text:p>61.3</text:p>
          </table:table-cell>
          <table:table-cell table:style-name="ACE-5" office:value-type="float" office:value="38.4387341752600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13R-2W_32-3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53.799999999999">
            <text:p>14353.8</text:p>
          </table:table-cell>
          <table:table-cell table:style-name="ACE-3" office:value-type="float" office:value="16.800000000000001">
            <text:p>16.8</text:p>
          </table:table-cell>
          <table:table-cell table:style-name="ACE-0" office:value-type="string">
            <text:p>Pocillopora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1]+AVERAGE([.R131];[.S131])" office:value-type="float" office:value="-37.809880638090696">
            <text:p>−37.8098806380907</text:p>
          </table:table-cell>
          <table:table-cell table:style-name="ACE-0" table:formula="of:=AVERAGE([.R131];[.S131])" office:value-type="float" office:value="49.883981721909301">
            <text:p>49.8839817219093</text:p>
          </table:table-cell>
          <table:table-cell table:style-name="ACE-0" table:formula="of:=AVERAGE([.R131];[.S131])" office:value-type="float" office:value="49.883981721909301">
            <text:p>49.883981721909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7.693862359999997">
            <text:p>−87.7</text:p>
          </table:table-cell>
          <table:table-cell table:style-name="ACE-5" office:value-type="float" office:value="61.307384342739603">
            <text:p>61.3</text:p>
          </table:table-cell>
          <table:table-cell table:style-name="ACE-5" office:value-type="float" office:value="38.460579101078999">
            <text:p>38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1A-17R-1W_13-19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67.5">
            <text:p>14367.5</text:p>
          </table:table-cell>
          <table:table-cell table:style-name="ACE-3" office:value-type="float" office:value="22.899999999999999">
            <text:p>22.9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2]+AVERAGE([.R132];[.S132])" office:value-type="float" office:value="-68.446350152353645">
            <text:p>−68.44635015235365</text:p>
          </table:table-cell>
          <table:table-cell table:style-name="ACE-0" table:formula="of:=AVERAGE([.R132];[.S132])" office:value-type="float" office:value="34.843388147646351">
            <text:p>34.84338814764635</text:p>
          </table:table-cell>
          <table:table-cell table:style-name="ACE-0" table:formula="of:=AVERAGE([.R132];[.S132])" office:value-type="float" office:value="34.843388147646351">
            <text:p>34.8433881476463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3.2897383">
            <text:p>−103.3</text:p>
          </table:table-cell>
          <table:table-cell table:style-name="ACE-5" office:value-type="float" office:value="63.8099289326587">
            <text:p>63.8</text:p>
          </table:table-cell>
          <table:table-cell table:style-name="ACE-5" office:value-type="float" office:value="5.876847362634009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9R-2W_0-5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70.1">
            <text:p>14370.1</text:p>
          </table:table-cell>
          <table:table-cell table:style-name="ACE-3" office:value-type="float" office:value="16.800000000000001">
            <text:p>16.8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3]+AVERAGE([.R133];[.S133])" office:value-type="float" office:value="-55.827440338067944">
            <text:p>−55.82744033806794</text:p>
          </table:table-cell>
          <table:table-cell table:style-name="ACE-0" table:formula="of:=AVERAGE([.R133];[.S133])" office:value-type="float" office:value="49.861525861932051">
            <text:p>49.86152586193205</text:p>
          </table:table-cell>
          <table:table-cell table:style-name="ACE-0" table:formula="of:=AVERAGE([.R133];[.S133])" office:value-type="float" office:value="49.861525861932051">
            <text:p>49.8615258619320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5.6889662">
            <text:p>−105.7</text:p>
          </table:table-cell>
          <table:table-cell table:style-name="ACE-5" office:value-type="float" office:value="61.311396431175297">
            <text:p>61.3</text:p>
          </table:table-cell>
          <table:table-cell table:style-name="ACE-5" office:value-type="float" office:value="38.411655292688799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8A-19R-1W_107-110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4379.700000000001">
            <text:p>14379.7</text:p>
          </table:table-cell>
          <table:table-cell table:style-name="ACE-3" office:value-type="float" office:value="11.9">
            <text:p>11.9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4]+AVERAGE([.R134];[.S134])" office:value-type="float" office:value="-99.280315965357346">
            <text:p>−99.28031596535735</text:p>
          </table:table-cell>
          <table:table-cell table:style-name="ACE-0" table:formula="of:=AVERAGE([.R134];[.S134])" office:value-type="float" office:value="11.605776534642651">
            <text:p>11.60577653464265</text:p>
          </table:table-cell>
          <table:table-cell table:style-name="ACE-0" table:formula="of:=AVERAGE([.R134];[.S134])" office:value-type="float" office:value="11.605776534642651">
            <text:p>11.6057765346426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0.8860925">
            <text:p>−110.9</text:p>
          </table:table-cell>
          <table:table-cell table:style-name="ACE-5" office:value-type="float" office:value="19.756793908726401">
            <text:p>19.8</text:p>
          </table:table-cell>
          <table:table-cell table:style-name="ACE-5" office:value-type="float" office:value="3.4547591605589001">
            <text:p>3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1B-16R-1W_39-44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86.4">
            <text:p>14386.4</text:p>
          </table:table-cell>
          <table:table-cell table:style-name="ACE-3" office:value-type="float" office:value="11.5">
            <text:p>11.5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5]+AVERAGE([.R135];[.S135])" office:value-type="float" office:value="-53.0638976401872">
            <text:p>−53.0638976401872</text:p>
          </table:table-cell>
          <table:table-cell table:style-name="ACE-0" table:formula="of:=AVERAGE([.R135];[.S135])" office:value-type="float" office:value="49.820168159812802">
            <text:p>49.8201681598128</text:p>
          </table:table-cell>
          <table:table-cell table:style-name="ACE-0" table:formula="of:=AVERAGE([.R135];[.S135])" office:value-type="float" office:value="49.820168159812802">
            <text:p>49.820168159812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2.8840658">
            <text:p>−102.9</text:p>
          </table:table-cell>
          <table:table-cell table:style-name="ACE-5" office:value-type="float" office:value="61.194532439413301">
            <text:p>61.2</text:p>
          </table:table-cell>
          <table:table-cell table:style-name="ACE-5" office:value-type="float" office:value="38.445803880212303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E-9R-1W_32-36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398.700000000001">
            <text:p>14398.7</text:p>
          </table:table-cell>
          <table:table-cell table:style-name="ACE-3" office:value-type="float" office:value="49.299999999999997">
            <text:p>49.3</text:p>
          </table:table-cell>
          <table:table-cell table:style-name="ACE-0" office:value-type="string">
            <text:p>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6]+AVERAGE([.R136];[.S136])" office:value-type="float" office:value="-57.756496465680243">
            <text:p>−57.75649646568024</text:p>
          </table:table-cell>
          <table:table-cell table:style-name="ACE-0" table:formula="of:=AVERAGE([.R136];[.S136])" office:value-type="float" office:value="47.023899034319754">
            <text:p>47.02389903431975</text:p>
          </table:table-cell>
          <table:table-cell table:style-name="ACE-0" table:formula="of:=AVERAGE([.R136];[.S136])" office:value-type="float" office:value="47.023899034319754">
            <text:p>47.0238990343197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4.7803955">
            <text:p>−104.8</text:p>
          </table:table-cell>
          <table:table-cell table:style-name="ACE-5" office:value-type="float" office:value="58.086499793607203">
            <text:p>58.1</text:p>
          </table:table-cell>
          <table:table-cell table:style-name="ACE-5" office:value-type="float" office:value="35.961298275032298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9R-2W_0-5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409.5">
            <text:p>14409.5</text:p>
          </table:table-cell>
          <table:table-cell table:style-name="ACE-3" office:value-type="float" office:value="17">
            <text:p>17.0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7]+AVERAGE([.R137];[.S137])" office:value-type="float" office:value="-55.840888742056052">
            <text:p>−55.84088874205605</text:p>
          </table:table-cell>
          <table:table-cell table:style-name="ACE-0" table:formula="of:=AVERAGE([.R137];[.S137])" office:value-type="float" office:value="49.83624705794395">
            <text:p>49.83624705794395</text:p>
          </table:table-cell>
          <table:table-cell table:style-name="ACE-0" table:formula="of:=AVERAGE([.R137];[.S137])" office:value-type="float" office:value="49.83624705794395">
            <text:p>49.8362470579439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5.6771358">
            <text:p>−105.7</text:p>
          </table:table-cell>
          <table:table-cell table:style-name="ACE-5" office:value-type="float" office:value="61.276923690101903">
            <text:p>61.3</text:p>
          </table:table-cell>
          <table:table-cell table:style-name="ACE-5" office:value-type="float" office:value="38.395570425785998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A-9R-1W_19-2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416.5">
            <text:p>14416.5</text:p>
          </table:table-cell>
          <table:table-cell table:style-name="ACE-3" office:value-type="float" office:value="17.600000000000001">
            <text:p>17.6</text:p>
          </table:table-cell>
          <table:table-cell table:style-name="ACE-0" office:value-type="string">
            <text:p>Pavona_sp._,_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8]+AVERAGE([.R138];[.S138])" office:value-type="float" office:value="-59.269095691583942">
            <text:p>−59.26909569158394</text:p>
          </table:table-cell>
          <table:table-cell table:style-name="ACE-0" table:formula="of:=AVERAGE([.R138];[.S138])" office:value-type="float" office:value="47.005945908416052">
            <text:p>47.00594590841605</text:p>
          </table:table-cell>
          <table:table-cell table:style-name="ACE-0" table:formula="of:=AVERAGE([.R138];[.S138])" office:value-type="float" office:value="47.005945908416052">
            <text:p>47.0059459084160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6.27504159999999">
            <text:p>−106.3</text:p>
          </table:table-cell>
          <table:table-cell table:style-name="ACE-5" office:value-type="float" office:value="58.069509922531502">
            <text:p>58.1</text:p>
          </table:table-cell>
          <table:table-cell table:style-name="ACE-5" office:value-type="float" office:value="35.942381894300603">
            <text:p>3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7R-2W_64-7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423.299999999999">
            <text:p>14423.3</text:p>
          </table:table-cell>
          <table:table-cell table:style-name="ACE-3" office:value-type="float" office:value="16.899999999999999">
            <text:p>16.9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39]+AVERAGE([.R139];[.S139])" office:value-type="float" office:value="-58.392187609772549">
            <text:p>−58.39218760977255</text:p>
          </table:table-cell>
          <table:table-cell table:style-name="ACE-0" table:formula="of:=AVERAGE([.R139];[.S139])" office:value-type="float" office:value="49.880827590227454">
            <text:p>49.88082759022745</text:p>
          </table:table-cell>
          <table:table-cell table:style-name="ACE-0" table:formula="of:=AVERAGE([.R139];[.S139])" office:value-type="float" office:value="49.880827590227454">
            <text:p>49.8808275902274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8.2730152">
            <text:p>−108.3</text:p>
          </table:table-cell>
          <table:table-cell table:style-name="ACE-5" office:value-type="float" office:value="61.322783735589702">
            <text:p>61.3</text:p>
          </table:table-cell>
          <table:table-cell table:style-name="ACE-5" office:value-type="float" office:value="38.438871444865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5A-36R-1W_51-52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4461.1">
            <text:p>14461.1</text:p>
          </table:table-cell>
          <table:table-cell table:style-name="ACE-3" office:value-type="float" office:value="11.699999999999999">
            <text:p>11.7</text:p>
          </table:table-cell>
          <table:table-cell table:style-name="ACE-0" office:value-type="string">
            <text:p>Montipora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0]+AVERAGE([.R140];[.S140])" office:value-type="float" office:value="-56.325041294055005">
            <text:p>−56.325041294055</text:p>
          </table:table-cell>
          <table:table-cell table:style-name="ACE-0" table:formula="of:=AVERAGE([.R140];[.S140])" office:value-type="float" office:value="47.036617705944998">
            <text:p>47.036617705945</text:p>
          </table:table-cell>
          <table:table-cell table:style-name="ACE-0" table:formula="of:=AVERAGE([.R140];[.S140])" office:value-type="float" office:value="47.036617705944998">
            <text:p>47.03661770594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3.361659">
            <text:p>−103.4</text:p>
          </table:table-cell>
          <table:table-cell table:style-name="ACE-5" office:value-type="float" office:value="58.092159470455698">
            <text:p>58.1</text:p>
          </table:table-cell>
          <table:table-cell table:style-name="ACE-5" office:value-type="float" office:value="35.981075941434298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13R-2W_15-1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494.4">
            <text:p>14494.4</text:p>
          </table:table-cell>
          <table:table-cell table:style-name="ACE-3" office:value-type="float" office:value="16.899999999999999">
            <text:p>16.9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1]+AVERAGE([.R141];[.S141])" office:value-type="float" office:value="-74.910493971583236">
            <text:p>−74.91049397158324</text:p>
          </table:table-cell>
          <table:table-cell table:style-name="ACE-0" table:formula="of:=AVERAGE([.R141];[.S141])" office:value-type="float" office:value="34.841173628416762">
            <text:p>34.84117362841676</text:p>
          </table:table-cell>
          <table:table-cell table:style-name="ACE-0" table:formula="of:=AVERAGE([.R141];[.S141])" office:value-type="float" office:value="34.841173628416762">
            <text:p>34.8411736284167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9.7516676">
            <text:p>−109.8</text:p>
          </table:table-cell>
          <table:table-cell table:style-name="ACE-5" office:value-type="float" office:value="63.789503194741499">
            <text:p>63.8</text:p>
          </table:table-cell>
          <table:table-cell table:style-name="ACE-5" office:value-type="float" office:value="5.8928440620920197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3R-1W_56-64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500.5">
            <text:p>14500.5</text:p>
          </table:table-cell>
          <table:table-cell table:style-name="ACE-3" office:value-type="float" office:value="27.800000000000001">
            <text:p>27.8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2]+AVERAGE([.R142];[.S142])" office:value-type="float" office:value="-78.322843562139582">
            <text:p>−78.32284356213958</text:p>
          </table:table-cell>
          <table:table-cell table:style-name="ACE-0" table:formula="of:=AVERAGE([.R142];[.S142])" office:value-type="float" office:value="34.827013037860418">
            <text:p>34.82701303786042</text:p>
          </table:table-cell>
          <table:table-cell table:style-name="ACE-0" table:formula="of:=AVERAGE([.R142];[.S142])" office:value-type="float" office:value="34.827013037860418">
            <text:p>34.82701303786042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3.14985660000001">
            <text:p>−113.1</text:p>
          </table:table-cell>
          <table:table-cell table:style-name="ACE-5" office:value-type="float" office:value="63.770373149482097">
            <text:p>63.8</text:p>
          </table:table-cell>
          <table:table-cell table:style-name="ACE-5" office:value-type="float" office:value="5.883652926238739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2R-2W_59-70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522">
            <text:p>14522.0</text:p>
          </table:table-cell>
          <table:table-cell table:style-name="ACE-3" office:value-type="float" office:value="30">
            <text:p>30.0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3]+AVERAGE([.R143];[.S143])" office:value-type="float" office:value="-76.579768803691195">
            <text:p>−76.5797688036912</text:p>
          </table:table-cell>
          <table:table-cell table:style-name="ACE-0" table:formula="of:=AVERAGE([.R143];[.S143])" office:value-type="float" office:value="34.863622996308813">
            <text:p>34.86362299630881</text:p>
          </table:table-cell>
          <table:table-cell table:style-name="ACE-0" table:formula="of:=AVERAGE([.R143];[.S143])" office:value-type="float" office:value="34.863622996308813">
            <text:p>34.8636229963088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1.4433918">
            <text:p>−111.4</text:p>
          </table:table-cell>
          <table:table-cell table:style-name="ACE-5" office:value-type="float" office:value="63.837073692177498">
            <text:p>63.8</text:p>
          </table:table-cell>
          <table:table-cell table:style-name="ACE-5" office:value-type="float" office:value="5.8901723004401303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9R-1W_66-7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531.9">
            <text:p>14531.9</text:p>
          </table:table-cell>
          <table:table-cell table:style-name="ACE-3" office:value-type="float" office:value="16.899999999999999">
            <text:p>16.9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4]+AVERAGE([.R144];[.S144])" office:value-type="float" office:value="-75.987055913325975">
            <text:p>−75.98705591332597</text:p>
          </table:table-cell>
          <table:table-cell table:style-name="ACE-0" table:formula="of:=AVERAGE([.R144];[.S144])" office:value-type="float" office:value="34.853371386674034">
            <text:p>34.85337138667403</text:p>
          </table:table-cell>
          <table:table-cell table:style-name="ACE-0" table:formula="of:=AVERAGE([.R144];[.S144])" office:value-type="float" office:value="34.853371386674034">
            <text:p>34.8533713866740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0.8404273">
            <text:p>−110.8</text:p>
          </table:table-cell>
          <table:table-cell table:style-name="ACE-5" office:value-type="float" office:value="63.827640961719702">
            <text:p>63.8</text:p>
          </table:table-cell>
          <table:table-cell table:style-name="ACE-5" office:value-type="float" office:value="5.8791018116283702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5A-36R-2W_0-6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4553.700000000001">
            <text:p>14553.7</text:p>
          </table:table-cell>
          <table:table-cell table:style-name="ACE-3" office:value-type="float" office:value="11.9">
            <text:p>11.9</text:p>
          </table:table-cell>
          <table:table-cell table:style-name="ACE-0" office:value-type="string">
            <text:p>Montipora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5]+AVERAGE([.R145];[.S145])" office:value-type="float" office:value="-56.419534577333451">
            <text:p>−56.41953457733345</text:p>
          </table:table-cell>
          <table:table-cell table:style-name="ACE-0" table:formula="of:=AVERAGE([.R145];[.S145])" office:value-type="float" office:value="47.014364122666549">
            <text:p>47.01436412266655</text:p>
          </table:table-cell>
          <table:table-cell table:style-name="ACE-0" table:formula="of:=AVERAGE([.R145];[.S145])" office:value-type="float" office:value="47.014364122666549">
            <text:p>47.0143641226665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3.4338987">
            <text:p>−103.4</text:p>
          </table:table-cell>
          <table:table-cell table:style-name="ACE-5" office:value-type="float" office:value="58.087171950367001">
            <text:p>58.1</text:p>
          </table:table-cell>
          <table:table-cell table:style-name="ACE-5" office:value-type="float" office:value="35.941556294966098">
            <text:p>3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3R-1W_11-1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553.700000000001">
            <text:p>14553.7</text:p>
          </table:table-cell>
          <table:table-cell table:style-name="ACE-3" office:value-type="float" office:value="11.699999999999999">
            <text:p>11.7</text:p>
          </table:table-cell>
          <table:table-cell table:style-name="ACE-0" office:value-type="string">
            <text:p>Acropora_sp._(tabular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6]+AVERAGE([.R146];[.S146])" office:value-type="float" office:value="-101.03369968635239">
            <text:p>−101.0336996863524</text:p>
          </table:table-cell>
          <table:table-cell table:style-name="ACE-0" table:formula="of:=AVERAGE([.R146];[.S146])" office:value-type="float" office:value="11.600199013647615">
            <text:p>11.60019901364761</text:p>
          </table:table-cell>
          <table:table-cell table:style-name="ACE-0" table:formula="of:=AVERAGE([.R146];[.S146])" office:value-type="float" office:value="11.600199013647615">
            <text:p>11.6001990136476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2.6338987">
            <text:p>−112.6</text:p>
          </table:table-cell>
          <table:table-cell table:style-name="ACE-5" office:value-type="float" office:value="19.7335419035794">
            <text:p>19.7</text:p>
          </table:table-cell>
          <table:table-cell table:style-name="ACE-5" office:value-type="float" office:value="3.46685612371583">
            <text:p>3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9R-1W_99-103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574">
            <text:p>14574.0</text:p>
          </table:table-cell>
          <table:table-cell table:style-name="ACE-3" office:value-type="float" office:value="22.100000000000001">
            <text:p>22.1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7]+AVERAGE([.R147];[.S147])" office:value-type="float" office:value="-76.275032697747832">
            <text:p>−76.27503269774783</text:p>
          </table:table-cell>
          <table:table-cell table:style-name="ACE-0" table:formula="of:=AVERAGE([.R147];[.S147])" office:value-type="float" office:value="34.85275290225217">
            <text:p>34.85275290225217</text:p>
          </table:table-cell>
          <table:table-cell table:style-name="ACE-0" table:formula="of:=AVERAGE([.R147];[.S147])" office:value-type="float" office:value="34.85275290225217">
            <text:p>34.85275290225217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1.1277856">
            <text:p>−111.1</text:p>
          </table:table-cell>
          <table:table-cell table:style-name="ACE-5" office:value-type="float" office:value="63.818125961971703">
            <text:p>63.8</text:p>
          </table:table-cell>
          <table:table-cell table:style-name="ACE-5" office:value-type="float" office:value="5.8873798425326402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6A-36R-2W_5-10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4593">
            <text:p>14593.0</text:p>
          </table:table-cell>
          <table:table-cell table:style-name="ACE-3" office:value-type="float" office:value="11.699999999999999">
            <text:p>11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8]+AVERAGE([.R148];[.S148])" office:value-type="float" office:value="-79.161286277447672">
            <text:p>−79.16128627744767</text:p>
          </table:table-cell>
          <table:table-cell table:style-name="ACE-0" table:formula="of:=AVERAGE([.R148];[.S148])" office:value-type="float" office:value="34.860803722552333">
            <text:p>34.86080372255233</text:p>
          </table:table-cell>
          <table:table-cell table:style-name="ACE-0" table:formula="of:=AVERAGE([.R148];[.S148])" office:value-type="float" office:value="34.860803722552333">
            <text:p>34.8608037225523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4.02209000000001">
            <text:p>−114.0</text:p>
          </table:table-cell>
          <table:table-cell table:style-name="ACE-5" office:value-type="float" office:value="63.828061264755199">
            <text:p>63.8</text:p>
          </table:table-cell>
          <table:table-cell table:style-name="ACE-5" office:value-type="float" office:value="5.8935461803494604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0R-1W_65-7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620.4">
            <text:p>14620.4</text:p>
          </table:table-cell>
          <table:table-cell table:style-name="ACE-3" office:value-type="float" office:value="28.100000000000001">
            <text:p>28.1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49]+AVERAGE([.R149];[.S149])" office:value-type="float" office:value="-54.480871482190402">
            <text:p>−54.4808714821904</text:p>
          </table:table-cell>
          <table:table-cell table:style-name="ACE-0" table:formula="of:=AVERAGE([.R149];[.S149])" office:value-type="float" office:value="49.8330156178096">
            <text:p>49.8330156178096</text:p>
          </table:table-cell>
          <table:table-cell table:style-name="ACE-0" table:formula="of:=AVERAGE([.R149];[.S149])" office:value-type="float" office:value="49.8330156178096">
            <text:p>49.833015617809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4.3138871">
            <text:p>−104.3</text:p>
          </table:table-cell>
          <table:table-cell table:style-name="ACE-5" office:value-type="float" office:value="61.282815419456199">
            <text:p>61.3</text:p>
          </table:table-cell>
          <table:table-cell table:style-name="ACE-5" office:value-type="float" office:value="38.383215816163002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3A-14R-1W_0-2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629.6">
            <text:p>14629.6</text:p>
          </table:table-cell>
          <table:table-cell table:style-name="ACE-3" office:value-type="float" office:value="11.699999999999999">
            <text:p>11.7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0]+AVERAGE([.R150];[.S150])" office:value-type="float" office:value="-39.151441312102754">
            <text:p>−39.15144131210275</text:p>
          </table:table-cell>
          <table:table-cell table:style-name="ACE-0" table:formula="of:=AVERAGE([.R150];[.S150])" office:value-type="float" office:value="49.859678897897247">
            <text:p>49.85967889789725</text:p>
          </table:table-cell>
          <table:table-cell table:style-name="ACE-0" table:formula="of:=AVERAGE([.R150];[.S150])" office:value-type="float" office:value="49.859678897897247">
            <text:p>49.8596788978972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89.011120210000001">
            <text:p>−89.0</text:p>
          </table:table-cell>
          <table:table-cell table:style-name="ACE-5" office:value-type="float" office:value="61.286409996401197">
            <text:p>61.3</text:p>
          </table:table-cell>
          <table:table-cell table:style-name="ACE-5" office:value-type="float" office:value="38.432947799393297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0R-1W_98-116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651.700000000001">
            <text:p>14651.7</text:p>
          </table:table-cell>
          <table:table-cell table:style-name="ACE-3" office:value-type="float" office:value="11.699999999999999">
            <text:p>11.7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1]+AVERAGE([.R151];[.S151])" office:value-type="float" office:value="-54.852816338183956">
            <text:p>−54.85281633818396</text:p>
          </table:table-cell>
          <table:table-cell table:style-name="ACE-0" table:formula="of:=AVERAGE([.R151];[.S151])" office:value-type="float" office:value="49.851688061816049">
            <text:p>49.85168806181605</text:p>
          </table:table-cell>
          <table:table-cell table:style-name="ACE-0" table:formula="of:=AVERAGE([.R151];[.S151])" office:value-type="float" office:value="49.851688061816049">
            <text:p>49.8516880618160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4.7045044">
            <text:p>−104.7</text:p>
          </table:table-cell>
          <table:table-cell table:style-name="ACE-5" office:value-type="float" office:value="61.278782453061801">
            <text:p>61.3</text:p>
          </table:table-cell>
          <table:table-cell table:style-name="ACE-5" office:value-type="float" office:value="38.424593670570303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15A-37R-1W_19-28</text:p>
          </table:table-cell>
          <table:table-cell table:style-name="ACE-2" office:value-type="float" office:value="-17.75">
            <text:p>−17.750</text:p>
          </table:table-cell>
          <table:table-cell table:style-name="ACE-2" office:value-type="float" office:value="-149.53333333333333">
            <text:p>−149.533</text:p>
          </table:table-cell>
          <table:table-cell table:style-name="ACE-3" office:value-type="float" office:value="14685.700000000001">
            <text:p>14685.7</text:p>
          </table:table-cell>
          <table:table-cell table:style-name="ACE-3" office:value-type="float" office:value="12.199999999999999">
            <text:p>12.2</text:p>
          </table:table-cell>
          <table:table-cell table:style-name="ACE-0" office:value-type="string">
            <text:p>Montipora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2]+AVERAGE([.R152];[.S152])" office:value-type="float" office:value="-57.375541166620195">
            <text:p>−57.3755411666202</text:p>
          </table:table-cell>
          <table:table-cell table:style-name="ACE-0" table:formula="of:=AVERAGE([.R152];[.S152])" office:value-type="float" office:value="47.018739233379804">
            <text:p>47.0187392333798</text:p>
          </table:table-cell>
          <table:table-cell table:style-name="ACE-0" table:formula="of:=AVERAGE([.R152];[.S152])" office:value-type="float" office:value="47.018739233379804">
            <text:p>47.018739233379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4.3942804">
            <text:p>−104.4</text:p>
          </table:table-cell>
          <table:table-cell table:style-name="ACE-5" office:value-type="float" office:value="58.0903760299773">
            <text:p>58.1</text:p>
          </table:table-cell>
          <table:table-cell table:style-name="ACE-5" office:value-type="float" office:value="35.947102436782302">
            <text:p>3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4R-2W_38-42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697.9">
            <text:p>14697.9</text:p>
          </table:table-cell>
          <table:table-cell table:style-name="ACE-3" office:value-type="float" office:value="30.199999999999999">
            <text:p>30.2</text:p>
          </table:table-cell>
          <table:table-cell table:style-name="ACE-0" office:value-type="string">
            <text:p>Acropora_sp._(robust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3]+AVERAGE([.R153];[.S153])" office:value-type="float" office:value="-105.28421232969053">
            <text:p>−105.2842123296905</text:p>
          </table:table-cell>
          <table:table-cell table:style-name="ACE-0" table:formula="of:=AVERAGE([.R153];[.S153])" office:value-type="float" office:value="11.60641327030948">
            <text:p>11.60641327030948</text:p>
          </table:table-cell>
          <table:table-cell table:style-name="ACE-0" table:formula="of:=AVERAGE([.R153];[.S153])" office:value-type="float" office:value="11.60641327030948">
            <text:p>11.60641327030948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6.89062560000001">
            <text:p>−116.9</text:p>
          </table:table-cell>
          <table:table-cell table:style-name="ACE-5" office:value-type="float" office:value="19.7378132583931">
            <text:p>19.7</text:p>
          </table:table-cell>
          <table:table-cell table:style-name="ACE-5" office:value-type="float" office:value="3.4750132822258601">
            <text:p>3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6A-5R-1W_4-1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751.1">
            <text:p>14751.1</text:p>
          </table:table-cell>
          <table:table-cell table:style-name="ACE-3" office:value-type="float" office:value="11.699999999999999">
            <text:p>11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4]+AVERAGE([.R154];[.S154])" office:value-type="float" office:value="-75.253617539957617">
            <text:p>−75.25361753995762</text:p>
          </table:table-cell>
          <table:table-cell table:style-name="ACE-0" table:formula="of:=AVERAGE([.R154];[.S154])" office:value-type="float" office:value="34.821044960042393">
            <text:p>34.82104496004239</text:p>
          </table:table-cell>
          <table:table-cell table:style-name="ACE-0" table:formula="of:=AVERAGE([.R154];[.S154])" office:value-type="float" office:value="34.821044960042393">
            <text:p>34.8210449600423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0.0746625">
            <text:p>−110.1</text:p>
          </table:table-cell>
          <table:table-cell table:style-name="ACE-5" office:value-type="float" office:value="63.7411075253248">
            <text:p>63.7</text:p>
          </table:table-cell>
          <table:table-cell table:style-name="ACE-5" office:value-type="float" office:value="5.90098239475999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3R-2W_72-78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769.1">
            <text:p>14769.1</text:p>
          </table:table-cell>
          <table:table-cell table:style-name="ACE-3" office:value-type="float" office:value="28">
            <text:p>28.0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5]+AVERAGE([.R155];[.S155])" office:value-type="float" office:value="-79.696441758482095">
            <text:p>−79.6964417584821</text:p>
          </table:table-cell>
          <table:table-cell table:style-name="ACE-0" table:formula="of:=AVERAGE([.R155];[.S155])" office:value-type="float" office:value="34.872835541517901">
            <text:p>34.8728355415179</text:p>
          </table:table-cell>
          <table:table-cell table:style-name="ACE-0" table:formula="of:=AVERAGE([.R155];[.S155])" office:value-type="float" office:value="34.872835541517901">
            <text:p>34.872835541517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4.5692773">
            <text:p>−114.6</text:p>
          </table:table-cell>
          <table:table-cell table:style-name="ACE-5" office:value-type="float" office:value="63.844763419836397">
            <text:p>63.8</text:p>
          </table:table-cell>
          <table:table-cell table:style-name="ACE-5" office:value-type="float" office:value="5.9009076631994102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4R-1W_28-38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14777.5">
            <text:p>14777.5</text:p>
          </table:table-cell>
          <table:table-cell table:style-name="ACE-3" office:value-type="float" office:value="30.399999999999999">
            <text:p>30.4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6]+AVERAGE([.R156];[.S156])" office:value-type="float" office:value="-80.922565856163686">
            <text:p>−80.92256585616369</text:p>
          </table:table-cell>
          <table:table-cell table:style-name="ACE-0" table:formula="of:=AVERAGE([.R156];[.S156])" office:value-type="float" office:value="34.844187243836309">
            <text:p>34.84418724383631</text:p>
          </table:table-cell>
          <table:table-cell table:style-name="ACE-0" table:formula="of:=AVERAGE([.R156];[.S156])" office:value-type="float" office:value="34.844187243836309">
            <text:p>34.8441872438363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5.7667531">
            <text:p>−115.8</text:p>
          </table:table-cell>
          <table:table-cell table:style-name="ACE-5" office:value-type="float" office:value="63.791669659756501">
            <text:p>63.8</text:p>
          </table:table-cell>
          <table:table-cell table:style-name="ACE-5" office:value-type="float" office:value="5.8967048279161203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0R-2W_96-107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778.200000000001">
            <text:p>14778.2</text:p>
          </table:table-cell>
          <table:table-cell table:style-name="ACE-3" office:value-type="float" office:value="49.5">
            <text:p>49.5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7]+AVERAGE([.R157];[.S157])" office:value-type="float" office:value="-78.610350390819377">
            <text:p>−78.61035039081938</text:p>
          </table:table-cell>
          <table:table-cell table:style-name="ACE-0" table:formula="of:=AVERAGE([.R157];[.S157])" office:value-type="float" office:value="34.856191709180628">
            <text:p>34.85619170918063</text:p>
          </table:table-cell>
          <table:table-cell table:style-name="ACE-0" table:formula="of:=AVERAGE([.R157];[.S157])" office:value-type="float" office:value="34.856191709180628">
            <text:p>34.8561917091806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3.4665421">
            <text:p>−113.5</text:p>
          </table:table-cell>
          <table:table-cell table:style-name="ACE-5" office:value-type="float" office:value="63.8053337263147">
            <text:p>63.8</text:p>
          </table:table-cell>
          <table:table-cell table:style-name="ACE-5" office:value-type="float" office:value="5.9070496920465603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5B-9R-1W_0-3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780">
            <text:p>14780.0</text:p>
          </table:table-cell>
          <table:table-cell table:style-name="ACE-3" office:value-type="float" office:value="28.100000000000001">
            <text:p>28.1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8]+AVERAGE([.R158];[.S158])" office:value-type="float" office:value="-73.513043732983476">
            <text:p>−73.51304373298348</text:p>
          </table:table-cell>
          <table:table-cell table:style-name="ACE-0" table:formula="of:=AVERAGE([.R158];[.S158])" office:value-type="float" office:value="34.852960767016526">
            <text:p>34.85296076701653</text:p>
          </table:table-cell>
          <table:table-cell table:style-name="ACE-0" table:formula="of:=AVERAGE([.R158];[.S158])" office:value-type="float" office:value="34.852960767016526">
            <text:p>34.8529607670165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8.3660045">
            <text:p>−108.4</text:p>
          </table:table-cell>
          <table:table-cell table:style-name="ACE-5" office:value-type="float" office:value="63.810159238337398">
            <text:p>63.8</text:p>
          </table:table-cell>
          <table:table-cell table:style-name="ACE-5" office:value-type="float" office:value="5.8957622956956497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0R-2W_69-7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789.5">
            <text:p>14789.5</text:p>
          </table:table-cell>
          <table:table-cell table:style-name="ACE-3" office:value-type="float" office:value="11.800000000000001">
            <text:p>11.8</text:p>
          </table:table-cell>
          <table:table-cell table:style-name="ACE-0" office:value-type="string">
            <text:p>Porites_sp._(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59]+AVERAGE([.R159];[.S159])" office:value-type="float" office:value="-70.919128127057945">
            <text:p>−70.91912812705795</text:p>
          </table:table-cell>
          <table:table-cell table:style-name="ACE-0" table:formula="of:=AVERAGE([.R159];[.S159])" office:value-type="float" office:value="34.844027072942055">
            <text:p>34.84402707294205</text:p>
          </table:table-cell>
          <table:table-cell table:style-name="ACE-0" table:formula="of:=AVERAGE([.R159];[.S159])" office:value-type="float" office:value="34.844027072942055">
            <text:p>34.8440270729420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5.7631552">
            <text:p>−105.8</text:p>
          </table:table-cell>
          <table:table-cell table:style-name="ACE-5" office:value-type="float" office:value="63.780715302713702">
            <text:p>63.8</text:p>
          </table:table-cell>
          <table:table-cell table:style-name="ACE-5" office:value-type="float" office:value="5.9073388431704004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E-9R-1W_69-73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806.9">
            <text:p>14806.9</text:p>
          </table:table-cell>
          <table:table-cell table:style-name="ACE-3" office:value-type="float" office:value="49.700000000000003">
            <text:p>49.7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0]+AVERAGE([.R160];[.S160])" office:value-type="float" office:value="-55.109023729222443">
            <text:p>−55.10902372922244</text:p>
          </table:table-cell>
          <table:table-cell table:style-name="ACE-0" table:formula="of:=AVERAGE([.R160];[.S160])" office:value-type="float" office:value="49.848920570777551">
            <text:p>49.84892057077755</text:p>
          </table:table-cell>
          <table:table-cell table:style-name="ACE-0" table:formula="of:=AVERAGE([.R160];[.S160])" office:value-type="float" office:value="49.848920570777551">
            <text:p>49.8489205707775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4.95794429999999">
            <text:p>−105.0</text:p>
          </table:table-cell>
          <table:table-cell table:style-name="ACE-5" office:value-type="float" office:value="61.242317002693497">
            <text:p>61.2</text:p>
          </table:table-cell>
          <table:table-cell table:style-name="ACE-5" office:value-type="float" office:value="38.455524138861598">
            <text:p>38.5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0R-2W_74-7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826.9">
            <text:p>14826.9</text:p>
          </table:table-cell>
          <table:table-cell table:style-name="ACE-3" office:value-type="float" office:value="27.699999999999999">
            <text:p>27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1]+AVERAGE([.R161];[.S161])" office:value-type="float" office:value="-78.382334620582952">
            <text:p>−78.38233462058295</text:p>
          </table:table-cell>
          <table:table-cell table:style-name="ACE-0" table:formula="of:=AVERAGE([.R161];[.S161])" office:value-type="float" office:value="34.869601079417052">
            <text:p>34.86960107941705</text:p>
          </table:table-cell>
          <table:table-cell table:style-name="ACE-0" table:formula="of:=AVERAGE([.R161];[.S161])" office:value-type="float" office:value="34.869601079417052">
            <text:p>34.8696010794170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3.2519357">
            <text:p>−113.3</text:p>
          </table:table-cell>
          <table:table-cell table:style-name="ACE-5" office:value-type="float" office:value="63.840886791750997">
            <text:p>63.8</text:p>
          </table:table-cell>
          <table:table-cell table:style-name="ACE-5" office:value-type="float" office:value="5.8983153670831001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5B-9R-2W_60-7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842.6">
            <text:p>14842.6</text:p>
          </table:table-cell>
          <table:table-cell table:style-name="ACE-3" office:value-type="float" office:value="16.899999999999999">
            <text:p>16.9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2]+AVERAGE([.R162];[.S162])" office:value-type="float" office:value="-75.288787606893436">
            <text:p>−75.28878760689344</text:p>
          </table:table-cell>
          <table:table-cell table:style-name="ACE-0" table:formula="of:=AVERAGE([.R162];[.S162])" office:value-type="float" office:value="34.858424493106561">
            <text:p>34.85842449310656</text:p>
          </table:table-cell>
          <table:table-cell table:style-name="ACE-0" table:formula="of:=AVERAGE([.R162];[.S162])" office:value-type="float" office:value="34.858424493106561">
            <text:p>34.8584244931065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0.1472121">
            <text:p>−110.1</text:p>
          </table:table-cell>
          <table:table-cell table:style-name="ACE-5" office:value-type="float" office:value="63.8090289748868">
            <text:p>63.8</text:p>
          </table:table-cell>
          <table:table-cell table:style-name="ACE-5" office:value-type="float" office:value="5.9078200113263204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0R-2W_96-107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853.4">
            <text:p>14853.4</text:p>
          </table:table-cell>
          <table:table-cell table:style-name="ACE-3" office:value-type="float" office:value="27.699999999999999">
            <text:p>27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3]+AVERAGE([.R163];[.S163])" office:value-type="float" office:value="-78.61364136354004">
            <text:p>−78.61364136354004</text:p>
          </table:table-cell>
          <table:table-cell table:style-name="ACE-0" table:formula="of:=AVERAGE([.R163];[.S163])" office:value-type="float" office:value="34.830330036459955">
            <text:p>34.83033003645996</text:p>
          </table:table-cell>
          <table:table-cell table:style-name="ACE-0" table:formula="of:=AVERAGE([.R163];[.S163])" office:value-type="float" office:value="34.830330036459955">
            <text:p>34.8303300364599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3.4439714">
            <text:p>−113.4</text:p>
          </table:table-cell>
          <table:table-cell table:style-name="ACE-5" office:value-type="float" office:value="63.761859082734397">
            <text:p>63.8</text:p>
          </table:table-cell>
          <table:table-cell table:style-name="ACE-5" office:value-type="float" office:value="5.8988009901855198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6A-5R-1W_117-12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898.6">
            <text:p>14898.6</text:p>
          </table:table-cell>
          <table:table-cell table:style-name="ACE-3" office:value-type="float" office:value="17.100000000000001">
            <text:p>17.1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4]+AVERAGE([.R164];[.S164])" office:value-type="float" office:value="-76.287236730724544">
            <text:p>−76.28723673072454</text:p>
          </table:table-cell>
          <table:table-cell table:style-name="ACE-0" table:formula="of:=AVERAGE([.R164];[.S164])" office:value-type="float" office:value="34.843173669275451">
            <text:p>34.84317366927545</text:p>
          </table:table-cell>
          <table:table-cell table:style-name="ACE-0" table:formula="of:=AVERAGE([.R164];[.S164])" office:value-type="float" office:value="34.843173669275451">
            <text:p>34.8431736692754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1.1304104">
            <text:p>−111.1</text:p>
          </table:table-cell>
          <table:table-cell table:style-name="ACE-5" office:value-type="float" office:value="63.784978609870599">
            <text:p>63.8</text:p>
          </table:table-cell>
          <table:table-cell table:style-name="ACE-5" office:value-type="float" office:value="5.9013687286802998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1R-1W_13-26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930">
            <text:p>14930.0</text:p>
          </table:table-cell>
          <table:table-cell table:style-name="ACE-3" office:value-type="float" office:value="27.699999999999999">
            <text:p>27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5]+AVERAGE([.R165];[.S165])" office:value-type="float" office:value="-79.492076659816178">
            <text:p>−79.49207665981618</text:p>
          </table:table-cell>
          <table:table-cell table:style-name="ACE-0" table:formula="of:=AVERAGE([.R165];[.S165])" office:value-type="float" office:value="34.828917740183819">
            <text:p>34.82891774018382</text:p>
          </table:table-cell>
          <table:table-cell table:style-name="ACE-0" table:formula="of:=AVERAGE([.R165];[.S165])" office:value-type="float" office:value="34.828917740183819">
            <text:p>34.82891774018382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4.3209944">
            <text:p>−114.3</text:p>
          </table:table-cell>
          <table:table-cell table:style-name="ACE-5" office:value-type="float" office:value="63.748640690706701">
            <text:p>63.7</text:p>
          </table:table-cell>
          <table:table-cell table:style-name="ACE-5" office:value-type="float" office:value="5.909194789660939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5B-10R-1W_0-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944.700000000001">
            <text:p>14944.7</text:p>
          </table:table-cell>
          <table:table-cell table:style-name="ACE-3" office:value-type="float" office:value="11.800000000000001">
            <text:p>11.8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6]+AVERAGE([.R166];[.S166])" office:value-type="float" office:value="-75.448668101937599">
            <text:p>−75.4486681019376</text:p>
          </table:table-cell>
          <table:table-cell table:style-name="ACE-0" table:formula="of:=AVERAGE([.R166];[.S166])" office:value-type="float" office:value="34.867929298062407">
            <text:p>34.86792929806241</text:p>
          </table:table-cell>
          <table:table-cell table:style-name="ACE-0" table:formula="of:=AVERAGE([.R166];[.S166])" office:value-type="float" office:value="34.867929298062407">
            <text:p>34.8679292980624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0.31659740000001">
            <text:p>−110.3</text:p>
          </table:table-cell>
          <table:table-cell table:style-name="ACE-5" office:value-type="float" office:value="63.831711810289001">
            <text:p>63.8</text:p>
          </table:table-cell>
          <table:table-cell table:style-name="ACE-5" office:value-type="float" office:value="5.9041467858358097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A-6R-1W_24-3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972.799999999999">
            <text:p>14972.8</text:p>
          </table:table-cell>
          <table:table-cell table:style-name="ACE-3" office:value-type="float" office:value="49.700000000000003">
            <text:p>49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7]+AVERAGE([.R167];[.S167])" office:value-type="float" office:value="-70.968923758909">
            <text:p>−70.968923758909</text:p>
          </table:table-cell>
          <table:table-cell table:style-name="ACE-0" table:formula="of:=AVERAGE([.R167];[.S167])" office:value-type="float" office:value="34.839248441091009">
            <text:p>34.83924844109101</text:p>
          </table:table-cell>
          <table:table-cell table:style-name="ACE-0" table:formula="of:=AVERAGE([.R167];[.S167])" office:value-type="float" office:value="34.839248441091009">
            <text:p>34.8392484410910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5.8081722">
            <text:p>−105.8</text:p>
          </table:table-cell>
          <table:table-cell table:style-name="ACE-5" office:value-type="float" office:value="63.763906148306802">
            <text:p>63.8</text:p>
          </table:table-cell>
          <table:table-cell table:style-name="ACE-5" office:value-type="float" office:value="5.9145907338752197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1R-1W_13-26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976">
            <text:p>14976.0</text:p>
          </table:table-cell>
          <table:table-cell table:style-name="ACE-3" office:value-type="float" office:value="22.699999999999999">
            <text:p>22.7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8]+AVERAGE([.R168];[.S168])" office:value-type="float" office:value="-79.463344476008928">
            <text:p>−79.46334447600893</text:p>
          </table:table-cell>
          <table:table-cell table:style-name="ACE-0" table:formula="of:=AVERAGE([.R168];[.S168])" office:value-type="float" office:value="34.843854023991071">
            <text:p>34.84385402399107</text:p>
          </table:table-cell>
          <table:table-cell table:style-name="ACE-0" table:formula="of:=AVERAGE([.R168];[.S168])" office:value-type="float" office:value="34.843854023991071">
            <text:p>34.84385402399107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4.3071985">
            <text:p>−114.3</text:p>
          </table:table-cell>
          <table:table-cell table:style-name="ACE-5" office:value-type="float" office:value="63.783540774739599">
            <text:p>63.8</text:p>
          </table:table-cell>
          <table:table-cell table:style-name="ACE-5" office:value-type="float" office:value="5.9041672732425399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16R-1W_3-4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4977.1">
            <text:p>14977.1</text:p>
          </table:table-cell>
          <table:table-cell table:style-name="ACE-3" office:value-type="float" office:value="17">
            <text:p>17.0</text:p>
          </table:table-cell>
          <table:table-cell table:style-name="ACE-0" office:value-type="string">
            <text:p>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69]+AVERAGE([.R169];[.S169])" office:value-type="float" office:value="-66.479882665443299">
            <text:p>−66.4798826654433</text:p>
          </table:table-cell>
          <table:table-cell table:style-name="ACE-0" table:formula="of:=AVERAGE([.R169];[.S169])" office:value-type="float" office:value="47.027000334556703">
            <text:p>47.0270003345567</text:p>
          </table:table-cell>
          <table:table-cell table:style-name="ACE-0" table:formula="of:=AVERAGE([.R169];[.S169])" office:value-type="float" office:value="47.027000334556703">
            <text:p>47.0270003345567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3.506883">
            <text:p>−113.5</text:p>
          </table:table-cell>
          <table:table-cell table:style-name="ACE-5" office:value-type="float" office:value="58.0943399876775">
            <text:p>58.1</text:p>
          </table:table-cell>
          <table:table-cell table:style-name="ACE-5" office:value-type="float" office:value="35.959660681435899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1R-2W_23-38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024">
            <text:p>15024.0</text:p>
          </table:table-cell>
          <table:table-cell table:style-name="ACE-3" office:value-type="float" office:value="12">
            <text:p>12.0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0]+AVERAGE([.R170];[.S170])" office:value-type="float" office:value="-73.56517923785745">
            <text:p>−73.56517923785745</text:p>
          </table:table-cell>
          <table:table-cell table:style-name="ACE-0" table:formula="of:=AVERAGE([.R170];[.S170])" office:value-type="float" office:value="34.827619862142555">
            <text:p>34.82761986214256</text:p>
          </table:table-cell>
          <table:table-cell table:style-name="ACE-0" table:formula="of:=AVERAGE([.R170];[.S170])" office:value-type="float" office:value="34.827619862142555">
            <text:p>34.82761986214256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8.3927991">
            <text:p>−108.4</text:p>
          </table:table-cell>
          <table:table-cell table:style-name="ACE-5" office:value-type="float" office:value="63.742618981254303">
            <text:p>63.7</text:p>
          </table:table-cell>
          <table:table-cell table:style-name="ACE-5" office:value-type="float" office:value="5.9126207430308098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1R-2W_23-38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043">
            <text:p>15043.0</text:p>
          </table:table-cell>
          <table:table-cell table:style-name="ACE-3" office:value-type="float" office:value="33.100000000000001">
            <text:p>33.1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1]+AVERAGE([.R171];[.S171])" office:value-type="float" office:value="-73.538806935981057">
            <text:p>−73.53880693598106</text:p>
          </table:table-cell>
          <table:table-cell table:style-name="ACE-0" table:formula="of:=AVERAGE([.R171];[.S171])" office:value-type="float" office:value="34.848297464018941">
            <text:p>34.84829746401894</text:p>
          </table:table-cell>
          <table:table-cell table:style-name="ACE-0" table:formula="of:=AVERAGE([.R171];[.S171])" office:value-type="float" office:value="34.848297464018941">
            <text:p>34.84829746401894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08.3871044">
            <text:p>−108.4</text:p>
          </table:table-cell>
          <table:table-cell table:style-name="ACE-5" office:value-type="float" office:value="63.785740194001903">
            <text:p>63.8</text:p>
          </table:table-cell>
          <table:table-cell table:style-name="ACE-5" office:value-type="float" office:value="5.9108547340359801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4R-1W_22-2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179.1">
            <text:p>15179.1</text:p>
          </table:table-cell>
          <table:table-cell table:style-name="ACE-3" office:value-type="float" office:value="13.4">
            <text:p>13.4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2]+AVERAGE([.R172];[.S172])" office:value-type="float" office:value="-64.687022752919546">
            <text:p>−64.68702275291955</text:p>
          </table:table-cell>
          <table:table-cell table:style-name="ACE-0" table:formula="of:=AVERAGE([.R172];[.S172])" office:value-type="float" office:value="49.859239747080451">
            <text:p>49.85923974708045</text:p>
          </table:table-cell>
          <table:table-cell table:style-name="ACE-0" table:formula="of:=AVERAGE([.R172];[.S172])" office:value-type="float" office:value="49.859239747080451">
            <text:p>49.8592397470804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4.5462625">
            <text:p>−114.5</text:p>
          </table:table-cell>
          <table:table-cell table:style-name="ACE-5" office:value-type="float" office:value="61.291114985392397">
            <text:p>61.3</text:p>
          </table:table-cell>
          <table:table-cell table:style-name="ACE-5" office:value-type="float" office:value="38.427364508768498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3R-1W_32-4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186.6">
            <text:p>15186.6</text:p>
          </table:table-cell>
          <table:table-cell table:style-name="ACE-3" office:value-type="float" office:value="17.399999999999999">
            <text:p>17.4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3]+AVERAGE([.R173];[.S173])" office:value-type="float" office:value="-76.56765319481778">
            <text:p>−76.56765319481778</text:p>
          </table:table-cell>
          <table:table-cell table:style-name="ACE-0" table:formula="of:=AVERAGE([.R173];[.S173])" office:value-type="float" office:value="34.876369105182214">
            <text:p>34.87636910518221</text:p>
          </table:table-cell>
          <table:table-cell table:style-name="ACE-0" table:formula="of:=AVERAGE([.R173];[.S173])" office:value-type="float" office:value="34.876369105182214">
            <text:p>34.8763691051822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1.4440223">
            <text:p>−111.4</text:p>
          </table:table-cell>
          <table:table-cell table:style-name="ACE-5" office:value-type="float" office:value="63.827504225654202">
            <text:p>63.8</text:p>
          </table:table-cell>
          <table:table-cell table:style-name="ACE-5" office:value-type="float" office:value="5.9252339847102196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4R-1W_24-28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211.4">
            <text:p>15211.4</text:p>
          </table:table-cell>
          <table:table-cell table:style-name="ACE-3" office:value-type="float" office:value="33.5">
            <text:p>33.5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4]+AVERAGE([.R174];[.S174])" office:value-type="float" office:value="-77.459052412274403">
            <text:p>−77.4590524122744</text:p>
          </table:table-cell>
          <table:table-cell table:style-name="ACE-0" table:formula="of:=AVERAGE([.R174];[.S174])" office:value-type="float" office:value="34.877530287725591">
            <text:p>34.87753028772559</text:p>
          </table:table-cell>
          <table:table-cell table:style-name="ACE-0" table:formula="of:=AVERAGE([.R174];[.S174])" office:value-type="float" office:value="34.877530287725591">
            <text:p>34.8775302877255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2.33658269999999">
            <text:p>−112.3</text:p>
          </table:table-cell>
          <table:table-cell table:style-name="ACE-5" office:value-type="float" office:value="63.826312816049402">
            <text:p>63.8</text:p>
          </table:table-cell>
          <table:table-cell table:style-name="ACE-5" office:value-type="float" office:value="5.9287477594017801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4R-1W_24-28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285.1">
            <text:p>15285.1</text:p>
          </table:table-cell>
          <table:table-cell table:style-name="ACE-3" office:value-type="float" office:value="17.199999999999999">
            <text:p>17.2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5]+AVERAGE([.R175];[.S175])" office:value-type="float" office:value="-77.472514553239733">
            <text:p>−77.47251455323973</text:p>
          </table:table-cell>
          <table:table-cell table:style-name="ACE-0" table:formula="of:=AVERAGE([.R175];[.S175])" office:value-type="float" office:value="34.84194904676027">
            <text:p>34.84194904676027</text:p>
          </table:table-cell>
          <table:table-cell table:style-name="ACE-0" table:formula="of:=AVERAGE([.R175];[.S175])" office:value-type="float" office:value="34.84194904676027">
            <text:p>34.84194904676027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2.3144636">
            <text:p>−112.3</text:p>
          </table:table-cell>
          <table:table-cell table:style-name="ACE-5" office:value-type="float" office:value="63.763595423405498">
            <text:p>63.8</text:p>
          </table:table-cell>
          <table:table-cell table:style-name="ACE-5" office:value-type="float" office:value="5.9203026701150403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5B-11R-1W_70-74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342.799999999999">
            <text:p>15342.8</text:p>
          </table:table-cell>
          <table:table-cell table:style-name="ACE-3" office:value-type="float" office:value="12.699999999999999">
            <text:p>12.7</text:p>
          </table:table-cell>
          <table:table-cell table:style-name="ACE-0" office:value-type="string">
            <text:p>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6]+AVERAGE([.R176];[.S176])" office:value-type="float" office:value="-65.875655257930902">
            <text:p>−65.8756552579309</text:p>
          </table:table-cell>
          <table:table-cell table:style-name="ACE-0" table:formula="of:=AVERAGE([.R176];[.S176])" office:value-type="float" office:value="47.021494242069096">
            <text:p>47.0214942420691</text:p>
          </table:table-cell>
          <table:table-cell table:style-name="ACE-0" table:formula="of:=AVERAGE([.R176];[.S176])" office:value-type="float" office:value="47.021494242069096">
            <text:p>47.0214942420691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2.8971495">
            <text:p>−112.9</text:p>
          </table:table-cell>
          <table:table-cell table:style-name="ACE-5" office:value-type="float" office:value="58.070288170223797">
            <text:p>58.1</text:p>
          </table:table-cell>
          <table:table-cell table:style-name="ACE-5" office:value-type="float" office:value="35.972700313914402">
            <text:p>36.0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17R-2W_0-1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551.299999999999">
            <text:p>15551.3</text:p>
          </table:table-cell>
          <table:table-cell table:style-name="ACE-3" office:value-type="float" office:value="12.800000000000001">
            <text:p>12.8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7]+AVERAGE([.R177];[.S177])" office:value-type="float" office:value="-79.869197691733575">
            <text:p>−79.86919769173358</text:p>
          </table:table-cell>
          <table:table-cell table:style-name="ACE-0" table:formula="of:=AVERAGE([.R177];[.S177])" office:value-type="float" office:value="34.865422408266433">
            <text:p>34.86542240826643</text:p>
          </table:table-cell>
          <table:table-cell table:style-name="ACE-0" table:formula="of:=AVERAGE([.R177];[.S177])" office:value-type="float" office:value="34.865422408266433">
            <text:p>34.86542240826643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4.7346201">
            <text:p>−114.7</text:p>
          </table:table-cell>
          <table:table-cell table:style-name="ACE-5" office:value-type="float" office:value="63.7889794891964">
            <text:p>63.8</text:p>
          </table:table-cell>
          <table:table-cell table:style-name="ACE-5" office:value-type="float" office:value="5.9418653273364601">
            <text:p>5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4A-15R-1W_16-2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5780.200000000001">
            <text:p>15780.2</text:p>
          </table:table-cell>
          <table:table-cell table:style-name="ACE-3" office:value-type="float" office:value="17.199999999999999">
            <text:p>17.2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8]+AVERAGE([.R178];[.S178])" office:value-type="float" office:value="-64.037243006046353">
            <text:p>−64.03724300604635</text:p>
          </table:table-cell>
          <table:table-cell table:style-name="ACE-0" table:formula="of:=AVERAGE([.R178];[.S178])" office:value-type="float" office:value="49.828705493953649">
            <text:p>49.82870549395365</text:p>
          </table:table-cell>
          <table:table-cell table:style-name="ACE-0" table:formula="of:=AVERAGE([.R178];[.S178])" office:value-type="float" office:value="49.828705493953649">
            <text:p>49.8287054939536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3.8659485">
            <text:p>−113.9</text:p>
          </table:table-cell>
          <table:table-cell table:style-name="ACE-5" office:value-type="float" office:value="61.237038993850497">
            <text:p>61.2</text:p>
          </table:table-cell>
          <table:table-cell table:style-name="ACE-5" office:value-type="float" office:value="38.420371994056801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5R-1W_13-20__1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6051.299999999999">
            <text:p>16051.3</text:p>
          </table:table-cell>
          <table:table-cell table:style-name="ACE-3" office:value-type="float" office:value="33.899999999999999">
            <text:p>33.9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79]+AVERAGE([.R179];[.S179])" office:value-type="float" office:value="-66.3301138774451">
            <text:p>−66.3301138774451</text:p>
          </table:table-cell>
          <table:table-cell table:style-name="ACE-0" table:formula="of:=AVERAGE([.R179];[.S179])" office:value-type="float" office:value="49.854494122554897">
            <text:p>49.8544941225549</text:p>
          </table:table-cell>
          <table:table-cell table:style-name="ACE-0" table:formula="of:=AVERAGE([.R179];[.S179])" office:value-type="float" office:value="49.854494122554897">
            <text:p>49.8544941225549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6.184608">
            <text:p>−116.2</text:p>
          </table:table-cell>
          <table:table-cell table:style-name="ACE-5" office:value-type="float" office:value="61.273192055118997">
            <text:p>61.3</text:p>
          </table:table-cell>
          <table:table-cell table:style-name="ACE-5" office:value-type="float" office:value="38.435796189990803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5R-1W_13-20__2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16157.9">
            <text:p>16157.9</text:p>
          </table:table-cell>
          <table:table-cell table:style-name="ACE-3" office:value-type="float" office:value="28.5">
            <text:p>28.5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0]+AVERAGE([.R180];[.S180])" office:value-type="float" office:value="-66.31846418666214">
            <text:p>−66.31846418666214</text:p>
          </table:table-cell>
          <table:table-cell table:style-name="ACE-0" table:formula="of:=AVERAGE([.R180];[.S180])" office:value-type="float" office:value="49.834174313337847">
            <text:p>49.83417431333785</text:p>
          </table:table-cell>
          <table:table-cell table:style-name="ACE-0" table:formula="of:=AVERAGE([.R180];[.S180])" office:value-type="float" office:value="49.834174313337847">
            <text:p>49.83417431333785</text:p>
          </table:table-cell>
          <table:table-cell table:style-name="ACE-0" office:value-type="string">
            <text:p>DeschampsEtal2012,HibbertEtal2016</text:p>
          </table:table-cell>
          <table:table-cell table:style-name="ACE-5" office:value-type="float" office:value="-116.15263849999999">
            <text:p>−116.2</text:p>
          </table:table-cell>
          <table:table-cell table:style-name="ACE-5" office:value-type="float" office:value="61.239649412466797">
            <text:p>61.2</text:p>
          </table:table-cell>
          <table:table-cell table:style-name="ACE-5" office:value-type="float" office:value="38.428699214208898">
            <text:p>38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7R-1W-70_8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29534.700000000001">
            <text:p>29534.7</text:p>
          </table:table-cell>
          <table:table-cell table:style-name="ACE-3" office:value-type="float" office:value="50.299999999999997">
            <text:p>50.3</text:p>
          </table:table-cell>
          <table:table-cell table:style-name="ACE-0" office:value-type="string">
            <text:p>Acropora_sp.(branching_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1]+AVERAGE([.R181];[.S181])" office:value-type="float" office:value="-104.15159580392452">
            <text:p>−104.1515958039245</text:p>
          </table:table-cell>
          <table:table-cell table:style-name="ACE-0" table:formula="of:=AVERAGE([.R181];[.S181])" office:value-type="float" office:value="12.117983296075476">
            <text:p>12.11798329607548</text:p>
          </table:table-cell>
          <table:table-cell table:style-name="ACE-0" table:formula="of:=AVERAGE([.R181];[.S181])" office:value-type="float" office:value="12.117983296075476">
            <text:p>12.11798329607548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16.2695791">
            <text:p>−116.3</text:p>
          </table:table-cell>
          <table:table-cell table:style-name="ACE-5" office:value-type="float" office:value="19.847361659505001">
            <text:p>19.8</text:p>
          </table:table-cell>
          <table:table-cell table:style-name="ACE-5" office:value-type="float" office:value="4.3886049326459498">
            <text:p>4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6R-2W-13_1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29602.299999999999">
            <text:p>29602.3</text:p>
          </table:table-cell>
          <table:table-cell table:style-name="ACE-3" office:value-type="float" office:value="50.399999999999999">
            <text:p>50.4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2]+AVERAGE([.R182];[.S182])" office:value-type="float" office:value="-80.048128480694686">
            <text:p>−80.0481284806947</text:p>
          </table:table-cell>
          <table:table-cell table:style-name="ACE-0" table:formula="of:=AVERAGE([.R182];[.S182])" office:value-type="float" office:value="35.501177819305305">
            <text:p>35.5011778193053</text:p>
          </table:table-cell>
          <table:table-cell table:style-name="ACE-0" table:formula="of:=AVERAGE([.R182];[.S182])" office:value-type="float" office:value="35.501177819305305">
            <text:p>35.5011778193053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15.5493063">
            <text:p>−115.5</text:p>
          </table:table-cell>
          <table:table-cell table:style-name="ACE-5" office:value-type="float" office:value="64.149998653746493">
            <text:p>64.1</text:p>
          </table:table-cell>
          <table:table-cell table:style-name="ACE-5" office:value-type="float" office:value="6.8523569848641204">
            <text:p>6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6R-2W-13_1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29629">
            <text:p>29629.0</text:p>
          </table:table-cell>
          <table:table-cell table:style-name="ACE-3" office:value-type="float" office:value="39.299999999999997">
            <text:p>39.3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3]+AVERAGE([.R183];[.S183])" office:value-type="float" office:value="-80.054978774406408">
            <text:p>−80.0549787744064</text:p>
          </table:table-cell>
          <table:table-cell table:style-name="ACE-0" table:formula="of:=AVERAGE([.R183];[.S183])" office:value-type="float" office:value="35.486320925593589">
            <text:p>35.4863209255936</text:p>
          </table:table-cell>
          <table:table-cell table:style-name="ACE-0" table:formula="of:=AVERAGE([.R183];[.S183])" office:value-type="float" office:value="35.486320925593589">
            <text:p>35.4863209255936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15.5412997">
            <text:p>−115.5</text:p>
          </table:table-cell>
          <table:table-cell table:style-name="ACE-5" office:value-type="float" office:value="64.132263219694394">
            <text:p>64.1</text:p>
          </table:table-cell>
          <table:table-cell table:style-name="ACE-5" office:value-type="float" office:value="6.8403786314927801">
            <text:p>6.8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7R-1W-70_8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29679.099999999999">
            <text:p>29679.1</text:p>
          </table:table-cell>
          <table:table-cell table:style-name="ACE-3" office:value-type="float" office:value="35.700000000000003">
            <text:p>35.7</text:p>
          </table:table-cell>
          <table:table-cell table:style-name="ACE-0" office:value-type="string">
            <text:p>Acropora_sp.(branching_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4]+AVERAGE([.R184];[.S184])" office:value-type="float" office:value="-104.19572720956499">
            <text:p>−104.195727209565</text:p>
          </table:table-cell>
          <table:table-cell table:style-name="ACE-0" table:formula="of:=AVERAGE([.R184];[.S184])" office:value-type="float" office:value="12.030557190435001">
            <text:p>12.030557190435</text:p>
          </table:table-cell>
          <table:table-cell table:style-name="ACE-0" table:formula="of:=AVERAGE([.R184];[.S184])" office:value-type="float" office:value="12.030557190435001">
            <text:p>12.030557190435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16.2262844">
            <text:p>−116.2</text:p>
          </table:table-cell>
          <table:table-cell table:style-name="ACE-5" office:value-type="float" office:value="19.654271764611">
            <text:p>19.7</text:p>
          </table:table-cell>
          <table:table-cell table:style-name="ACE-5" office:value-type="float" office:value="4.4068426162590004">
            <text:p>4.4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7R-1W-5_1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29828.599999999999">
            <text:p>29828.6</text:p>
          </table:table-cell>
          <table:table-cell table:style-name="ACE-3" office:value-type="float" office:value="35.899999999999999">
            <text:p>35.9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5]+AVERAGE([.R185];[.S185])" office:value-type="float" office:value="-80.029460010783296">
            <text:p>−80.0294600107833</text:p>
          </table:table-cell>
          <table:table-cell table:style-name="ACE-0" table:formula="of:=AVERAGE([.R185];[.S185])" office:value-type="float" office:value="35.501945489216709">
            <text:p>35.5019454892167</text:p>
          </table:table-cell>
          <table:table-cell table:style-name="ACE-0" table:formula="of:=AVERAGE([.R185];[.S185])" office:value-type="float" office:value="35.501945489216709">
            <text:p>35.5019454892167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15.53140550000001">
            <text:p>−115.5</text:p>
          </table:table-cell>
          <table:table-cell table:style-name="ACE-5" office:value-type="float" office:value="64.132512939410503">
            <text:p>64.1</text:p>
          </table:table-cell>
          <table:table-cell table:style-name="ACE-5" office:value-type="float" office:value="6.87137803902292">
            <text:p>6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8R-1W-19_2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29839.200000000001">
            <text:p>29839.2</text:p>
          </table:table-cell>
          <table:table-cell table:style-name="ACE-3" office:value-type="float" office:value="51">
            <text:p>51.0</text:p>
          </table:table-cell>
          <table:table-cell table:style-name="ACE-0" office:value-type="string">
            <text:p>Foliaceous_pachyseris_(ref_43)_-_is_this_Pacyseris_foli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6]+AVERAGE([.R186];[.S186])" office:value-type="float" office:value="-115.94781591438556">
            <text:p>−115.9478159143856</text:p>
          </table:table-cell>
          <table:table-cell table:style-name="ACE-0" table:formula="of:=AVERAGE([.R186];[.S186])" office:value-type="float" office:value="7.1904156856144352">
            <text:p>7.19041568561444</text:p>
          </table:table-cell>
          <table:table-cell table:style-name="ACE-0" table:formula="of:=AVERAGE([.R186];[.S186])" office:value-type="float" office:value="7.1904156856144352">
            <text:p>7.19041568561444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23.1382316">
            <text:p>−123.1</text:p>
          </table:table-cell>
          <table:table-cell table:style-name="ACE-5" office:value-type="float" office:value="8.2228945400299001">
            <text:p>8.2</text:p>
          </table:table-cell>
          <table:table-cell table:style-name="ACE-5" office:value-type="float" office:value="6.1579368311989704">
            <text:p>6.2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B-17R-1W-5_10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29855.299999999999">
            <text:p>29855.3</text:p>
          </table:table-cell>
          <table:table-cell table:style-name="ACE-3" office:value-type="float" office:value="39.899999999999999">
            <text:p>39.9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7]+AVERAGE([.R187];[.S187])" office:value-type="float" office:value="-80.057399475485425">
            <text:p>−80.0573994754854</text:p>
          </table:table-cell>
          <table:table-cell table:style-name="ACE-0" table:formula="of:=AVERAGE([.R187];[.S187])" office:value-type="float" office:value="35.465999024514574">
            <text:p>35.4659990245146</text:p>
          </table:table-cell>
          <table:table-cell table:style-name="ACE-0" table:formula="of:=AVERAGE([.R187];[.S187])" office:value-type="float" office:value="35.465999024514574">
            <text:p>35.4659990245146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15.5233985">
            <text:p>−115.5</text:p>
          </table:table-cell>
          <table:table-cell table:style-name="ACE-5" office:value-type="float" office:value="64.078659661095202">
            <text:p>64.1</text:p>
          </table:table-cell>
          <table:table-cell table:style-name="ACE-5" office:value-type="float" office:value="6.8533383879339498">
            <text:p>6.9</text:p>
          </table:table-cell>
          <table:table-cell table:number-columns-repeated="237" table:style-name="ACE-0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8R-1W-19_2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30158.200000000001">
            <text:p>30158.2</text:p>
          </table:table-cell>
          <table:table-cell table:style-name="ACE-3" office:value-type="float" office:value="43.100000000000001">
            <text:p>43.1</text:p>
          </table:table-cell>
          <table:table-cell table:style-name="ACE-0" office:value-type="string">
            <text:p>Foliaceous_pachyseris_(ref_43)_-_is_this_Pacyseris_foli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8]+AVERAGE([.R188];[.S188])" office:value-type="float" office:value="-115.82344910850175">
            <text:p>−115.8234491085017</text:p>
          </table:table-cell>
          <table:table-cell table:style-name="ACE-0" table:formula="of:=AVERAGE([.R188];[.S188])" office:value-type="float" office:value="7.2190981914982455">
            <text:p>7.219098191498245</text:p>
          </table:table-cell>
          <table:table-cell table:style-name="ACE-0" table:formula="of:=AVERAGE([.R188];[.S188])" office:value-type="float" office:value="7.2190981914982455">
            <text:p>7.219098191498245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23.0425473">
            <text:p>−123.0</text:p>
          </table:table-cell>
          <table:table-cell table:style-name="ACE-5" office:value-type="float" office:value="8.2527881451723104">
            <text:p>8.3</text:p>
          </table:table-cell>
          <table:table-cell table:style-name="ACE-5" office:value-type="float" office:value="6.1854082378241797">
            <text:p>6.2</text:p>
          </table:table-cell>
          <table:table-cell table:number-columns-repeated="224" table:style-name="ACE-0"/>
          <table:table-cell table:number-columns-repeated="13" table:style-name="Gnumeric-default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18R-1W-19_28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30198.299999999999">
            <text:p>30198.3</text:p>
          </table:table-cell>
          <table:table-cell table:style-name="ACE-3" office:value-type="float" office:value="51.799999999999997">
            <text:p>51.8</text:p>
          </table:table-cell>
          <table:table-cell table:style-name="ACE-0" office:value-type="string">
            <text:p>Foliaceous_pachyseris_(ref_43)_-_is_this_Pacyseris_foliosa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89]+AVERAGE([.R189];[.S189])" office:value-type="float" office:value="-115.81409960069982">
            <text:p>−115.8140996006998</text:p>
          </table:table-cell>
          <table:table-cell table:style-name="ACE-0" table:formula="of:=AVERAGE([.R189];[.S189])" office:value-type="float" office:value="7.2164006993001797">
            <text:p>7.21640069930018</text:p>
          </table:table-cell>
          <table:table-cell table:style-name="ACE-0" table:formula="of:=AVERAGE([.R189];[.S189])" office:value-type="float" office:value="7.2164006993001797">
            <text:p>7.21640069930018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23.0305003">
            <text:p>−123.0</text:p>
          </table:table-cell>
          <table:table-cell table:style-name="ACE-5" office:value-type="float" office:value="8.2312517632762496">
            <text:p>8.2</text:p>
          </table:table-cell>
          <table:table-cell table:style-name="ACE-5" office:value-type="float" office:value="6.2015496353241097">
            <text:p>6.2</text:p>
          </table:table-cell>
          <table:table-cell table:number-columns-repeated="224" table:style-name="ACE-0"/>
          <table:table-cell table:number-columns-repeated="13" table:style-name="Gnumeric-default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20R-2W-0_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30797">
            <text:p>30797.0</text:p>
          </table:table-cell>
          <table:table-cell table:style-name="ACE-3" office:value-type="float" office:value="37.399999999999999">
            <text:p>37.4</text:p>
          </table:table-cell>
          <table:table-cell table:style-name="ACE-0" office:value-type="string">
            <text:p>Acropora_sp.(branching_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90]+AVERAGE([.R190];[.S190])" office:value-type="float" office:value="-116.4244656043162">
            <text:p>−116.424465604316</text:p>
          </table:table-cell>
          <table:table-cell table:style-name="ACE-0" table:formula="of:=AVERAGE([.R190];[.S190])" office:value-type="float" office:value="12.136428495683816">
            <text:p>12.13642849568382</text:p>
          </table:table-cell>
          <table:table-cell table:style-name="ACE-0" table:formula="of:=AVERAGE([.R190];[.S190])" office:value-type="float" office:value="12.136428495683816">
            <text:p>12.13642849568382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28.56089410000001">
            <text:p>−128.6</text:p>
          </table:table-cell>
          <table:table-cell table:style-name="ACE-5" office:value-type="float" office:value="19.7955986062478">
            <text:p>19.8</text:p>
          </table:table-cell>
          <table:table-cell table:style-name="ACE-5" office:value-type="float" office:value="4.4772583851198302">
            <text:p>4.5</text:p>
          </table:table-cell>
          <table:table-cell table:number-columns-repeated="224" table:style-name="ACE-0"/>
          <table:table-cell table:number-columns-repeated="13" table:style-name="Gnumeric-default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D-20R-2W-0_5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31019.900000000001">
            <text:p>31019.9</text:p>
          </table:table-cell>
          <table:table-cell table:style-name="ACE-3" office:value-type="float" office:value="42.299999999999997">
            <text:p>42.3</text:p>
          </table:table-cell>
          <table:table-cell table:style-name="ACE-0" office:value-type="string">
            <text:p>Acropora_sp.(branching_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91]+AVERAGE([.R191];[.S191])" office:value-type="float" office:value="-116.35754545017082">
            <text:p>−116.3575454501708</text:p>
          </table:table-cell>
          <table:table-cell table:style-name="ACE-0" table:formula="of:=AVERAGE([.R191];[.S191])" office:value-type="float" office:value="12.13649144982918">
            <text:p>12.1364914498292</text:p>
          </table:table-cell>
          <table:table-cell table:style-name="ACE-0" table:formula="of:=AVERAGE([.R191];[.S191])" office:value-type="float" office:value="12.13649144982918">
            <text:p>12.1364914498292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28.4940369">
            <text:p>−128.5</text:p>
          </table:table-cell>
          <table:table-cell table:style-name="ACE-5" office:value-type="float" office:value="19.759051021205298">
            <text:p>19.8</text:p>
          </table:table-cell>
          <table:table-cell table:style-name="ACE-5" office:value-type="float" office:value="4.51393187845306">
            <text:p>4.5</text:p>
          </table:table-cell>
          <table:table-cell table:number-columns-repeated="224" table:style-name="ACE-0"/>
          <table:table-cell table:number-columns-repeated="13" table:style-name="Gnumeric-default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18R-1W-80_8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31671.799999999999">
            <text:p>31671.8</text:p>
          </table:table-cell>
          <table:table-cell table:style-name="ACE-3" office:value-type="float" office:value="38.700000000000003">
            <text:p>38.7</text:p>
          </table:table-cell>
          <table:table-cell table:style-name="ACE-0" office:value-type="string">
            <text:p>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92]+AVERAGE([.R192];[.S192])" office:value-type="float" office:value="-64.823292871013848">
            <text:p>−64.8232928710138</text:p>
          </table:table-cell>
          <table:table-cell table:style-name="ACE-0" table:formula="of:=AVERAGE([.R192];[.S192])" office:value-type="float" office:value="47.125167428986146">
            <text:p>47.12516742898615</text:p>
          </table:table-cell>
          <table:table-cell table:style-name="ACE-0" table:formula="of:=AVERAGE([.R192];[.S192])" office:value-type="float" office:value="47.125167428986146">
            <text:p>47.12516742898615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11.94846029999999">
            <text:p>−111.9</text:p>
          </table:table-cell>
          <table:table-cell table:style-name="ACE-5" office:value-type="float" office:value="58.194989656428298">
            <text:p>58.2</text:p>
          </table:table-cell>
          <table:table-cell table:style-name="ACE-5" office:value-type="float" office:value="36.055345201544">
            <text:p>36.1</text:p>
          </table:table-cell>
          <table:table-cell table:number-columns-repeated="224" table:style-name="ACE-0"/>
          <table:table-cell table:number-columns-repeated="13" table:style-name="Gnumeric-default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C-18R-1W-80_8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31903.900000000001">
            <text:p>31903.9</text:p>
          </table:table-cell>
          <table:table-cell table:style-name="ACE-3" office:value-type="float" office:value="43.399999999999999">
            <text:p>43.4</text:p>
          </table:table-cell>
          <table:table-cell table:style-name="ACE-0" office:value-type="string">
            <text:p>Montipora_sp._(encrust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93]+AVERAGE([.R193];[.S193])" office:value-type="float" office:value="-64.715726048783296">
            <text:p>−64.7157260487833</text:p>
          </table:table-cell>
          <table:table-cell table:style-name="ACE-0" table:formula="of:=AVERAGE([.R193];[.S193])" office:value-type="float" office:value="47.163097151216704">
            <text:p>47.1630971512167</text:p>
          </table:table-cell>
          <table:table-cell table:style-name="ACE-0" table:formula="of:=AVERAGE([.R193];[.S193])" office:value-type="float" office:value="47.163097151216704">
            <text:p>47.1630971512167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11.8788232">
            <text:p>−111.9</text:p>
          </table:table-cell>
          <table:table-cell table:style-name="ACE-5" office:value-type="float" office:value="58.257103806957197">
            <text:p>58.3</text:p>
          </table:table-cell>
          <table:table-cell table:style-name="ACE-5" office:value-type="float" office:value="36.069090495476203">
            <text:p>36.1</text:p>
          </table:table-cell>
          <table:table-cell table:number-columns-repeated="224" table:style-name="ACE-0"/>
          <table:table-cell table:number-columns-repeated="13" table:style-name="Gnumeric-default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E-12R-2W-86_10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32950.5">
            <text:p>32950.5</text:p>
          </table:table-cell>
          <table:table-cell table:style-name="ACE-3" office:value-type="float" office:value="57.200000000000003">
            <text:p>57.2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94]+AVERAGE([.R194];[.S194])" office:value-type="float" office:value="-68.048098153051626">
            <text:p>−68.0480981530516</text:p>
          </table:table-cell>
          <table:table-cell table:style-name="ACE-0" table:formula="of:=AVERAGE([.R194];[.S194])" office:value-type="float" office:value="35.626742546948378">
            <text:p>35.6267425469484</text:p>
          </table:table-cell>
          <table:table-cell table:style-name="ACE-0" table:formula="of:=AVERAGE([.R194];[.S194])" office:value-type="float" office:value="35.626742546948378">
            <text:p>35.6267425469484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03.6748407">
            <text:p>−103.7</text:p>
          </table:table-cell>
          <table:table-cell table:style-name="ACE-5" office:value-type="float" office:value="64.166060367807901">
            <text:p>64.2</text:p>
          </table:table-cell>
          <table:table-cell table:style-name="ACE-5" office:value-type="float" office:value="7.0874247260888499">
            <text:p>7.1</text:p>
          </table:table-cell>
          <table:table-cell table:number-columns-repeated="224" table:style-name="ACE-0"/>
          <table:table-cell table:number-columns-repeated="13" table:style-name="Gnumeric-default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09E-12R-2W-86_107</text:p>
          </table:table-cell>
          <table:table-cell table:style-name="ACE-2" office:value-type="float" office:value="-17.5">
            <text:p>−17.500</text:p>
          </table:table-cell>
          <table:table-cell table:style-name="ACE-2" office:value-type="float" office:value="-149.38333333333333">
            <text:p>−149.383</text:p>
          </table:table-cell>
          <table:table-cell table:style-name="ACE-3" office:value-type="float" office:value="32995.400000000001">
            <text:p>32995.4</text:p>
          </table:table-cell>
          <table:table-cell table:style-name="ACE-3" office:value-type="float" office:value="40.399999999999999">
            <text:p>40.4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95]+AVERAGE([.R195];[.S195])" office:value-type="float" office:value="-68.041220845318577">
            <text:p>−68.0412208453186</text:p>
          </table:table-cell>
          <table:table-cell table:style-name="ACE-0" table:formula="of:=AVERAGE([.R195];[.S195])" office:value-type="float" office:value="35.620162154681431">
            <text:p>35.6201621546814</text:p>
          </table:table-cell>
          <table:table-cell table:style-name="ACE-0" table:formula="of:=AVERAGE([.R195];[.S195])" office:value-type="float" office:value="35.620162154681431">
            <text:p>35.6201621546814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03.661383">
            <text:p>−103.7</text:p>
          </table:table-cell>
          <table:table-cell table:style-name="ACE-5" office:value-type="float" office:value="64.165306237607098">
            <text:p>64.2</text:p>
          </table:table-cell>
          <table:table-cell table:style-name="ACE-5" office:value-type="float" office:value="7.0750180717557702">
            <text:p>7.1</text:p>
          </table:table-cell>
          <table:table-cell table:number-columns-repeated="224" table:style-name="ACE-0"/>
          <table:table-cell table:number-columns-repeated="13" table:style-name="Gnumeric-default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1R-2W-13_20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44014.300000000003">
            <text:p>44014.3</text:p>
          </table:table-cell>
          <table:table-cell table:style-name="ACE-3" office:value-type="float" office:value="98.099999999999994">
            <text:p>98.1</text:p>
          </table:table-cell>
          <table:table-cell table:style-name="ACE-0" office:value-type="string">
            <text:p>Pocillopora_sp._(robust_branching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96]+AVERAGE([.R196];[.S196])" office:value-type="float" office:value="-49.935309232113354">
            <text:p>−49.93530923211335</text:p>
          </table:table-cell>
          <table:table-cell table:style-name="ACE-0" table:formula="of:=AVERAGE([.R196];[.S196])" office:value-type="float" office:value="50.020407347886646">
            <text:p>50.02040734788665</text:p>
          </table:table-cell>
          <table:table-cell table:style-name="ACE-0" table:formula="of:=AVERAGE([.R196];[.S196])" office:value-type="float" office:value="50.020407347886646">
            <text:p>50.02040734788665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99.955716580000001">
            <text:p>−100.0</text:p>
          </table:table-cell>
          <table:table-cell table:style-name="ACE-5" office:value-type="float" office:value="61.3686480414136">
            <text:p>61.4</text:p>
          </table:table-cell>
          <table:table-cell table:style-name="ACE-5" office:value-type="float" office:value="38.6721666543597">
            <text:p>38.7</text:p>
          </table:table-cell>
          <table:table-cell table:number-columns-repeated="224" table:style-name="ACE-0"/>
          <table:table-cell table:number-columns-repeated="13" table:style-name="Gnumeric-default"/>
        </table:table-row>
        <table:table-row table:style-name="AROW-1">
          <table:table-cell table:style-name="ACE-0" office:value-type="string">
            <text:p>Tahiti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10-M0020A-25R-3W-11_13</text:p>
          </table:table-cell>
          <table:table-cell table:style-name="ACE-2" office:value-type="float" office:value="-17.533333333333335">
            <text:p>−17.533</text:p>
          </table:table-cell>
          <table:table-cell table:style-name="ACE-2" office:value-type="float" office:value="-149.58333333333334">
            <text:p>−149.583</text:p>
          </table:table-cell>
          <table:table-cell table:style-name="ACE-3" office:value-type="float" office:value="64530.300000000003">
            <text:p>64530.3</text:p>
          </table:table-cell>
          <table:table-cell table:style-name="ACE-3" office:value-type="float" office:value="158.09999999999999">
            <text:p>158.1</text:p>
          </table:table-cell>
          <table:table-cell table:style-name="ACE-0" office:value-type="string">
            <text:p>Porites_sp._(massive)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Q197]+AVERAGE([.R197];[.S197])" office:value-type="float" office:value="-67.928376602838952">
            <text:p>−67.928376602839</text:p>
          </table:table-cell>
          <table:table-cell table:style-name="ACE-0" table:formula="of:=AVERAGE([.R197];[.S197])" office:value-type="float" office:value="36.992538697161052">
            <text:p>36.9925386971611</text:p>
          </table:table-cell>
          <table:table-cell table:style-name="ACE-0" table:formula="of:=AVERAGE([.R197];[.S197])" office:value-type="float" office:value="36.992538697161052">
            <text:p>36.9925386971611</text:p>
          </table:table-cell>
          <table:table-cell table:style-name="ACE-0" office:value-type="string">
            <text:p>ThomasEtal2009,HibbertEtal2016</text:p>
          </table:table-cell>
          <table:table-cell table:style-name="ACE-5" office:value-type="float" office:value="-104.9209153">
            <text:p>−104.9</text:p>
          </table:table-cell>
          <table:table-cell table:style-name="ACE-5" office:value-type="float" office:value="64.434086413954901">
            <text:p>64.4</text:p>
          </table:table-cell>
          <table:table-cell table:style-name="ACE-5" office:value-type="float" office:value="9.5509909803672102">
            <text:p>9.6</text:p>
          </table:table-cell>
          <table:table-cell table:number-columns-repeated="224" table:style-name="ACE-0"/>
          <table:table-cell table:number-columns-repeated="13" table:style-name="Gnumeric-default"/>
        </table:table-row>
        <table:table-row table:style-name="AROW-0" table:number-rows-repeated="6532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0" gnm:cursor-row="180">
          <gnm:selection gnm:start-col="0" gnm:start-row="180" gnm:end-col="18" gnm:end-row="19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1:53:2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